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3.973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1.307cm"/>
    </style:style>
    <style:style style:name="co14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lt;0.5" style:apply-style-name="Good" style:base-cell-address="Components.K3"/>
      <style:map style:condition="cell-content()&gt;1" style:apply-style-name="Error" style:base-cell-address="Components.K3"/>
      <style:map style:condition="cell-content()&gt;0.75" style:apply-style-name="Warning" style:base-cell-address="Components.K3"/>
    </style:style>
    <style:style style:name="ce33" style:family="table-cell" style:parent-style-name="Default" style:data-style-name="N2">
      <style:map style:condition="cell-content()&lt;0.5" style:apply-style-name="Good" style:base-cell-address="Components.K3"/>
      <style:map style:condition="cell-content()&gt;1" style:apply-style-name="Error" style:base-cell-address="Components.K3"/>
      <style:map style:condition="cell-content()&gt;0.7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0.5" style:apply-style-name="Good" style:base-cell-address="Components.K3"/>
      <style:map style:condition="cell-content()&gt;1" style:apply-style-name="Error" style:base-cell-address="Components.K3"/>
      <style:map style:condition="cell-content()&gt;0.75" style:apply-style-name="Warning" style:base-cell-address="Components.K3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650953"/>
      <style:text-properties fo:color="#ffffff"/>
    </style:style>
    <style:style style:name="ce12" style:family="table-cell" style:parent-style-name="Default">
      <style:table-cell-properties fo:background-color="#800080"/>
      <style:text-properties fo:color="#00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ffff00"/>
      <style:text-properties fo:color="#000000"/>
    </style:style>
    <style:style style:name="ce17" style:family="table-cell" style:parent-style-name="Default">
      <style:table-cell-properties fo:background-color="#ff8000"/>
      <style:text-properties fo:color="#000000"/>
    </style:style>
    <style:style style:name="ce18" style:family="table-cell" style:parent-style-name="Default">
      <style:table-cell-properties fo:background-color="#ff0000"/>
      <style:text-properties fo:color="#000000"/>
    </style:style>
    <style:style style:name="ce19" style:family="table-cell" style:parent-style-name="Default">
      <style:table-cell-properties fo:background-color="#8d281e"/>
      <style:text-properties fo:color="#ffffff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2" table:default-cell-style-name="ce22"/>
        <table:table-column table:style-name="co3" table:default-cell-style-name="ce23"/>
        <table:table-column table:style-name="co4" table:default-cell-style-name="ce24"/>
        <table:table-column table:style-name="co5" table:default-cell-style-name="ce25"/>
        <table:table-column table:style-name="co6" table:default-cell-style-name="ce26"/>
        <table:table-column table:style-name="co6" table:default-cell-style-name="ce27"/>
        <table:table-column table:style-name="co6" table:default-cell-style-name="ce28"/>
        <table:table-column table:style-name="co7" table:default-cell-style-name="ce29"/>
        <table:table-column table:style-name="co8" table:default-cell-style-name="ce32"/>
        <table:table-column table:style-name="co9" table:default-cell-style-name="ce33"/>
        <table:table-column table:style-name="co8" table:default-cell-style-name="ce33"/>
        <table:table-column table:style-name="co8" table:default-cell-style-name="ce36"/>
        <table:table-column table:style-name="co10" table:default-cell-style-name="Default"/>
        <table:table-column table:style-name="co11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<text:s text:c="2"/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office:value-type="string" calcext:value-type="string">
            <text:p><text:s/>URL</text:p>
          </table:table-cell>
          <table:table-cell office:value-type="string" calcext:value-type="string">
            <text:p>Category</text:p>
          </table:table-cell>
          <table:table-cell table:number-columns-repeated="1008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10" table:number-columns-repeated="1010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3] &lt; [$Photodiode.$D$2]; (([$Photodiode.$D$2] - [.A3]) / ([$Photodiode.$D$2] - [$Photodiode.$B$2])); (([.A3] - [$Photodiode.$D$2]) / ([$Photodiode.$C$2] - [$Photodiode.$D$2])))" office:value-type="float" office:value="3.27272727272727" calcext:value-type="float">
            <text:p>3.27</text:p>
          </table:table-cell>
          <table:table-cell table:formula="of:=IF([.A3] &lt; [$Photodiode.$D$3]; (([$Photodiode.$D$3] - [.A3]) / ([$Photodiode.$D$3] - [$Photodiode.$B$3])); (([.A3] - [$Photodiode.$D$3]) / ([$Photodiode.$C$3] - [$Photodiode.$D$3])))" office:value-type="float" office:value="2.96428571428571" calcext:value-type="float">
            <text:p>2.96</text:p>
          </table:table-cell>
          <table:table-cell table:formula="of:=IF([.A3] &lt; [$Photodiode.$D$4]; (([$Photodiode.$D$4] - [.A3]) / ([$Photodiode.$D$4] - [$Photodiode.$B$4])); (([.A3] - [$Photodiode.$D$4]) / ([$Photodiode.$C$4] - [$Photodiode.$D$4])))" office:value-type="float" office:value="4.4375" calcext:value-type="float">
            <text:p>4.44</text:p>
          </table:table-cell>
          <table:table-cell table:formula="of:=IF([.A3] &lt; [$Photodiode.$D$5]; (([$Photodiode.$D$5] - [.A3]) / ([$Photodiode.$D$5] - [$Photodiode.$B$5])); (([.A3] - [$Photodiode.$D$5]) / ([$Photodiode.$C$5] - [$Photodiode.$D$5])))" office:value-type="float" office:value="0.583333333333333" calcext:value-type="float">
            <text:p>0.58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4] &lt; [$Photodiode.$D$2]; (([$Photodiode.$D$2] - [.A4]) / ([$Photodiode.$D$2] - [$Photodiode.$B$2])); (([.A4] - [$Photodiode.$D$2]) / ([$Photodiode.$C$2] - [$Photodiode.$D$2])))" office:value-type="float" office:value="2.96969696969697" calcext:value-type="float">
            <text:p>2.97</text:p>
          </table:table-cell>
          <table:table-cell table:formula="of:=IF([.A4] &lt; [$Photodiode.$D$3]; (([$Photodiode.$D$3] - [.A4]) / ([$Photodiode.$D$3] - [$Photodiode.$B$3])); (([.A4] - [$Photodiode.$D$3]) / ([$Photodiode.$C$3] - [$Photodiode.$D$3])))" office:value-type="float" office:value="2.60714285714286" calcext:value-type="float">
            <text:p>2.61</text:p>
          </table:table-cell>
          <table:table-cell table:formula="of:=IF([.A4] &lt; [$Photodiode.$D$4]; (([$Photodiode.$D$4] - [.A4]) / ([$Photodiode.$D$4] - [$Photodiode.$B$4])); (([.A4] - [$Photodiode.$D$4]) / ([$Photodiode.$C$4] - [$Photodiode.$D$4])))" office:value-type="float" office:value="3.8125" calcext:value-type="float">
            <text:p>3.81</text:p>
          </table:table-cell>
          <table:table-cell table:formula="of:=IF([.A4] &lt; [$Photodiode.$D$5]; (([$Photodiode.$D$5] - [.A4]) / ([$Photodiode.$D$5] - [$Photodiode.$B$5])); (([.A4] - [$Photodiode.$D$5]) / ([$Photodiode.$C$5] - [$Photodiode.$D$5])))" office:value-type="float" office:value="0.0384615384615385" calcext:value-type="float">
            <text:p>0.04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IF([.A5] &lt; [$Photodiode.$D$2]; (([$Photodiode.$D$2] - [.A5]) / ([$Photodiode.$D$2] - [$Photodiode.$B$2])); (([.A5] - [$Photodiode.$D$2]) / ([$Photodiode.$C$2] - [$Photodiode.$D$2])))" office:value-type="float" office:value="2.81818181818182" calcext:value-type="float">
            <text:p>2.82</text:p>
          </table:table-cell>
          <table:table-cell table:formula="of:=IF([.A5] &lt; [$Photodiode.$D$3]; (([$Photodiode.$D$3] - [.A5]) / ([$Photodiode.$D$3] - [$Photodiode.$B$3])); (([.A5] - [$Photodiode.$D$3]) / ([$Photodiode.$C$3] - [$Photodiode.$D$3])))" office:value-type="float" office:value="2.42857142857143" calcext:value-type="float">
            <text:p>2.43</text:p>
          </table:table-cell>
          <table:table-cell table:formula="of:=IF([.A5] &lt; [$Photodiode.$D$4]; (([$Photodiode.$D$4] - [.A5]) / ([$Photodiode.$D$4] - [$Photodiode.$B$4])); (([.A5] - [$Photodiode.$D$4]) / ([$Photodiode.$C$4] - [$Photodiode.$D$4])))" office:value-type="float" office:value="3.5" calcext:value-type="float">
            <text:p>3.50</text:p>
          </table:table-cell>
          <table:table-cell table:formula="of:=IF([.A5] &lt; [$Photodiode.$D$5]; (([$Photodiode.$D$5] - [.A5]) / ([$Photodiode.$D$5] - [$Photodiode.$B$5])); (([.A5] - [$Photodiode.$D$5]) / ([$Photodiode.$C$5] - [$Photodiode.$D$5])))" office:value-type="float" office:value="0.102564102564103" calcext:value-type="float">
            <text:p>0.10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6] &lt; [$Photodiode.$D$2]; (([$Photodiode.$D$2] - [.A6]) / ([$Photodiode.$D$2] - [$Photodiode.$B$2])); (([.A6] - [$Photodiode.$D$2]) / ([$Photodiode.$C$2] - [$Photodiode.$D$2])))" office:value-type="float" office:value="2.66666666666667" calcext:value-type="float">
            <text:p>2.67</text:p>
          </table:table-cell>
          <table:table-cell table:formula="of:=IF([.A6] &lt; [$Photodiode.$D$3]; (([$Photodiode.$D$3] - [.A6]) / ([$Photodiode.$D$3] - [$Photodiode.$B$3])); (([.A6] - [$Photodiode.$D$3]) / ([$Photodiode.$C$3] - [$Photodiode.$D$3])))" office:value-type="float" office:value="2.25" calcext:value-type="float">
            <text:p>2.25</text:p>
          </table:table-cell>
          <table:table-cell table:formula="of:=IF([.A6] &lt; [$Photodiode.$D$4]; (([$Photodiode.$D$4] - [.A6]) / ([$Photodiode.$D$4] - [$Photodiode.$B$4])); (([.A6] - [$Photodiode.$D$4]) / ([$Photodiode.$C$4] - [$Photodiode.$D$4])))" office:value-type="float" office:value="3.1875" calcext:value-type="float">
            <text:p>3.19</text:p>
          </table:table-cell>
          <table:table-cell table:formula="of:=IF([.A6] &lt; [$Photodiode.$D$5]; (([$Photodiode.$D$5] - [.A6]) / ([$Photodiode.$D$5] - [$Photodiode.$B$5])); (([.A6] - [$Photodiode.$D$5]) / ([$Photodiode.$C$5] - [$Photodiode.$D$5])))" office:value-type="float" office:value="0.166666666666667" calcext:value-type="float">
            <text:p>0.17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7] &lt; [$Photodiode.$D$2]; (([$Photodiode.$D$2] - [.A7]) / ([$Photodiode.$D$2] - [$Photodiode.$B$2])); (([.A7] - [$Photodiode.$D$2]) / ([$Photodiode.$C$2] - [$Photodiode.$D$2])))" office:value-type="float" office:value="2.21212121212121" calcext:value-type="float">
            <text:p>2.21</text:p>
          </table:table-cell>
          <table:table-cell table:formula="of:=IF([.A7] &lt; [$Photodiode.$D$3]; (([$Photodiode.$D$3] - [.A7]) / ([$Photodiode.$D$3] - [$Photodiode.$B$3])); (([.A7] - [$Photodiode.$D$3]) / ([$Photodiode.$C$3] - [$Photodiode.$D$3])))" office:value-type="float" office:value="1.71428571428571" calcext:value-type="float">
            <text:p>1.71</text:p>
          </table:table-cell>
          <table:table-cell table:formula="of:=IF([.A7] &lt; [$Photodiode.$D$4]; (([$Photodiode.$D$4] - [.A7]) / ([$Photodiode.$D$4] - [$Photodiode.$B$4])); (([.A7] - [$Photodiode.$D$4]) / ([$Photodiode.$C$4] - [$Photodiode.$D$4])))" office:value-type="float" office:value="2.25" calcext:value-type="float">
            <text:p>2.25</text:p>
          </table:table-cell>
          <table:table-cell table:formula="of:=IF([.A7] &lt; [$Photodiode.$D$5]; (([$Photodiode.$D$5] - [.A7]) / ([$Photodiode.$D$5] - [$Photodiode.$B$5])); (([.A7] - [$Photodiode.$D$5]) / ([$Photodiode.$C$5] - [$Photodiode.$D$5])))" office:value-type="float" office:value="0.358974358974359" calcext:value-type="float">
            <text:p>0.36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IF([.A8] &lt; [$Photodiode.$D$2]; (([$Photodiode.$D$2] - [.A8]) / ([$Photodiode.$D$2] - [$Photodiode.$B$2])); (([.A8] - [$Photodiode.$D$2]) / ([$Photodiode.$C$2] - [$Photodiode.$D$2])))" office:value-type="float" office:value="2.21212121212121" calcext:value-type="float">
            <text:p>2.21</text:p>
          </table:table-cell>
          <table:table-cell table:formula="of:=IF([.A8] &lt; [$Photodiode.$D$3]; (([$Photodiode.$D$3] - [.A8]) / ([$Photodiode.$D$3] - [$Photodiode.$B$3])); (([.A8] - [$Photodiode.$D$3]) / ([$Photodiode.$C$3] - [$Photodiode.$D$3])))" office:value-type="float" office:value="1.71428571428571" calcext:value-type="float">
            <text:p>1.71</text:p>
          </table:table-cell>
          <table:table-cell table:formula="of:=IF([.A8] &lt; [$Photodiode.$D$4]; (([$Photodiode.$D$4] - [.A8]) / ([$Photodiode.$D$4] - [$Photodiode.$B$4])); (([.A8] - [$Photodiode.$D$4]) / ([$Photodiode.$C$4] - [$Photodiode.$D$4])))" office:value-type="float" office:value="2.25" calcext:value-type="float">
            <text:p>2.25</text:p>
          </table:table-cell>
          <table:table-cell table:formula="of:=IF([.A8] &lt; [$Photodiode.$D$5]; (([$Photodiode.$D$5] - [.A8]) / ([$Photodiode.$D$5] - [$Photodiode.$B$5])); (([.A8] - [$Photodiode.$D$5]) / ([$Photodiode.$C$5] - [$Photodiode.$D$5])))" office:value-type="float" office:value="0.358974358974359" calcext:value-type="float">
            <text:p>0.36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9] &lt; [$Photodiode.$D$2]; (([$Photodiode.$D$2] - [.A9]) / ([$Photodiode.$D$2] - [$Photodiode.$B$2])); (([.A9] - [$Photodiode.$D$2]) / ([$Photodiode.$C$2] - [$Photodiode.$D$2])))" office:value-type="float" office:value="1.90909090909091" calcext:value-type="float">
            <text:p>1.91</text:p>
          </table:table-cell>
          <table:table-cell table:formula="of:=IF([.A9] &lt; [$Photodiode.$D$3]; (([$Photodiode.$D$3] - [.A9]) / ([$Photodiode.$D$3] - [$Photodiode.$B$3])); (([.A9] - [$Photodiode.$D$3]) / ([$Photodiode.$C$3] - [$Photodiode.$D$3])))" office:value-type="float" office:value="1.35714285714286" calcext:value-type="float">
            <text:p>1.36</text:p>
          </table:table-cell>
          <table:table-cell table:formula="of:=IF([.A9] &lt; [$Photodiode.$D$4]; (([$Photodiode.$D$4] - [.A9]) / ([$Photodiode.$D$4] - [$Photodiode.$B$4])); (([.A9] - [$Photodiode.$D$4]) / ([$Photodiode.$C$4] - [$Photodiode.$D$4])))" office:value-type="float" office:value="1.625" calcext:value-type="float">
            <text:p>1.63</text:p>
          </table:table-cell>
          <table:table-cell table:formula="of:=IF([.A9] &lt; [$Photodiode.$D$5]; (([$Photodiode.$D$5] - [.A9]) / ([$Photodiode.$D$5] - [$Photodiode.$B$5])); (([.A9] - [$Photodiode.$D$5]) / ([$Photodiode.$C$5] - [$Photodiode.$D$5])))" office:value-type="float" office:value="0.487179487179487" calcext:value-type="float">
            <text:p>0.49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IF([.A10] &lt; [$Photodiode.$D$2]; (([$Photodiode.$D$2] - [.A10]) / ([$Photodiode.$D$2] - [$Photodiode.$B$2])); (([.A10] - [$Photodiode.$D$2]) / ([$Photodiode.$C$2] - [$Photodiode.$D$2])))" office:value-type="float" office:value="1.51515151515152" calcext:value-type="float">
            <text:p>1.52</text:p>
          </table:table-cell>
          <table:table-cell table:formula="of:=IF([.A10] &lt; [$Photodiode.$D$3]; (([$Photodiode.$D$3] - [.A10]) / ([$Photodiode.$D$3] - [$Photodiode.$B$3])); (([.A10] - [$Photodiode.$D$3]) / ([$Photodiode.$C$3] - [$Photodiode.$D$3])))" office:value-type="float" office:value="0.892857142857143" calcext:value-type="float">
            <text:p>0.89</text:p>
          </table:table-cell>
          <table:table-cell table:formula="of:=IF([.A10] &lt; [$Photodiode.$D$4]; (([$Photodiode.$D$4] - [.A10]) / ([$Photodiode.$D$4] - [$Photodiode.$B$4])); (([.A10] - [$Photodiode.$D$4]) / ([$Photodiode.$C$4] - [$Photodiode.$D$4])))" office:value-type="float" office:value="0.8125" calcext:value-type="float">
            <text:p>0.81</text:p>
          </table:table-cell>
          <table:table-cell table:formula="of:=IF([.A10] &lt; [$Photodiode.$D$5]; (([$Photodiode.$D$5] - [.A10]) / ([$Photodiode.$D$5] - [$Photodiode.$B$5])); (([.A10] - [$Photodiode.$D$5]) / ([$Photodiode.$C$5] - [$Photodiode.$D$5])))" office:value-type="float" office:value="0.653846153846154" calcext:value-type="float">
            <text:p>0.65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11] &lt; [$Photodiode.$D$2]; (([$Photodiode.$D$2] - [.A11]) / ([$Photodiode.$D$2] - [$Photodiode.$B$2])); (([.A11] - [$Photodiode.$D$2]) / ([$Photodiode.$C$2] - [$Photodiode.$D$2])))" office:value-type="float" office:value="1.45454545454545" calcext:value-type="float">
            <text:p>1.45</text:p>
          </table:table-cell>
          <table:table-cell table:formula="of:=IF([.A11] &lt; [$Photodiode.$D$3]; (([$Photodiode.$D$3] - [.A11]) / ([$Photodiode.$D$3] - [$Photodiode.$B$3])); (([.A11] - [$Photodiode.$D$3]) / ([$Photodiode.$C$3] - [$Photodiode.$D$3])))" office:value-type="float" office:value="0.821428571428571" calcext:value-type="float">
            <text:p>0.82</text:p>
          </table:table-cell>
          <table:table-cell table:formula="of:=IF([.A11] &lt; [$Photodiode.$D$4]; (([$Photodiode.$D$4] - [.A11]) / ([$Photodiode.$D$4] - [$Photodiode.$B$4])); (([.A11] - [$Photodiode.$D$4]) / ([$Photodiode.$C$4] - [$Photodiode.$D$4])))" office:value-type="float" office:value="0.6875" calcext:value-type="float">
            <text:p>0.69</text:p>
          </table:table-cell>
          <table:table-cell table:formula="of:=IF([.A11] &lt; [$Photodiode.$D$5]; (([$Photodiode.$D$5] - [.A11]) / ([$Photodiode.$D$5] - [$Photodiode.$B$5])); (([.A11] - [$Photodiode.$D$5]) / ([$Photodiode.$C$5] - [$Photodiode.$D$5])))" office:value-type="float" office:value="0.67948717948718" calcext:value-type="float">
            <text:p>0.68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IF([.A12] &lt; [$Photodiode.$D$2]; (([$Photodiode.$D$2] - [.A12]) / ([$Photodiode.$D$2] - [$Photodiode.$B$2])); (([.A12] - [$Photodiode.$D$2]) / ([$Photodiode.$C$2] - [$Photodiode.$D$2])))" office:value-type="float" office:value="1.42424242424242" calcext:value-type="float">
            <text:p>1.42</text:p>
          </table:table-cell>
          <table:table-cell table:formula="of:=IF([.A12] &lt; [$Photodiode.$D$3]; (([$Photodiode.$D$3] - [.A12]) / ([$Photodiode.$D$3] - [$Photodiode.$B$3])); (([.A12] - [$Photodiode.$D$3]) / ([$Photodiode.$C$3] - [$Photodiode.$D$3])))" office:value-type="float" office:value="0.785714285714286" calcext:value-type="float">
            <text:p>0.79</text:p>
          </table:table-cell>
          <table:table-cell table:formula="of:=IF([.A12] &lt; [$Photodiode.$D$4]; (([$Photodiode.$D$4] - [.A12]) / ([$Photodiode.$D$4] - [$Photodiode.$B$4])); (([.A12] - [$Photodiode.$D$4]) / ([$Photodiode.$C$4] - [$Photodiode.$D$4])))" office:value-type="float" office:value="0.625" calcext:value-type="float">
            <text:p>0.63</text:p>
          </table:table-cell>
          <table:table-cell table:formula="of:=IF([.A12] &lt; [$Photodiode.$D$5]; (([$Photodiode.$D$5] - [.A12]) / ([$Photodiode.$D$5] - [$Photodiode.$B$5])); (([.A12] - [$Photodiode.$D$5]) / ([$Photodiode.$C$5] - [$Photodiode.$D$5])))" office:value-type="float" office:value="0.692307692307692" calcext:value-type="float">
            <text:p>0.69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IF([.A13] &lt; [$Photodiode.$D$2]; (([$Photodiode.$D$2] - [.A13]) / ([$Photodiode.$D$2] - [$Photodiode.$B$2])); (([.A13] - [$Photodiode.$D$2]) / ([$Photodiode.$C$2] - [$Photodiode.$D$2])))" office:value-type="float" office:value="1.36363636363636" calcext:value-type="float">
            <text:p>1.36</text:p>
          </table:table-cell>
          <table:table-cell table:formula="of:=IF([.A13] &lt; [$Photodiode.$D$3]; (([$Photodiode.$D$3] - [.A13]) / ([$Photodiode.$D$3] - [$Photodiode.$B$3])); (([.A13] - [$Photodiode.$D$3]) / ([$Photodiode.$C$3] - [$Photodiode.$D$3])))" office:value-type="float" office:value="0.714285714285714" calcext:value-type="float">
            <text:p>0.71</text:p>
          </table:table-cell>
          <table:table-cell table:formula="of:=IF([.A13] &lt; [$Photodiode.$D$4]; (([$Photodiode.$D$4] - [.A13]) / ([$Photodiode.$D$4] - [$Photodiode.$B$4])); (([.A13] - [$Photodiode.$D$4]) / ([$Photodiode.$C$4] - [$Photodiode.$D$4])))" office:value-type="float" office:value="0.5" calcext:value-type="float">
            <text:p>0.50</text:p>
          </table:table-cell>
          <table:table-cell table:formula="of:=IF([.A13] &lt; [$Photodiode.$D$5]; (([$Photodiode.$D$5] - [.A13]) / ([$Photodiode.$D$5] - [$Photodiode.$B$5])); (([.A13] - [$Photodiode.$D$5]) / ([$Photodiode.$C$5] - [$Photodiode.$D$5])))" office:value-type="float" office:value="0.717948717948718" calcext:value-type="float">
            <text:p>0.72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IF([.A14] &lt; [$Photodiode.$D$2]; (([$Photodiode.$D$2] - [.A14]) / ([$Photodiode.$D$2] - [$Photodiode.$B$2])); (([.A14] - [$Photodiode.$D$2]) / ([$Photodiode.$C$2] - [$Photodiode.$D$2])))" office:value-type="float" office:value="1.24242424242424" calcext:value-type="float">
            <text:p>1.24</text:p>
          </table:table-cell>
          <table:table-cell table:formula="of:=IF([.A14] &lt; [$Photodiode.$D$3]; (([$Photodiode.$D$3] - [.A14]) / ([$Photodiode.$D$3] - [$Photodiode.$B$3])); (([.A14] - [$Photodiode.$D$3]) / ([$Photodiode.$C$3] - [$Photodiode.$D$3])))" office:value-type="float" office:value="0.571428571428571" calcext:value-type="float">
            <text:p>0.57</text:p>
          </table:table-cell>
          <table:table-cell table:formula="of:=IF([.A14] &lt; [$Photodiode.$D$4]; (([$Photodiode.$D$4] - [.A14]) / ([$Photodiode.$D$4] - [$Photodiode.$B$4])); (([.A14] - [$Photodiode.$D$4]) / ([$Photodiode.$C$4] - [$Photodiode.$D$4])))" office:value-type="float" office:value="0.25" calcext:value-type="float">
            <text:p>0.25</text:p>
          </table:table-cell>
          <table:table-cell table:formula="of:=IF([.A14] &lt; [$Photodiode.$D$5]; (([$Photodiode.$D$5] - [.A14]) / ([$Photodiode.$D$5] - [$Photodiode.$B$5])); (([.A14] - [$Photodiode.$D$5]) / ([$Photodiode.$C$5] - [$Photodiode.$D$5])))" office:value-type="float" office:value="0.769230769230769" calcext:value-type="float">
            <text:p>0.77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IF([.A15] &lt; [$Photodiode.$D$2]; (([$Photodiode.$D$2] - [.A15]) / ([$Photodiode.$D$2] - [$Photodiode.$B$2])); (([.A15] - [$Photodiode.$D$2]) / ([$Photodiode.$C$2] - [$Photodiode.$D$2])))" office:value-type="float" office:value="1.24242424242424" calcext:value-type="float">
            <text:p>1.24</text:p>
          </table:table-cell>
          <table:table-cell table:formula="of:=IF([.A15] &lt; [$Photodiode.$D$3]; (([$Photodiode.$D$3] - [.A15]) / ([$Photodiode.$D$3] - [$Photodiode.$B$3])); (([.A15] - [$Photodiode.$D$3]) / ([$Photodiode.$C$3] - [$Photodiode.$D$3])))" office:value-type="float" office:value="0.571428571428571" calcext:value-type="float">
            <text:p>0.57</text:p>
          </table:table-cell>
          <table:table-cell table:formula="of:=IF([.A15] &lt; [$Photodiode.$D$4]; (([$Photodiode.$D$4] - [.A15]) / ([$Photodiode.$D$4] - [$Photodiode.$B$4])); (([.A15] - [$Photodiode.$D$4]) / ([$Photodiode.$C$4] - [$Photodiode.$D$4])))" office:value-type="float" office:value="0.25" calcext:value-type="float">
            <text:p>0.25</text:p>
          </table:table-cell>
          <table:table-cell table:formula="of:=IF([.A15] &lt; [$Photodiode.$D$5]; (([$Photodiode.$D$5] - [.A15]) / ([$Photodiode.$D$5] - [$Photodiode.$B$5])); (([.A15] - [$Photodiode.$D$5]) / ([$Photodiode.$C$5] - [$Photodiode.$D$5])))" office:value-type="float" office:value="0.769230769230769" calcext:value-type="float">
            <text:p>0.77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IF([.A16] &lt; [$Photodiode.$D$2]; (([$Photodiode.$D$2] - [.A16]) / ([$Photodiode.$D$2] - [$Photodiode.$B$2])); (([.A16] - [$Photodiode.$D$2]) / ([$Photodiode.$C$2] - [$Photodiode.$D$2])))" office:value-type="float" office:value="1.15151515151515" calcext:value-type="float">
            <text:p>1.15</text:p>
          </table:table-cell>
          <table:table-cell table:formula="of:=IF([.A16] &lt; [$Photodiode.$D$3]; (([$Photodiode.$D$3] - [.A16]) / ([$Photodiode.$D$3] - [$Photodiode.$B$3])); (([.A16] - [$Photodiode.$D$3]) / ([$Photodiode.$C$3] - [$Photodiode.$D$3])))" office:value-type="float" office:value="0.464285714285714" calcext:value-type="float">
            <text:p>0.46</text:p>
          </table:table-cell>
          <table:table-cell table:formula="of:=IF([.A16] &lt; [$Photodiode.$D$4]; (([$Photodiode.$D$4] - [.A16]) / ([$Photodiode.$D$4] - [$Photodiode.$B$4])); (([.A16] - [$Photodiode.$D$4]) / ([$Photodiode.$C$4] - [$Photodiode.$D$4])))" office:value-type="float" office:value="0.0625" calcext:value-type="float">
            <text:p>0.06</text:p>
          </table:table-cell>
          <table:table-cell table:formula="of:=IF([.A16] &lt; [$Photodiode.$D$5]; (([$Photodiode.$D$5] - [.A16]) / ([$Photodiode.$D$5] - [$Photodiode.$B$5])); (([.A16] - [$Photodiode.$D$5]) / ([$Photodiode.$C$5] - [$Photodiode.$D$5])))" office:value-type="float" office:value="0.807692307692308" calcext:value-type="float">
            <text:p>0.81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IF([.A17] &lt; [$Photodiode.$D$2]; (([$Photodiode.$D$2] - [.A17]) / ([$Photodiode.$D$2] - [$Photodiode.$B$2])); (([.A17] - [$Photodiode.$D$2]) / ([$Photodiode.$C$2] - [$Photodiode.$D$2])))" office:value-type="float" office:value="1.12121212121212" calcext:value-type="float">
            <text:p>1.12</text:p>
          </table:table-cell>
          <table:table-cell table:formula="of:=IF([.A17] &lt; [$Photodiode.$D$3]; (([$Photodiode.$D$3] - [.A17]) / ([$Photodiode.$D$3] - [$Photodiode.$B$3])); (([.A17] - [$Photodiode.$D$3]) / ([$Photodiode.$C$3] - [$Photodiode.$D$3])))" office:value-type="float" office:value="0.428571428571429" calcext:value-type="float">
            <text:p>0.43</text:p>
          </table:table-cell>
          <table:table-cell table:formula="of:=IF([.A17] &lt; [$Photodiode.$D$4]; (([$Photodiode.$D$4] - [.A17]) / ([$Photodiode.$D$4] - [$Photodiode.$B$4])); (([.A17] - [$Photodiode.$D$4]) / ([$Photodiode.$C$4] - [$Photodiode.$D$4])))" office:value-type="float" office:value="0" calcext:value-type="float">
            <text:p>0.00</text:p>
          </table:table-cell>
          <table:table-cell table:formula="of:=IF([.A17] &lt; [$Photodiode.$D$5]; (([$Photodiode.$D$5] - [.A17]) / ([$Photodiode.$D$5] - [$Photodiode.$B$5])); (([.A17] - [$Photodiode.$D$5]) / ([$Photodiode.$C$5] - [$Photodiode.$D$5])))" office:value-type="float" office:value="0.82051282051282" calcext:value-type="float">
            <text:p>0.82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IF([.A18] &lt; [$Photodiode.$D$2]; (([$Photodiode.$D$2] - [.A18]) / ([$Photodiode.$D$2] - [$Photodiode.$B$2])); (([.A18] - [$Photodiode.$D$2]) / ([$Photodiode.$C$2] - [$Photodiode.$D$2])))" office:value-type="float" office:value="0.96969696969697" calcext:value-type="float">
            <text:p>0.97</text:p>
          </table:table-cell>
          <table:table-cell table:formula="of:=IF([.A18] &lt; [$Photodiode.$D$3]; (([$Photodiode.$D$3] - [.A18]) / ([$Photodiode.$D$3] - [$Photodiode.$B$3])); (([.A18] - [$Photodiode.$D$3]) / ([$Photodiode.$C$3] - [$Photodiode.$D$3])))" office:value-type="float" office:value="0.25" calcext:value-type="float">
            <text:p>0.25</text:p>
          </table:table-cell>
          <table:table-cell table:formula="of:=IF([.A18] &lt; [$Photodiode.$D$4]; (([$Photodiode.$D$4] - [.A18]) / ([$Photodiode.$D$4] - [$Photodiode.$B$4])); (([.A18] - [$Photodiode.$D$4]) / ([$Photodiode.$C$4] - [$Photodiode.$D$4])))" office:value-type="float" office:value="0.208333333333333" calcext:value-type="float">
            <text:p>0.21</text:p>
          </table:table-cell>
          <table:table-cell table:formula="of:=IF([.A18] &lt; [$Photodiode.$D$5]; (([$Photodiode.$D$5] - [.A18]) / ([$Photodiode.$D$5] - [$Photodiode.$B$5])); (([.A18] - [$Photodiode.$D$5]) / ([$Photodiode.$C$5] - [$Photodiode.$D$5])))" office:value-type="float" office:value="0.884615384615385" calcext:value-type="float">
            <text:p>0.88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IF([.A19] &lt; [$Photodiode.$D$2]; (([$Photodiode.$D$2] - [.A19]) / ([$Photodiode.$D$2] - [$Photodiode.$B$2])); (([.A19] - [$Photodiode.$D$2]) / ([$Photodiode.$C$2] - [$Photodiode.$D$2])))" office:value-type="float" office:value="0.939393939393939" calcext:value-type="float">
            <text:p>0.94</text:p>
          </table:table-cell>
          <table:table-cell table:formula="of:=IF([.A19] &lt; [$Photodiode.$D$3]; (([$Photodiode.$D$3] - [.A19]) / ([$Photodiode.$D$3] - [$Photodiode.$B$3])); (([.A19] - [$Photodiode.$D$3]) / ([$Photodiode.$C$3] - [$Photodiode.$D$3])))" office:value-type="float" office:value="0.214285714285714" calcext:value-type="float">
            <text:p>0.21</text:p>
          </table:table-cell>
          <table:table-cell table:formula="of:=IF([.A19] &lt; [$Photodiode.$D$4]; (([$Photodiode.$D$4] - [.A19]) / ([$Photodiode.$D$4] - [$Photodiode.$B$4])); (([.A19] - [$Photodiode.$D$4]) / ([$Photodiode.$C$4] - [$Photodiode.$D$4])))" office:value-type="float" office:value="0.25" calcext:value-type="float">
            <text:p>0.25</text:p>
          </table:table-cell>
          <table:table-cell table:formula="of:=IF([.A19] &lt; [$Photodiode.$D$5]; (([$Photodiode.$D$5] - [.A19]) / ([$Photodiode.$D$5] - [$Photodiode.$B$5])); (([.A19] - [$Photodiode.$D$5]) / ([$Photodiode.$C$5] - [$Photodiode.$D$5])))" office:value-type="float" office:value="0.897435897435897" calcext:value-type="float">
            <text:p>0.90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20] &lt; [$Photodiode.$D$2]; (([$Photodiode.$D$2] - [.A20]) / ([$Photodiode.$D$2] - [$Photodiode.$B$2])); (([.A20] - [$Photodiode.$D$2]) / ([$Photodiode.$C$2] - [$Photodiode.$D$2])))" office:value-type="float" office:value="0.924242424242424" calcext:value-type="float">
            <text:p>0.92</text:p>
          </table:table-cell>
          <table:table-cell table:formula="of:=IF([.A20] &lt; [$Photodiode.$D$3]; (([$Photodiode.$D$3] - [.A20]) / ([$Photodiode.$D$3] - [$Photodiode.$B$3])); (([.A20] - [$Photodiode.$D$3]) / ([$Photodiode.$C$3] - [$Photodiode.$D$3])))" office:value-type="float" office:value="0.196428571428571" calcext:value-type="float">
            <text:p>0.20</text:p>
          </table:table-cell>
          <table:table-cell table:formula="of:=IF([.A20] &lt; [$Photodiode.$D$4]; (([$Photodiode.$D$4] - [.A20]) / ([$Photodiode.$D$4] - [$Photodiode.$B$4])); (([.A20] - [$Photodiode.$D$4]) / ([$Photodiode.$C$4] - [$Photodiode.$D$4])))" office:value-type="float" office:value="0.270833333333333" calcext:value-type="float">
            <text:p>0.27</text:p>
          </table:table-cell>
          <table:table-cell table:formula="of:=IF([.A20] &lt; [$Photodiode.$D$5]; (([$Photodiode.$D$5] - [.A20]) / ([$Photodiode.$D$5] - [$Photodiode.$B$5])); (([.A20] - [$Photodiode.$D$5]) / ([$Photodiode.$C$5] - [$Photodiode.$D$5])))" office:value-type="float" office:value="0.903846153846154" calcext:value-type="float">
            <text:p>0.90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IF([.A21] &lt; [$Photodiode.$D$2]; (([$Photodiode.$D$2] - [.A21]) / ([$Photodiode.$D$2] - [$Photodiode.$B$2])); (([.A21] - [$Photodiode.$D$2]) / ([$Photodiode.$C$2] - [$Photodiode.$D$2])))" office:value-type="float" office:value="0.909090909090909" calcext:value-type="float">
            <text:p>0.91</text:p>
          </table:table-cell>
          <table:table-cell table:formula="of:=IF([.A21] &lt; [$Photodiode.$D$3]; (([$Photodiode.$D$3] - [.A21]) / ([$Photodiode.$D$3] - [$Photodiode.$B$3])); (([.A21] - [$Photodiode.$D$3]) / ([$Photodiode.$C$3] - [$Photodiode.$D$3])))" office:value-type="float" office:value="0.178571428571429" calcext:value-type="float">
            <text:p>0.18</text:p>
          </table:table-cell>
          <table:table-cell table:formula="of:=IF([.A21] &lt; [$Photodiode.$D$4]; (([$Photodiode.$D$4] - [.A21]) / ([$Photodiode.$D$4] - [$Photodiode.$B$4])); (([.A21] - [$Photodiode.$D$4]) / ([$Photodiode.$C$4] - [$Photodiode.$D$4])))" office:value-type="float" office:value="0.291666666666667" calcext:value-type="float">
            <text:p>0.29</text:p>
          </table:table-cell>
          <table:table-cell table:formula="of:=IF([.A21] &lt; [$Photodiode.$D$5]; (([$Photodiode.$D$5] - [.A21]) / ([$Photodiode.$D$5] - [$Photodiode.$B$5])); (([.A21] - [$Photodiode.$D$5]) / ([$Photodiode.$C$5] - [$Photodiode.$D$5])))" office:value-type="float" office:value="0.91025641025641" calcext:value-type="float">
            <text:p>0.91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22] &lt; [$Photodiode.$D$2]; (([$Photodiode.$D$2] - [.A22]) / ([$Photodiode.$D$2] - [$Photodiode.$B$2])); (([.A22] - [$Photodiode.$D$2]) / ([$Photodiode.$C$2] - [$Photodiode.$D$2])))" office:value-type="float" office:value="0.878787878787879" calcext:value-type="float">
            <text:p>0.88</text:p>
          </table:table-cell>
          <table:table-cell table:formula="of:=IF([.A22] &lt; [$Photodiode.$D$3]; (([$Photodiode.$D$3] - [.A22]) / ([$Photodiode.$D$3] - [$Photodiode.$B$3])); (([.A22] - [$Photodiode.$D$3]) / ([$Photodiode.$C$3] - [$Photodiode.$D$3])))" office:value-type="float" office:value="0.142857142857143" calcext:value-type="float">
            <text:p>0.14</text:p>
          </table:table-cell>
          <table:table-cell table:formula="of:=IF([.A22] &lt; [$Photodiode.$D$4]; (([$Photodiode.$D$4] - [.A22]) / ([$Photodiode.$D$4] - [$Photodiode.$B$4])); (([.A22] - [$Photodiode.$D$4]) / ([$Photodiode.$C$4] - [$Photodiode.$D$4])))" office:value-type="float" office:value="0.333333333333333" calcext:value-type="float">
            <text:p>0.33</text:p>
          </table:table-cell>
          <table:table-cell table:formula="of:=IF([.A22] &lt; [$Photodiode.$D$5]; (([$Photodiode.$D$5] - [.A22]) / ([$Photodiode.$D$5] - [$Photodiode.$B$5])); (([.A22] - [$Photodiode.$D$5]) / ([$Photodiode.$C$5] - [$Photodiode.$D$5])))" office:value-type="float" office:value="0.923076923076923" calcext:value-type="float">
            <text:p>0.92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IF([.A23] &lt; [$Photodiode.$D$2]; (([$Photodiode.$D$2] - [.A23]) / ([$Photodiode.$D$2] - [$Photodiode.$B$2])); (([.A23] - [$Photodiode.$D$2]) / ([$Photodiode.$C$2] - [$Photodiode.$D$2])))" office:value-type="float" office:value="0.863636363636364" calcext:value-type="float">
            <text:p>0.86</text:p>
          </table:table-cell>
          <table:table-cell table:formula="of:=IF([.A23] &lt; [$Photodiode.$D$3]; (([$Photodiode.$D$3] - [.A23]) / ([$Photodiode.$D$3] - [$Photodiode.$B$3])); (([.A23] - [$Photodiode.$D$3]) / ([$Photodiode.$C$3] - [$Photodiode.$D$3])))" office:value-type="float" office:value="0.125" calcext:value-type="float">
            <text:p>0.13</text:p>
          </table:table-cell>
          <table:table-cell table:formula="of:=IF([.A23] &lt; [$Photodiode.$D$4]; (([$Photodiode.$D$4] - [.A23]) / ([$Photodiode.$D$4] - [$Photodiode.$B$4])); (([.A23] - [$Photodiode.$D$4]) / ([$Photodiode.$C$4] - [$Photodiode.$D$4])))" office:value-type="float" office:value="0.354166666666667" calcext:value-type="float">
            <text:p>0.35</text:p>
          </table:table-cell>
          <table:table-cell table:formula="of:=IF([.A23] &lt; [$Photodiode.$D$5]; (([$Photodiode.$D$5] - [.A23]) / ([$Photodiode.$D$5] - [$Photodiode.$B$5])); (([.A23] - [$Photodiode.$D$5]) / ([$Photodiode.$C$5] - [$Photodiode.$D$5])))" office:value-type="float" office:value="0.929487179487179" calcext:value-type="float">
            <text:p>0.93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IF([.A24] &lt; [$Photodiode.$D$2]; (([$Photodiode.$D$2] - [.A24]) / ([$Photodiode.$D$2] - [$Photodiode.$B$2])); (([.A24] - [$Photodiode.$D$2]) / ([$Photodiode.$C$2] - [$Photodiode.$D$2])))" office:value-type="float" office:value="0.863636363636364" calcext:value-type="float">
            <text:p>0.86</text:p>
          </table:table-cell>
          <table:table-cell table:formula="of:=IF([.A24] &lt; [$Photodiode.$D$3]; (([$Photodiode.$D$3] - [.A24]) / ([$Photodiode.$D$3] - [$Photodiode.$B$3])); (([.A24] - [$Photodiode.$D$3]) / ([$Photodiode.$C$3] - [$Photodiode.$D$3])))" office:value-type="float" office:value="0.125" calcext:value-type="float">
            <text:p>0.13</text:p>
          </table:table-cell>
          <table:table-cell table:formula="of:=IF([.A24] &lt; [$Photodiode.$D$4]; (([$Photodiode.$D$4] - [.A24]) / ([$Photodiode.$D$4] - [$Photodiode.$B$4])); (([.A24] - [$Photodiode.$D$4]) / ([$Photodiode.$C$4] - [$Photodiode.$D$4])))" office:value-type="float" office:value="0.354166666666667" calcext:value-type="float">
            <text:p>0.35</text:p>
          </table:table-cell>
          <table:table-cell table:formula="of:=IF([.A24] &lt; [$Photodiode.$D$5]; (([$Photodiode.$D$5] - [.A24]) / ([$Photodiode.$D$5] - [$Photodiode.$B$5])); (([.A24] - [$Photodiode.$D$5]) / ([$Photodiode.$C$5] - [$Photodiode.$D$5])))" office:value-type="float" office:value="0.929487179487179" calcext:value-type="float">
            <text:p>0.93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IF([.A25] &lt; [$Photodiode.$D$2]; (([$Photodiode.$D$2] - [.A25]) / ([$Photodiode.$D$2] - [$Photodiode.$B$2])); (([.A25] - [$Photodiode.$D$2]) / ([$Photodiode.$C$2] - [$Photodiode.$D$2])))" office:value-type="float" office:value="0.848484848484848" calcext:value-type="float">
            <text:p>0.85</text:p>
          </table:table-cell>
          <table:table-cell table:formula="of:=IF([.A25] &lt; [$Photodiode.$D$3]; (([$Photodiode.$D$3] - [.A25]) / ([$Photodiode.$D$3] - [$Photodiode.$B$3])); (([.A25] - [$Photodiode.$D$3]) / ([$Photodiode.$C$3] - [$Photodiode.$D$3])))" office:value-type="float" office:value="0.107142857142857" calcext:value-type="float">
            <text:p>0.11</text:p>
          </table:table-cell>
          <table:table-cell table:formula="of:=IF([.A25] &lt; [$Photodiode.$D$4]; (([$Photodiode.$D$4] - [.A25]) / ([$Photodiode.$D$4] - [$Photodiode.$B$4])); (([.A25] - [$Photodiode.$D$4]) / ([$Photodiode.$C$4] - [$Photodiode.$D$4])))" office:value-type="float" office:value="0.375" calcext:value-type="float">
            <text:p>0.38</text:p>
          </table:table-cell>
          <table:table-cell table:formula="of:=IF([.A25] &lt; [$Photodiode.$D$5]; (([$Photodiode.$D$5] - [.A25]) / ([$Photodiode.$D$5] - [$Photodiode.$B$5])); (([.A25] - [$Photodiode.$D$5]) / ([$Photodiode.$C$5] - [$Photodiode.$D$5])))" office:value-type="float" office:value="0.935897435897436" calcext:value-type="float">
            <text:p>0.94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IF([.A26] &lt; [$Photodiode.$D$2]; (([$Photodiode.$D$2] - [.A26]) / ([$Photodiode.$D$2] - [$Photodiode.$B$2])); (([.A26] - [$Photodiode.$D$2]) / ([$Photodiode.$C$2] - [$Photodiode.$D$2])))" office:value-type="float" office:value="0.787878787878788" calcext:value-type="float">
            <text:p>0.79</text:p>
          </table:table-cell>
          <table:table-cell table:formula="of:=IF([.A26] &lt; [$Photodiode.$D$3]; (([$Photodiode.$D$3] - [.A26]) / ([$Photodiode.$D$3] - [$Photodiode.$B$3])); (([.A26] - [$Photodiode.$D$3]) / ([$Photodiode.$C$3] - [$Photodiode.$D$3])))" office:value-type="float" office:value="0.0357142857142857" calcext:value-type="float">
            <text:p>0.04</text:p>
          </table:table-cell>
          <table:table-cell table:formula="of:=IF([.A26] &lt; [$Photodiode.$D$4]; (([$Photodiode.$D$4] - [.A26]) / ([$Photodiode.$D$4] - [$Photodiode.$B$4])); (([.A26] - [$Photodiode.$D$4]) / ([$Photodiode.$C$4] - [$Photodiode.$D$4])))" office:value-type="float" office:value="0.458333333333333" calcext:value-type="float">
            <text:p>0.46</text:p>
          </table:table-cell>
          <table:table-cell table:formula="of:=IF([.A26] &lt; [$Photodiode.$D$5]; (([$Photodiode.$D$5] - [.A26]) / ([$Photodiode.$D$5] - [$Photodiode.$B$5])); (([.A26] - [$Photodiode.$D$5]) / ([$Photodiode.$C$5] - [$Photodiode.$D$5])))" office:value-type="float" office:value="0.961538461538462" calcext:value-type="float">
            <text:p>0.96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IF([.A27] &lt; [$Photodiode.$D$2]; (([$Photodiode.$D$2] - [.A27]) / ([$Photodiode.$D$2] - [$Photodiode.$B$2])); (([.A27] - [$Photodiode.$D$2]) / ([$Photodiode.$C$2] - [$Photodiode.$D$2])))" office:value-type="float" office:value="0.757575757575758" calcext:value-type="float">
            <text:p>0.76</text:p>
          </table:table-cell>
          <table:table-cell table:formula="of:=IF([.A27] &lt; [$Photodiode.$D$3]; (([$Photodiode.$D$3] - [.A27]) / ([$Photodiode.$D$3] - [$Photodiode.$B$3])); (([.A27] - [$Photodiode.$D$3]) / ([$Photodiode.$C$3] - [$Photodiode.$D$3])))" office:value-type="float" office:value="0" calcext:value-type="float">
            <text:p>0.00</text:p>
          </table:table-cell>
          <table:table-cell table:formula="of:=IF([.A27] &lt; [$Photodiode.$D$4]; (([$Photodiode.$D$4] - [.A27]) / ([$Photodiode.$D$4] - [$Photodiode.$B$4])); (([.A27] - [$Photodiode.$D$4]) / ([$Photodiode.$C$4] - [$Photodiode.$D$4])))" office:value-type="float" office:value="0.5" calcext:value-type="float">
            <text:p>0.50</text:p>
          </table:table-cell>
          <table:table-cell table:formula="of:=IF([.A27] &lt; [$Photodiode.$D$5]; (([$Photodiode.$D$5] - [.A27]) / ([$Photodiode.$D$5] - [$Photodiode.$B$5])); (([.A27] - [$Photodiode.$D$5]) / ([$Photodiode.$C$5] - [$Photodiode.$D$5])))" office:value-type="float" office:value="0.974358974358974" calcext:value-type="float">
            <text:p>0.97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IF([.A28] &lt; [$Photodiode.$D$2]; (([$Photodiode.$D$2] - [.A28]) / ([$Photodiode.$D$2] - [$Photodiode.$B$2])); (([.A28] - [$Photodiode.$D$2]) / ([$Photodiode.$C$2] - [$Photodiode.$D$2])))" office:value-type="float" office:value="0.757575757575758" calcext:value-type="float">
            <text:p>0.76</text:p>
          </table:table-cell>
          <table:table-cell table:formula="of:=IF([.A28] &lt; [$Photodiode.$D$3]; (([$Photodiode.$D$3] - [.A28]) / ([$Photodiode.$D$3] - [$Photodiode.$B$3])); (([.A28] - [$Photodiode.$D$3]) / ([$Photodiode.$C$3] - [$Photodiode.$D$3])))" office:value-type="float" office:value="0" calcext:value-type="float">
            <text:p>0.00</text:p>
          </table:table-cell>
          <table:table-cell table:formula="of:=IF([.A28] &lt; [$Photodiode.$D$4]; (([$Photodiode.$D$4] - [.A28]) / ([$Photodiode.$D$4] - [$Photodiode.$B$4])); (([.A28] - [$Photodiode.$D$4]) / ([$Photodiode.$C$4] - [$Photodiode.$D$4])))" office:value-type="float" office:value="0.5" calcext:value-type="float">
            <text:p>0.50</text:p>
          </table:table-cell>
          <table:table-cell table:formula="of:=IF([.A28] &lt; [$Photodiode.$D$5]; (([$Photodiode.$D$5] - [.A28]) / ([$Photodiode.$D$5] - [$Photodiode.$B$5])); (([.A28] - [$Photodiode.$D$5]) / ([$Photodiode.$C$5] - [$Photodiode.$D$5])))" office:value-type="float" office:value="0.974358974358974" calcext:value-type="float">
            <text:p>0.97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IF([.A29] &lt; [$Photodiode.$D$2]; (([$Photodiode.$D$2] - [.A29]) / ([$Photodiode.$D$2] - [$Photodiode.$B$2])); (([.A29] - [$Photodiode.$D$2]) / ([$Photodiode.$C$2] - [$Photodiode.$D$2])))" office:value-type="float" office:value="0.742424242424242" calcext:value-type="float">
            <text:p>0.74</text:p>
          </table:table-cell>
          <table:table-cell table:formula="of:=IF([.A29] &lt; [$Photodiode.$D$3]; (([$Photodiode.$D$3] - [.A29]) / ([$Photodiode.$D$3] - [$Photodiode.$B$3])); (([.A29] - [$Photodiode.$D$3]) / ([$Photodiode.$C$3] - [$Photodiode.$D$3])))" office:value-type="float" office:value="0.25" calcext:value-type="float">
            <text:p>0.25</text:p>
          </table:table-cell>
          <table:table-cell table:formula="of:=IF([.A29] &lt; [$Photodiode.$D$4]; (([$Photodiode.$D$4] - [.A29]) / ([$Photodiode.$D$4] - [$Photodiode.$B$4])); (([.A29] - [$Photodiode.$D$4]) / ([$Photodiode.$C$4] - [$Photodiode.$D$4])))" office:value-type="float" office:value="0.520833333333333" calcext:value-type="float">
            <text:p>0.52</text:p>
          </table:table-cell>
          <table:table-cell table:formula="of:=IF([.A29] &lt; [$Photodiode.$D$5]; (([$Photodiode.$D$5] - [.A29]) / ([$Photodiode.$D$5] - [$Photodiode.$B$5])); (([.A29] - [$Photodiode.$D$5]) / ([$Photodiode.$C$5] - [$Photodiode.$D$5])))" office:value-type="float" office:value="0.980769230769231" calcext:value-type="float">
            <text:p>0.98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IF([.A30] &lt; [$Photodiode.$D$2]; (([$Photodiode.$D$2] - [.A30]) / ([$Photodiode.$D$2] - [$Photodiode.$B$2])); (([.A30] - [$Photodiode.$D$2]) / ([$Photodiode.$C$2] - [$Photodiode.$D$2])))" office:value-type="float" office:value="0.727272727272727" calcext:value-type="float">
            <text:p>0.73</text:p>
          </table:table-cell>
          <table:table-cell table:formula="of:=IF([.A30] &lt; [$Photodiode.$D$3]; (([$Photodiode.$D$3] - [.A30]) / ([$Photodiode.$D$3] - [$Photodiode.$B$3])); (([.A30] - [$Photodiode.$D$3]) / ([$Photodiode.$C$3] - [$Photodiode.$D$3])))" office:value-type="float" office:value="0.5" calcext:value-type="float">
            <text:p>0.50</text:p>
          </table:table-cell>
          <table:table-cell table:formula="of:=IF([.A30] &lt; [$Photodiode.$D$4]; (([$Photodiode.$D$4] - [.A30]) / ([$Photodiode.$D$4] - [$Photodiode.$B$4])); (([.A30] - [$Photodiode.$D$4]) / ([$Photodiode.$C$4] - [$Photodiode.$D$4])))" office:value-type="float" office:value="0.541666666666667" calcext:value-type="float">
            <text:p>0.54</text:p>
          </table:table-cell>
          <table:table-cell table:formula="of:=IF([.A30] &lt; [$Photodiode.$D$5]; (([$Photodiode.$D$5] - [.A30]) / ([$Photodiode.$D$5] - [$Photodiode.$B$5])); (([.A30] - [$Photodiode.$D$5]) / ([$Photodiode.$C$5] - [$Photodiode.$D$5])))" office:value-type="float" office:value="0.987179487179487" calcext:value-type="float">
            <text:p>0.99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31] &lt; [$Photodiode.$D$2]; (([$Photodiode.$D$2] - [.A31]) / ([$Photodiode.$D$2] - [$Photodiode.$B$2])); (([.A31] - [$Photodiode.$D$2]) / ([$Photodiode.$C$2] - [$Photodiode.$D$2])))" office:value-type="float" office:value="0.606060606060606" calcext:value-type="float">
            <text:p>0.61</text:p>
          </table:table-cell>
          <table:table-cell table:formula="of:=IF([.A31] &lt; [$Photodiode.$D$3]; (([$Photodiode.$D$3] - [.A31]) / ([$Photodiode.$D$3] - [$Photodiode.$B$3])); (([.A31] - [$Photodiode.$D$3]) / ([$Photodiode.$C$3] - [$Photodiode.$D$3])))" office:value-type="float" office:value="2.5" calcext:value-type="float">
            <text:p>2.50</text:p>
          </table:table-cell>
          <table:table-cell table:formula="of:=IF([.A31] &lt; [$Photodiode.$D$4]; (([$Photodiode.$D$4] - [.A31]) / ([$Photodiode.$D$4] - [$Photodiode.$B$4])); (([.A31] - [$Photodiode.$D$4]) / ([$Photodiode.$C$4] - [$Photodiode.$D$4])))" office:value-type="float" office:value="0.708333333333333" calcext:value-type="float">
            <text:p>0.71</text:p>
          </table:table-cell>
          <table:table-cell table:formula="of:=IF([.A31] &lt; [$Photodiode.$D$5]; (([$Photodiode.$D$5] - [.A31]) / ([$Photodiode.$D$5] - [$Photodiode.$B$5])); (([.A31] - [$Photodiode.$D$5]) / ([$Photodiode.$C$5] - [$Photodiode.$D$5])))" office:value-type="float" office:value="1.03846153846154" calcext:value-type="float">
            <text:p>1.04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32] &lt; [$Photodiode.$D$2]; (([$Photodiode.$D$2] - [.A32]) / ([$Photodiode.$D$2] - [$Photodiode.$B$2])); (([.A32] - [$Photodiode.$D$2]) / ([$Photodiode.$C$2] - [$Photodiode.$D$2])))" office:value-type="float" office:value="0.515151515151515" calcext:value-type="float">
            <text:p>0.52</text:p>
          </table:table-cell>
          <table:table-cell table:formula="of:=IF([.A32] &lt; [$Photodiode.$D$3]; (([$Photodiode.$D$3] - [.A32]) / ([$Photodiode.$D$3] - [$Photodiode.$B$3])); (([.A32] - [$Photodiode.$D$3]) / ([$Photodiode.$C$3] - [$Photodiode.$D$3])))" office:value-type="float" office:value="4" calcext:value-type="float">
            <text:p>4.00</text:p>
          </table:table-cell>
          <table:table-cell table:formula="of:=IF([.A32] &lt; [$Photodiode.$D$4]; (([$Photodiode.$D$4] - [.A32]) / ([$Photodiode.$D$4] - [$Photodiode.$B$4])); (([.A32] - [$Photodiode.$D$4]) / ([$Photodiode.$C$4] - [$Photodiode.$D$4])))" office:value-type="float" office:value="0.833333333333333" calcext:value-type="float">
            <text:p>0.83</text:p>
          </table:table-cell>
          <table:table-cell table:formula="of:=IF([.A32] &lt; [$Photodiode.$D$5]; (([$Photodiode.$D$5] - [.A32]) / ([$Photodiode.$D$5] - [$Photodiode.$B$5])); (([.A32] - [$Photodiode.$D$5]) / ([$Photodiode.$C$5] - [$Photodiode.$D$5])))" office:value-type="float" office:value="1.07692307692308" calcext:value-type="float">
            <text:p>1.08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IF([.A33] &lt; [$Photodiode.$D$2]; (([$Photodiode.$D$2] - [.A33]) / ([$Photodiode.$D$2] - [$Photodiode.$B$2])); (([.A33] - [$Photodiode.$D$2]) / ([$Photodiode.$C$2] - [$Photodiode.$D$2])))" office:value-type="float" office:value="0.515151515151515" calcext:value-type="float">
            <text:p>0.52</text:p>
          </table:table-cell>
          <table:table-cell table:formula="of:=IF([.A33] &lt; [$Photodiode.$D$3]; (([$Photodiode.$D$3] - [.A33]) / ([$Photodiode.$D$3] - [$Photodiode.$B$3])); (([.A33] - [$Photodiode.$D$3]) / ([$Photodiode.$C$3] - [$Photodiode.$D$3])))" office:value-type="float" office:value="4" calcext:value-type="float">
            <text:p>4.00</text:p>
          </table:table-cell>
          <table:table-cell table:formula="of:=IF([.A33] &lt; [$Photodiode.$D$4]; (([$Photodiode.$D$4] - [.A33]) / ([$Photodiode.$D$4] - [$Photodiode.$B$4])); (([.A33] - [$Photodiode.$D$4]) / ([$Photodiode.$C$4] - [$Photodiode.$D$4])))" office:value-type="float" office:value="0.833333333333333" calcext:value-type="float">
            <text:p>0.83</text:p>
          </table:table-cell>
          <table:table-cell table:formula="of:=IF([.A33] &lt; [$Photodiode.$D$5]; (([$Photodiode.$D$5] - [.A33]) / ([$Photodiode.$D$5] - [$Photodiode.$B$5])); (([.A33] - [$Photodiode.$D$5]) / ([$Photodiode.$C$5] - [$Photodiode.$D$5])))" office:value-type="float" office:value="1.07692307692308" calcext:value-type="float">
            <text:p>1.08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IF([.A34] &lt; [$Photodiode.$D$2]; (([$Photodiode.$D$2] - [.A34]) / ([$Photodiode.$D$2] - [$Photodiode.$B$2])); (([.A34] - [$Photodiode.$D$2]) / ([$Photodiode.$C$2] - [$Photodiode.$D$2])))" office:value-type="float" office:value="0.5" calcext:value-type="float">
            <text:p>0.50</text:p>
          </table:table-cell>
          <table:table-cell table:formula="of:=IF([.A34] &lt; [$Photodiode.$D$3]; (([$Photodiode.$D$3] - [.A34]) / ([$Photodiode.$D$3] - [$Photodiode.$B$3])); (([.A34] - [$Photodiode.$D$3]) / ([$Photodiode.$C$3] - [$Photodiode.$D$3])))" office:value-type="float" office:value="4.25" calcext:value-type="float">
            <text:p>4.25</text:p>
          </table:table-cell>
          <table:table-cell table:formula="of:=IF([.A34] &lt; [$Photodiode.$D$4]; (([$Photodiode.$D$4] - [.A34]) / ([$Photodiode.$D$4] - [$Photodiode.$B$4])); (([.A34] - [$Photodiode.$D$4]) / ([$Photodiode.$C$4] - [$Photodiode.$D$4])))" office:value-type="float" office:value="0.854166666666667" calcext:value-type="float">
            <text:p>0.85</text:p>
          </table:table-cell>
          <table:table-cell table:formula="of:=IF([.A34] &lt; [$Photodiode.$D$5]; (([$Photodiode.$D$5] - [.A34]) / ([$Photodiode.$D$5] - [$Photodiode.$B$5])); (([.A34] - [$Photodiode.$D$5]) / ([$Photodiode.$C$5] - [$Photodiode.$D$5])))" office:value-type="float" office:value="1.08333333333333" calcext:value-type="float">
            <text:p>1.08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IF([.A35] &lt; [$Photodiode.$D$2]; (([$Photodiode.$D$2] - [.A35]) / ([$Photodiode.$D$2] - [$Photodiode.$B$2])); (([.A35] - [$Photodiode.$D$2]) / ([$Photodiode.$C$2] - [$Photodiode.$D$2])))" office:value-type="float" office:value="0.484848484848485" calcext:value-type="float">
            <text:p>0.48</text:p>
          </table:table-cell>
          <table:table-cell table:formula="of:=IF([.A35] &lt; [$Photodiode.$D$3]; (([$Photodiode.$D$3] - [.A35]) / ([$Photodiode.$D$3] - [$Photodiode.$B$3])); (([.A35] - [$Photodiode.$D$3]) / ([$Photodiode.$C$3] - [$Photodiode.$D$3])))" office:value-type="float" office:value="4.5" calcext:value-type="float">
            <text:p>4.50</text:p>
          </table:table-cell>
          <table:table-cell table:formula="of:=IF([.A35] &lt; [$Photodiode.$D$4]; (([$Photodiode.$D$4] - [.A35]) / ([$Photodiode.$D$4] - [$Photodiode.$B$4])); (([.A35] - [$Photodiode.$D$4]) / ([$Photodiode.$C$4] - [$Photodiode.$D$4])))" office:value-type="float" office:value="0.875" calcext:value-type="float">
            <text:p>0.88</text:p>
          </table:table-cell>
          <table:table-cell table:formula="of:=IF([.A35] &lt; [$Photodiode.$D$5]; (([$Photodiode.$D$5] - [.A35]) / ([$Photodiode.$D$5] - [$Photodiode.$B$5])); (([.A35] - [$Photodiode.$D$5]) / ([$Photodiode.$C$5] - [$Photodiode.$D$5])))" office:value-type="float" office:value="1.08974358974359" calcext:value-type="float">
            <text:p>1.09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IF([.A36] &lt; [$Photodiode.$D$2]; (([$Photodiode.$D$2] - [.A36]) / ([$Photodiode.$D$2] - [$Photodiode.$B$2])); (([.A36] - [$Photodiode.$D$2]) / ([$Photodiode.$C$2] - [$Photodiode.$D$2])))" office:value-type="float" office:value="0.272727272727273" calcext:value-type="float">
            <text:p>0.27</text:p>
          </table:table-cell>
          <table:table-cell table:formula="of:=IF([.A36] &lt; [$Photodiode.$D$3]; (([$Photodiode.$D$3] - [.A36]) / ([$Photodiode.$D$3] - [$Photodiode.$B$3])); (([.A36] - [$Photodiode.$D$3]) / ([$Photodiode.$C$3] - [$Photodiode.$D$3])))" office:value-type="float" office:value="8" calcext:value-type="float">
            <text:p>8.00</text:p>
          </table:table-cell>
          <table:table-cell table:formula="of:=IF([.A36] &lt; [$Photodiode.$D$4]; (([$Photodiode.$D$4] - [.A36]) / ([$Photodiode.$D$4] - [$Photodiode.$B$4])); (([.A36] - [$Photodiode.$D$4]) / ([$Photodiode.$C$4] - [$Photodiode.$D$4])))" office:value-type="float" office:value="1.16666666666667" calcext:value-type="float">
            <text:p>1.17</text:p>
          </table:table-cell>
          <table:table-cell table:formula="of:=IF([.A36] &lt; [$Photodiode.$D$5]; (([$Photodiode.$D$5] - [.A36]) / ([$Photodiode.$D$5] - [$Photodiode.$B$5])); (([.A36] - [$Photodiode.$D$5]) / ([$Photodiode.$C$5] - [$Photodiode.$D$5])))" office:value-type="float" office:value="1.17948717948718" calcext:value-type="float">
            <text:p>1.18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37] &lt; [$Photodiode.$D$2]; (([$Photodiode.$D$2] - [.A37]) / ([$Photodiode.$D$2] - [$Photodiode.$B$2])); (([.A37] - [$Photodiode.$D$2]) / ([$Photodiode.$C$2] - [$Photodiode.$D$2])))" office:value-type="float" office:value="0.272727272727273" calcext:value-type="float">
            <text:p>0.27</text:p>
          </table:table-cell>
          <table:table-cell table:formula="of:=IF([.A37] &lt; [$Photodiode.$D$3]; (([$Photodiode.$D$3] - [.A37]) / ([$Photodiode.$D$3] - [$Photodiode.$B$3])); (([.A37] - [$Photodiode.$D$3]) / ([$Photodiode.$C$3] - [$Photodiode.$D$3])))" office:value-type="float" office:value="8" calcext:value-type="float">
            <text:p>8.00</text:p>
          </table:table-cell>
          <table:table-cell table:formula="of:=IF([.A37] &lt; [$Photodiode.$D$4]; (([$Photodiode.$D$4] - [.A37]) / ([$Photodiode.$D$4] - [$Photodiode.$B$4])); (([.A37] - [$Photodiode.$D$4]) / ([$Photodiode.$C$4] - [$Photodiode.$D$4])))" office:value-type="float" office:value="1.16666666666667" calcext:value-type="float">
            <text:p>1.17</text:p>
          </table:table-cell>
          <table:table-cell table:formula="of:=IF([.A37] &lt; [$Photodiode.$D$5]; (([$Photodiode.$D$5] - [.A37]) / ([$Photodiode.$D$5] - [$Photodiode.$B$5])); (([.A37] - [$Photodiode.$D$5]) / ([$Photodiode.$C$5] - [$Photodiode.$D$5])))" office:value-type="float" office:value="1.17948717948718" calcext:value-type="float">
            <text:p>1.18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IF([.A38] &lt; [$Photodiode.$D$2]; (([$Photodiode.$D$2] - [.A38]) / ([$Photodiode.$D$2] - [$Photodiode.$B$2])); (([.A38] - [$Photodiode.$D$2]) / ([$Photodiode.$C$2] - [$Photodiode.$D$2])))" office:value-type="float" office:value="0.272727272727273" calcext:value-type="float">
            <text:p>0.27</text:p>
          </table:table-cell>
          <table:table-cell table:formula="of:=IF([.A38] &lt; [$Photodiode.$D$3]; (([$Photodiode.$D$3] - [.A38]) / ([$Photodiode.$D$3] - [$Photodiode.$B$3])); (([.A38] - [$Photodiode.$D$3]) / ([$Photodiode.$C$3] - [$Photodiode.$D$3])))" office:value-type="float" office:value="8" calcext:value-type="float">
            <text:p>8.00</text:p>
          </table:table-cell>
          <table:table-cell table:formula="of:=IF([.A38] &lt; [$Photodiode.$D$4]; (([$Photodiode.$D$4] - [.A38]) / ([$Photodiode.$D$4] - [$Photodiode.$B$4])); (([.A38] - [$Photodiode.$D$4]) / ([$Photodiode.$C$4] - [$Photodiode.$D$4])))" office:value-type="float" office:value="1.16666666666667" calcext:value-type="float">
            <text:p>1.17</text:p>
          </table:table-cell>
          <table:table-cell table:formula="of:=IF([.A38] &lt; [$Photodiode.$D$5]; (([$Photodiode.$D$5] - [.A38]) / ([$Photodiode.$D$5] - [$Photodiode.$B$5])); (([.A38] - [$Photodiode.$D$5]) / ([$Photodiode.$C$5] - [$Photodiode.$D$5])))" office:value-type="float" office:value="1.17948717948718" calcext:value-type="float">
            <text:p>1.18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IF([.A39] &lt; [$Photodiode.$D$2]; (([$Photodiode.$D$2] - [.A39]) / ([$Photodiode.$D$2] - [$Photodiode.$B$2])); (([.A39] - [$Photodiode.$D$2]) / ([$Photodiode.$C$2] - [$Photodiode.$D$2])))" office:value-type="float" office:value="0.257575757575758" calcext:value-type="float">
            <text:p>0.26</text:p>
          </table:table-cell>
          <table:table-cell table:formula="of:=IF([.A39] &lt; [$Photodiode.$D$3]; (([$Photodiode.$D$3] - [.A39]) / ([$Photodiode.$D$3] - [$Photodiode.$B$3])); (([.A39] - [$Photodiode.$D$3]) / ([$Photodiode.$C$3] - [$Photodiode.$D$3])))" office:value-type="float" office:value="8.25" calcext:value-type="float">
            <text:p>8.25</text:p>
          </table:table-cell>
          <table:table-cell table:formula="of:=IF([.A39] &lt; [$Photodiode.$D$4]; (([$Photodiode.$D$4] - [.A39]) / ([$Photodiode.$D$4] - [$Photodiode.$B$4])); (([.A39] - [$Photodiode.$D$4]) / ([$Photodiode.$C$4] - [$Photodiode.$D$4])))" office:value-type="float" office:value="1.1875" calcext:value-type="float">
            <text:p>1.19</text:p>
          </table:table-cell>
          <table:table-cell table:formula="of:=IF([.A39] &lt; [$Photodiode.$D$5]; (([$Photodiode.$D$5] - [.A39]) / ([$Photodiode.$D$5] - [$Photodiode.$B$5])); (([.A39] - [$Photodiode.$D$5]) / ([$Photodiode.$C$5] - [$Photodiode.$D$5])))" office:value-type="float" office:value="1.18589743589744" calcext:value-type="float">
            <text:p>1.19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IF([.A40] &lt; [$Photodiode.$D$2]; (([$Photodiode.$D$2] - [.A40]) / ([$Photodiode.$D$2] - [$Photodiode.$B$2])); (([.A40] - [$Photodiode.$D$2]) / ([$Photodiode.$C$2] - [$Photodiode.$D$2])))" office:value-type="float" office:value="0.257575757575758" calcext:value-type="float">
            <text:p>0.26</text:p>
          </table:table-cell>
          <table:table-cell table:formula="of:=IF([.A40] &lt; [$Photodiode.$D$3]; (([$Photodiode.$D$3] - [.A40]) / ([$Photodiode.$D$3] - [$Photodiode.$B$3])); (([.A40] - [$Photodiode.$D$3]) / ([$Photodiode.$C$3] - [$Photodiode.$D$3])))" office:value-type="float" office:value="8.25" calcext:value-type="float">
            <text:p>8.25</text:p>
          </table:table-cell>
          <table:table-cell table:formula="of:=IF([.A40] &lt; [$Photodiode.$D$4]; (([$Photodiode.$D$4] - [.A40]) / ([$Photodiode.$D$4] - [$Photodiode.$B$4])); (([.A40] - [$Photodiode.$D$4]) / ([$Photodiode.$C$4] - [$Photodiode.$D$4])))" office:value-type="float" office:value="1.1875" calcext:value-type="float">
            <text:p>1.19</text:p>
          </table:table-cell>
          <table:table-cell table:formula="of:=IF([.A40] &lt; [$Photodiode.$D$5]; (([$Photodiode.$D$5] - [.A40]) / ([$Photodiode.$D$5] - [$Photodiode.$B$5])); (([.A40] - [$Photodiode.$D$5]) / ([$Photodiode.$C$5] - [$Photodiode.$D$5])))" office:value-type="float" office:value="1.18589743589744" calcext:value-type="float">
            <text:p>1.19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IF([.A41] &lt; [$Photodiode.$D$2]; (([$Photodiode.$D$2] - [.A41]) / ([$Photodiode.$D$2] - [$Photodiode.$B$2])); (([.A41] - [$Photodiode.$D$2]) / ([$Photodiode.$C$2] - [$Photodiode.$D$2])))" office:value-type="float" office:value="0.248484848484848" calcext:value-type="float">
            <text:p>0.25</text:p>
          </table:table-cell>
          <table:table-cell table:formula="of:=IF([.A41] &lt; [$Photodiode.$D$3]; (([$Photodiode.$D$3] - [.A41]) / ([$Photodiode.$D$3] - [$Photodiode.$B$3])); (([.A41] - [$Photodiode.$D$3]) / ([$Photodiode.$C$3] - [$Photodiode.$D$3])))" office:value-type="float" office:value="8.4" calcext:value-type="float">
            <text:p>8.40</text:p>
          </table:table-cell>
          <table:table-cell table:formula="of:=IF([.A41] &lt; [$Photodiode.$D$4]; (([$Photodiode.$D$4] - [.A41]) / ([$Photodiode.$D$4] - [$Photodiode.$B$4])); (([.A41] - [$Photodiode.$D$4]) / ([$Photodiode.$C$4] - [$Photodiode.$D$4])))" office:value-type="float" office:value="1.2" calcext:value-type="float">
            <text:p>1.20</text:p>
          </table:table-cell>
          <table:table-cell table:formula="of:=IF([.A41] &lt; [$Photodiode.$D$5]; (([$Photodiode.$D$5] - [.A41]) / ([$Photodiode.$D$5] - [$Photodiode.$B$5])); (([.A41] - [$Photodiode.$D$5]) / ([$Photodiode.$C$5] - [$Photodiode.$D$5])))" office:value-type="float" office:value="1.18974358974359" calcext:value-type="float">
            <text:p>1.19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IF([.A42] &lt; [$Photodiode.$D$2]; (([$Photodiode.$D$2] - [.A42]) / ([$Photodiode.$D$2] - [$Photodiode.$B$2])); (([.A42] - [$Photodiode.$D$2]) / ([$Photodiode.$C$2] - [$Photodiode.$D$2])))" office:value-type="float" office:value="0.242424242424242" calcext:value-type="float">
            <text:p>0.24</text:p>
          </table:table-cell>
          <table:table-cell table:formula="of:=IF([.A42] &lt; [$Photodiode.$D$3]; (([$Photodiode.$D$3] - [.A42]) / ([$Photodiode.$D$3] - [$Photodiode.$B$3])); (([.A42] - [$Photodiode.$D$3]) / ([$Photodiode.$C$3] - [$Photodiode.$D$3])))" office:value-type="float" office:value="8.5" calcext:value-type="float">
            <text:p>8.50</text:p>
          </table:table-cell>
          <table:table-cell table:formula="of:=IF([.A42] &lt; [$Photodiode.$D$4]; (([$Photodiode.$D$4] - [.A42]) / ([$Photodiode.$D$4] - [$Photodiode.$B$4])); (([.A42] - [$Photodiode.$D$4]) / ([$Photodiode.$C$4] - [$Photodiode.$D$4])))" office:value-type="float" office:value="1.20833333333333" calcext:value-type="float">
            <text:p>1.21</text:p>
          </table:table-cell>
          <table:table-cell table:formula="of:=IF([.A42] &lt; [$Photodiode.$D$5]; (([$Photodiode.$D$5] - [.A42]) / ([$Photodiode.$D$5] - [$Photodiode.$B$5])); (([.A42] - [$Photodiode.$D$5]) / ([$Photodiode.$C$5] - [$Photodiode.$D$5])))" office:value-type="float" office:value="1.19230769230769" calcext:value-type="float">
            <text:p>1.19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IF([.A43] &lt; [$Photodiode.$D$2]; (([$Photodiode.$D$2] - [.A43]) / ([$Photodiode.$D$2] - [$Photodiode.$B$2])); (([.A43] - [$Photodiode.$D$2]) / ([$Photodiode.$C$2] - [$Photodiode.$D$2])))" office:value-type="float" office:value="0.242424242424242" calcext:value-type="float">
            <text:p>0.24</text:p>
          </table:table-cell>
          <table:table-cell table:formula="of:=IF([.A43] &lt; [$Photodiode.$D$3]; (([$Photodiode.$D$3] - [.A43]) / ([$Photodiode.$D$3] - [$Photodiode.$B$3])); (([.A43] - [$Photodiode.$D$3]) / ([$Photodiode.$C$3] - [$Photodiode.$D$3])))" office:value-type="float" office:value="8.5" calcext:value-type="float">
            <text:p>8.50</text:p>
          </table:table-cell>
          <table:table-cell table:formula="of:=IF([.A43] &lt; [$Photodiode.$D$4]; (([$Photodiode.$D$4] - [.A43]) / ([$Photodiode.$D$4] - [$Photodiode.$B$4])); (([.A43] - [$Photodiode.$D$4]) / ([$Photodiode.$C$4] - [$Photodiode.$D$4])))" office:value-type="float" office:value="1.20833333333333" calcext:value-type="float">
            <text:p>1.21</text:p>
          </table:table-cell>
          <table:table-cell table:formula="of:=IF([.A43] &lt; [$Photodiode.$D$5]; (([$Photodiode.$D$5] - [.A43]) / ([$Photodiode.$D$5] - [$Photodiode.$B$5])); (([.A43] - [$Photodiode.$D$5]) / ([$Photodiode.$C$5] - [$Photodiode.$D$5])))" office:value-type="float" office:value="1.19230769230769" calcext:value-type="float">
            <text:p>1.19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44] &lt; [$Photodiode.$D$2]; (([$Photodiode.$D$2] - [.A44]) / ([$Photodiode.$D$2] - [$Photodiode.$B$2])); (([.A44] - [$Photodiode.$D$2]) / ([$Photodiode.$C$2] - [$Photodiode.$D$2])))" office:value-type="float" office:value="0.227272727272727" calcext:value-type="float">
            <text:p>0.23</text:p>
          </table:table-cell>
          <table:table-cell table:formula="of:=IF([.A44] &lt; [$Photodiode.$D$3]; (([$Photodiode.$D$3] - [.A44]) / ([$Photodiode.$D$3] - [$Photodiode.$B$3])); (([.A44] - [$Photodiode.$D$3]) / ([$Photodiode.$C$3] - [$Photodiode.$D$3])))" office:value-type="float" office:value="8.75" calcext:value-type="float">
            <text:p>8.75</text:p>
          </table:table-cell>
          <table:table-cell table:formula="of:=IF([.A44] &lt; [$Photodiode.$D$4]; (([$Photodiode.$D$4] - [.A44]) / ([$Photodiode.$D$4] - [$Photodiode.$B$4])); (([.A44] - [$Photodiode.$D$4]) / ([$Photodiode.$C$4] - [$Photodiode.$D$4])))" office:value-type="float" office:value="1.22916666666667" calcext:value-type="float">
            <text:p>1.23</text:p>
          </table:table-cell>
          <table:table-cell table:formula="of:=IF([.A44] &lt; [$Photodiode.$D$5]; (([$Photodiode.$D$5] - [.A44]) / ([$Photodiode.$D$5] - [$Photodiode.$B$5])); (([.A44] - [$Photodiode.$D$5]) / ([$Photodiode.$C$5] - [$Photodiode.$D$5])))" office:value-type="float" office:value="1.19871794871795" calcext:value-type="float">
            <text:p>1.20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IF([.A45] &lt; [$Photodiode.$D$2]; (([$Photodiode.$D$2] - [.A45]) / ([$Photodiode.$D$2] - [$Photodiode.$B$2])); (([.A45] - [$Photodiode.$D$2]) / ([$Photodiode.$C$2] - [$Photodiode.$D$2])))" office:value-type="float" office:value="0.221212121212121" calcext:value-type="float">
            <text:p>0.22</text:p>
          </table:table-cell>
          <table:table-cell table:formula="of:=IF([.A45] &lt; [$Photodiode.$D$3]; (([$Photodiode.$D$3] - [.A45]) / ([$Photodiode.$D$3] - [$Photodiode.$B$3])); (([.A45] - [$Photodiode.$D$3]) / ([$Photodiode.$C$3] - [$Photodiode.$D$3])))" office:value-type="float" office:value="8.85" calcext:value-type="float">
            <text:p>8.85</text:p>
          </table:table-cell>
          <table:table-cell table:formula="of:=IF([.A45] &lt; [$Photodiode.$D$4]; (([$Photodiode.$D$4] - [.A45]) / ([$Photodiode.$D$4] - [$Photodiode.$B$4])); (([.A45] - [$Photodiode.$D$4]) / ([$Photodiode.$C$4] - [$Photodiode.$D$4])))" office:value-type="float" office:value="1.2375" calcext:value-type="float">
            <text:p>1.24</text:p>
          </table:table-cell>
          <table:table-cell table:formula="of:=IF([.A45] &lt; [$Photodiode.$D$5]; (([$Photodiode.$D$5] - [.A45]) / ([$Photodiode.$D$5] - [$Photodiode.$B$5])); (([.A45] - [$Photodiode.$D$5]) / ([$Photodiode.$C$5] - [$Photodiode.$D$5])))" office:value-type="float" office:value="1.20128205128205" calcext:value-type="float">
            <text:p>1.20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IF([.A46] &lt; [$Photodiode.$D$2]; (([$Photodiode.$D$2] - [.A46]) / ([$Photodiode.$D$2] - [$Photodiode.$B$2])); (([.A46] - [$Photodiode.$D$2]) / ([$Photodiode.$C$2] - [$Photodiode.$D$2])))" office:value-type="float" office:value="0.215151515151515" calcext:value-type="float">
            <text:p>0.22</text:p>
          </table:table-cell>
          <table:table-cell table:formula="of:=IF([.A46] &lt; [$Photodiode.$D$3]; (([$Photodiode.$D$3] - [.A46]) / ([$Photodiode.$D$3] - [$Photodiode.$B$3])); (([.A46] - [$Photodiode.$D$3]) / ([$Photodiode.$C$3] - [$Photodiode.$D$3])))" office:value-type="float" office:value="8.95" calcext:value-type="float">
            <text:p>8.95</text:p>
          </table:table-cell>
          <table:table-cell table:formula="of:=IF([.A46] &lt; [$Photodiode.$D$4]; (([$Photodiode.$D$4] - [.A46]) / ([$Photodiode.$D$4] - [$Photodiode.$B$4])); (([.A46] - [$Photodiode.$D$4]) / ([$Photodiode.$C$4] - [$Photodiode.$D$4])))" office:value-type="float" office:value="1.24583333333333" calcext:value-type="float">
            <text:p>1.25</text:p>
          </table:table-cell>
          <table:table-cell table:formula="of:=IF([.A46] &lt; [$Photodiode.$D$5]; (([$Photodiode.$D$5] - [.A46]) / ([$Photodiode.$D$5] - [$Photodiode.$B$5])); (([.A46] - [$Photodiode.$D$5]) / ([$Photodiode.$C$5] - [$Photodiode.$D$5])))" office:value-type="float" office:value="1.20384615384615" calcext:value-type="float">
            <text:p>1.20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IF([.A47] &lt; [$Photodiode.$D$2]; (([$Photodiode.$D$2] - [.A47]) / ([$Photodiode.$D$2] - [$Photodiode.$B$2])); (([.A47] - [$Photodiode.$D$2]) / ([$Photodiode.$C$2] - [$Photodiode.$D$2])))" office:value-type="float" office:value="0.212121212121212" calcext:value-type="float">
            <text:p>0.21</text:p>
          </table:table-cell>
          <table:table-cell table:formula="of:=IF([.A47] &lt; [$Photodiode.$D$3]; (([$Photodiode.$D$3] - [.A47]) / ([$Photodiode.$D$3] - [$Photodiode.$B$3])); (([.A47] - [$Photodiode.$D$3]) / ([$Photodiode.$C$3] - [$Photodiode.$D$3])))" office:value-type="float" office:value="9" calcext:value-type="float">
            <text:p>9.00</text:p>
          </table:table-cell>
          <table:table-cell table:formula="of:=IF([.A47] &lt; [$Photodiode.$D$4]; (([$Photodiode.$D$4] - [.A47]) / ([$Photodiode.$D$4] - [$Photodiode.$B$4])); (([.A47] - [$Photodiode.$D$4]) / ([$Photodiode.$C$4] - [$Photodiode.$D$4])))" office:value-type="float" office:value="1.25" calcext:value-type="float">
            <text:p>1.25</text:p>
          </table:table-cell>
          <table:table-cell table:formula="of:=IF([.A47] &lt; [$Photodiode.$D$5]; (([$Photodiode.$D$5] - [.A47]) / ([$Photodiode.$D$5] - [$Photodiode.$B$5])); (([.A47] - [$Photodiode.$D$5]) / ([$Photodiode.$C$5] - [$Photodiode.$D$5])))" office:value-type="float" office:value="1.20512820512821" calcext:value-type="float">
            <text:p>1.21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IF([.A48] &lt; [$Photodiode.$D$2]; (([$Photodiode.$D$2] - [.A48]) / ([$Photodiode.$D$2] - [$Photodiode.$B$2])); (([.A48] - [$Photodiode.$D$2]) / ([$Photodiode.$C$2] - [$Photodiode.$D$2])))" office:value-type="float" office:value="0.209090909090909" calcext:value-type="float">
            <text:p>0.21</text:p>
          </table:table-cell>
          <table:table-cell table:formula="of:=IF([.A48] &lt; [$Photodiode.$D$3]; (([$Photodiode.$D$3] - [.A48]) / ([$Photodiode.$D$3] - [$Photodiode.$B$3])); (([.A48] - [$Photodiode.$D$3]) / ([$Photodiode.$C$3] - [$Photodiode.$D$3])))" office:value-type="float" office:value="9.05" calcext:value-type="float">
            <text:p>9.05</text:p>
          </table:table-cell>
          <table:table-cell table:formula="of:=IF([.A48] &lt; [$Photodiode.$D$4]; (([$Photodiode.$D$4] - [.A48]) / ([$Photodiode.$D$4] - [$Photodiode.$B$4])); (([.A48] - [$Photodiode.$D$4]) / ([$Photodiode.$C$4] - [$Photodiode.$D$4])))" office:value-type="float" office:value="1.25416666666667" calcext:value-type="float">
            <text:p>1.25</text:p>
          </table:table-cell>
          <table:table-cell table:formula="of:=IF([.A48] &lt; [$Photodiode.$D$5]; (([$Photodiode.$D$5] - [.A48]) / ([$Photodiode.$D$5] - [$Photodiode.$B$5])); (([.A48] - [$Photodiode.$D$5]) / ([$Photodiode.$C$5] - [$Photodiode.$D$5])))" office:value-type="float" office:value="1.20641025641026" calcext:value-type="float">
            <text:p>1.21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49] &lt; [$Photodiode.$D$2]; (([$Photodiode.$D$2] - [.A49]) / ([$Photodiode.$D$2] - [$Photodiode.$B$2])); (([.A49] - [$Photodiode.$D$2]) / ([$Photodiode.$C$2] - [$Photodiode.$D$2])))" office:value-type="float" office:value="0.206060606060606" calcext:value-type="float">
            <text:p>0.21</text:p>
          </table:table-cell>
          <table:table-cell table:formula="of:=IF([.A49] &lt; [$Photodiode.$D$3]; (([$Photodiode.$D$3] - [.A49]) / ([$Photodiode.$D$3] - [$Photodiode.$B$3])); (([.A49] - [$Photodiode.$D$3]) / ([$Photodiode.$C$3] - [$Photodiode.$D$3])))" office:value-type="float" office:value="9.1" calcext:value-type="float">
            <text:p>9.10</text:p>
          </table:table-cell>
          <table:table-cell table:formula="of:=IF([.A49] &lt; [$Photodiode.$D$4]; (([$Photodiode.$D$4] - [.A49]) / ([$Photodiode.$D$4] - [$Photodiode.$B$4])); (([.A49] - [$Photodiode.$D$4]) / ([$Photodiode.$C$4] - [$Photodiode.$D$4])))" office:value-type="float" office:value="1.25833333333333" calcext:value-type="float">
            <text:p>1.26</text:p>
          </table:table-cell>
          <table:table-cell table:formula="of:=IF([.A49] &lt; [$Photodiode.$D$5]; (([$Photodiode.$D$5] - [.A49]) / ([$Photodiode.$D$5] - [$Photodiode.$B$5])); (([.A49] - [$Photodiode.$D$5]) / ([$Photodiode.$C$5] - [$Photodiode.$D$5])))" office:value-type="float" office:value="1.20769230769231" calcext:value-type="float">
            <text:p>1.21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IF([.A50] &lt; [$Photodiode.$D$2]; (([$Photodiode.$D$2] - [.A50]) / ([$Photodiode.$D$2] - [$Photodiode.$B$2])); (([.A50] - [$Photodiode.$D$2]) / ([$Photodiode.$C$2] - [$Photodiode.$D$2])))" office:value-type="float" office:value="0.203030303030303" calcext:value-type="float">
            <text:p>0.20</text:p>
          </table:table-cell>
          <table:table-cell table:formula="of:=IF([.A50] &lt; [$Photodiode.$D$3]; (([$Photodiode.$D$3] - [.A50]) / ([$Photodiode.$D$3] - [$Photodiode.$B$3])); (([.A50] - [$Photodiode.$D$3]) / ([$Photodiode.$C$3] - [$Photodiode.$D$3])))" office:value-type="float" office:value="9.15" calcext:value-type="float">
            <text:p>9.15</text:p>
          </table:table-cell>
          <table:table-cell table:formula="of:=IF([.A50] &lt; [$Photodiode.$D$4]; (([$Photodiode.$D$4] - [.A50]) / ([$Photodiode.$D$4] - [$Photodiode.$B$4])); (([.A50] - [$Photodiode.$D$4]) / ([$Photodiode.$C$4] - [$Photodiode.$D$4])))" office:value-type="float" office:value="1.2625" calcext:value-type="float">
            <text:p>1.26</text:p>
          </table:table-cell>
          <table:table-cell table:formula="of:=IF([.A50] &lt; [$Photodiode.$D$5]; (([$Photodiode.$D$5] - [.A50]) / ([$Photodiode.$D$5] - [$Photodiode.$B$5])); (([.A50] - [$Photodiode.$D$5]) / ([$Photodiode.$C$5] - [$Photodiode.$D$5])))" office:value-type="float" office:value="1.20897435897436" calcext:value-type="float">
            <text:p>1.21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IF([.A51] &lt; [$Photodiode.$D$2]; (([$Photodiode.$D$2] - [.A51]) / ([$Photodiode.$D$2] - [$Photodiode.$B$2])); (([.A51] - [$Photodiode.$D$2]) / ([$Photodiode.$C$2] - [$Photodiode.$D$2])))" office:value-type="float" office:value="0.2" calcext:value-type="float">
            <text:p>0.20</text:p>
          </table:table-cell>
          <table:table-cell table:formula="of:=IF([.A51] &lt; [$Photodiode.$D$3]; (([$Photodiode.$D$3] - [.A51]) / ([$Photodiode.$D$3] - [$Photodiode.$B$3])); (([.A51] - [$Photodiode.$D$3]) / ([$Photodiode.$C$3] - [$Photodiode.$D$3])))" office:value-type="float" office:value="9.2" calcext:value-type="float">
            <text:p>9.20</text:p>
          </table:table-cell>
          <table:table-cell table:formula="of:=IF([.A51] &lt; [$Photodiode.$D$4]; (([$Photodiode.$D$4] - [.A51]) / ([$Photodiode.$D$4] - [$Photodiode.$B$4])); (([.A51] - [$Photodiode.$D$4]) / ([$Photodiode.$C$4] - [$Photodiode.$D$4])))" office:value-type="float" office:value="1.26666666666667" calcext:value-type="float">
            <text:p>1.27</text:p>
          </table:table-cell>
          <table:table-cell table:formula="of:=IF([.A51] &lt; [$Photodiode.$D$5]; (([$Photodiode.$D$5] - [.A51]) / ([$Photodiode.$D$5] - [$Photodiode.$B$5])); (([.A51] - [$Photodiode.$D$5]) / ([$Photodiode.$C$5] - [$Photodiode.$D$5])))" office:value-type="float" office:value="1.21025641025641" calcext:value-type="float">
            <text:p>1.21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52] &lt; [$Photodiode.$D$2]; (([$Photodiode.$D$2] - [.A52]) / ([$Photodiode.$D$2] - [$Photodiode.$B$2])); (([.A52] - [$Photodiode.$D$2]) / ([$Photodiode.$C$2] - [$Photodiode.$D$2])))" office:value-type="float" office:value="0.196969696969697" calcext:value-type="float">
            <text:p>0.20</text:p>
          </table:table-cell>
          <table:table-cell table:formula="of:=IF([.A52] &lt; [$Photodiode.$D$3]; (([$Photodiode.$D$3] - [.A52]) / ([$Photodiode.$D$3] - [$Photodiode.$B$3])); (([.A52] - [$Photodiode.$D$3]) / ([$Photodiode.$C$3] - [$Photodiode.$D$3])))" office:value-type="float" office:value="9.25" calcext:value-type="float">
            <text:p>9.25</text:p>
          </table:table-cell>
          <table:table-cell table:formula="of:=IF([.A52] &lt; [$Photodiode.$D$4]; (([$Photodiode.$D$4] - [.A52]) / ([$Photodiode.$D$4] - [$Photodiode.$B$4])); (([.A52] - [$Photodiode.$D$4]) / ([$Photodiode.$C$4] - [$Photodiode.$D$4])))" office:value-type="float" office:value="1.27083333333333" calcext:value-type="float">
            <text:p>1.27</text:p>
          </table:table-cell>
          <table:table-cell table:formula="of:=IF([.A52] &lt; [$Photodiode.$D$5]; (([$Photodiode.$D$5] - [.A52]) / ([$Photodiode.$D$5] - [$Photodiode.$B$5])); (([.A52] - [$Photodiode.$D$5]) / ([$Photodiode.$C$5] - [$Photodiode.$D$5])))" office:value-type="float" office:value="1.21153846153846" calcext:value-type="float">
            <text:p>1.21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53] &lt; [$Photodiode.$D$2]; (([$Photodiode.$D$2] - [.A53]) / ([$Photodiode.$D$2] - [$Photodiode.$B$2])); (([.A53] - [$Photodiode.$D$2]) / ([$Photodiode.$C$2] - [$Photodiode.$D$2])))" office:value-type="float" office:value="0.193939393939394" calcext:value-type="float">
            <text:p>0.19</text:p>
          </table:table-cell>
          <table:table-cell table:formula="of:=IF([.A53] &lt; [$Photodiode.$D$3]; (([$Photodiode.$D$3] - [.A53]) / ([$Photodiode.$D$3] - [$Photodiode.$B$3])); (([.A53] - [$Photodiode.$D$3]) / ([$Photodiode.$C$3] - [$Photodiode.$D$3])))" office:value-type="float" office:value="9.3" calcext:value-type="float">
            <text:p>9.30</text:p>
          </table:table-cell>
          <table:table-cell table:formula="of:=IF([.A53] &lt; [$Photodiode.$D$4]; (([$Photodiode.$D$4] - [.A53]) / ([$Photodiode.$D$4] - [$Photodiode.$B$4])); (([.A53] - [$Photodiode.$D$4]) / ([$Photodiode.$C$4] - [$Photodiode.$D$4])))" office:value-type="float" office:value="1.275" calcext:value-type="float">
            <text:p>1.28</text:p>
          </table:table-cell>
          <table:table-cell table:formula="of:=IF([.A53] &lt; [$Photodiode.$D$5]; (([$Photodiode.$D$5] - [.A53]) / ([$Photodiode.$D$5] - [$Photodiode.$B$5])); (([.A53] - [$Photodiode.$D$5]) / ([$Photodiode.$C$5] - [$Photodiode.$D$5])))" office:value-type="float" office:value="1.21282051282051" calcext:value-type="float">
            <text:p>1.21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IF([.A54] &lt; [$Photodiode.$D$2]; (([$Photodiode.$D$2] - [.A54]) / ([$Photodiode.$D$2] - [$Photodiode.$B$2])); (([.A54] - [$Photodiode.$D$2]) / ([$Photodiode.$C$2] - [$Photodiode.$D$2])))" office:value-type="float" office:value="0.190909090909091" calcext:value-type="float">
            <text:p>0.19</text:p>
          </table:table-cell>
          <table:table-cell table:formula="of:=IF([.A54] &lt; [$Photodiode.$D$3]; (([$Photodiode.$D$3] - [.A54]) / ([$Photodiode.$D$3] - [$Photodiode.$B$3])); (([.A54] - [$Photodiode.$D$3]) / ([$Photodiode.$C$3] - [$Photodiode.$D$3])))" office:value-type="float" office:value="9.35" calcext:value-type="float">
            <text:p>9.35</text:p>
          </table:table-cell>
          <table:table-cell table:formula="of:=IF([.A54] &lt; [$Photodiode.$D$4]; (([$Photodiode.$D$4] - [.A54]) / ([$Photodiode.$D$4] - [$Photodiode.$B$4])); (([.A54] - [$Photodiode.$D$4]) / ([$Photodiode.$C$4] - [$Photodiode.$D$4])))" office:value-type="float" office:value="1.27916666666667" calcext:value-type="float">
            <text:p>1.28</text:p>
          </table:table-cell>
          <table:table-cell table:formula="of:=IF([.A54] &lt; [$Photodiode.$D$5]; (([$Photodiode.$D$5] - [.A54]) / ([$Photodiode.$D$5] - [$Photodiode.$B$5])); (([.A54] - [$Photodiode.$D$5]) / ([$Photodiode.$C$5] - [$Photodiode.$D$5])))" office:value-type="float" office:value="1.21410256410256" calcext:value-type="float">
            <text:p>1.21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IF([.A55] &lt; [$Photodiode.$D$2]; (([$Photodiode.$D$2] - [.A55]) / ([$Photodiode.$D$2] - [$Photodiode.$B$2])); (([.A55] - [$Photodiode.$D$2]) / ([$Photodiode.$C$2] - [$Photodiode.$D$2])))" office:value-type="float" office:value="0.190909090909091" calcext:value-type="float">
            <text:p>0.19</text:p>
          </table:table-cell>
          <table:table-cell table:formula="of:=IF([.A55] &lt; [$Photodiode.$D$3]; (([$Photodiode.$D$3] - [.A55]) / ([$Photodiode.$D$3] - [$Photodiode.$B$3])); (([.A55] - [$Photodiode.$D$3]) / ([$Photodiode.$C$3] - [$Photodiode.$D$3])))" office:value-type="float" office:value="9.35" calcext:value-type="float">
            <text:p>9.35</text:p>
          </table:table-cell>
          <table:table-cell table:formula="of:=IF([.A55] &lt; [$Photodiode.$D$4]; (([$Photodiode.$D$4] - [.A55]) / ([$Photodiode.$D$4] - [$Photodiode.$B$4])); (([.A55] - [$Photodiode.$D$4]) / ([$Photodiode.$C$4] - [$Photodiode.$D$4])))" office:value-type="float" office:value="1.27916666666667" calcext:value-type="float">
            <text:p>1.28</text:p>
          </table:table-cell>
          <table:table-cell table:formula="of:=IF([.A55] &lt; [$Photodiode.$D$5]; (([$Photodiode.$D$5] - [.A55]) / ([$Photodiode.$D$5] - [$Photodiode.$B$5])); (([.A55] - [$Photodiode.$D$5]) / ([$Photodiode.$C$5] - [$Photodiode.$D$5])))" office:value-type="float" office:value="1.21410256410256" calcext:value-type="float">
            <text:p>1.21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56] &lt; [$Photodiode.$D$2]; (([$Photodiode.$D$2] - [.A56]) / ([$Photodiode.$D$2] - [$Photodiode.$B$2])); (([.A56] - [$Photodiode.$D$2]) / ([$Photodiode.$C$2] - [$Photodiode.$D$2])))" office:value-type="float" office:value="0.187878787878788" calcext:value-type="float">
            <text:p>0.19</text:p>
          </table:table-cell>
          <table:table-cell table:formula="of:=IF([.A56] &lt; [$Photodiode.$D$3]; (([$Photodiode.$D$3] - [.A56]) / ([$Photodiode.$D$3] - [$Photodiode.$B$3])); (([.A56] - [$Photodiode.$D$3]) / ([$Photodiode.$C$3] - [$Photodiode.$D$3])))" office:value-type="float" office:value="9.4" calcext:value-type="float">
            <text:p>9.40</text:p>
          </table:table-cell>
          <table:table-cell table:formula="of:=IF([.A56] &lt; [$Photodiode.$D$4]; (([$Photodiode.$D$4] - [.A56]) / ([$Photodiode.$D$4] - [$Photodiode.$B$4])); (([.A56] - [$Photodiode.$D$4]) / ([$Photodiode.$C$4] - [$Photodiode.$D$4])))" office:value-type="float" office:value="1.28333333333333" calcext:value-type="float">
            <text:p>1.28</text:p>
          </table:table-cell>
          <table:table-cell table:formula="of:=IF([.A56] &lt; [$Photodiode.$D$5]; (([$Photodiode.$D$5] - [.A56]) / ([$Photodiode.$D$5] - [$Photodiode.$B$5])); (([.A56] - [$Photodiode.$D$5]) / ([$Photodiode.$C$5] - [$Photodiode.$D$5])))" office:value-type="float" office:value="1.21538461538462" calcext:value-type="float">
            <text:p>1.22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IF([.A57] &lt; [$Photodiode.$D$2]; (([$Photodiode.$D$2] - [.A57]) / ([$Photodiode.$D$2] - [$Photodiode.$B$2])); (([.A57] - [$Photodiode.$D$2]) / ([$Photodiode.$C$2] - [$Photodiode.$D$2])))" office:value-type="float" office:value="0.187878787878788" calcext:value-type="float">
            <text:p>0.19</text:p>
          </table:table-cell>
          <table:table-cell table:formula="of:=IF([.A57] &lt; [$Photodiode.$D$3]; (([$Photodiode.$D$3] - [.A57]) / ([$Photodiode.$D$3] - [$Photodiode.$B$3])); (([.A57] - [$Photodiode.$D$3]) / ([$Photodiode.$C$3] - [$Photodiode.$D$3])))" office:value-type="float" office:value="9.4" calcext:value-type="float">
            <text:p>9.40</text:p>
          </table:table-cell>
          <table:table-cell table:formula="of:=IF([.A57] &lt; [$Photodiode.$D$4]; (([$Photodiode.$D$4] - [.A57]) / ([$Photodiode.$D$4] - [$Photodiode.$B$4])); (([.A57] - [$Photodiode.$D$4]) / ([$Photodiode.$C$4] - [$Photodiode.$D$4])))" office:value-type="float" office:value="1.28333333333333" calcext:value-type="float">
            <text:p>1.28</text:p>
          </table:table-cell>
          <table:table-cell table:formula="of:=IF([.A57] &lt; [$Photodiode.$D$5]; (([$Photodiode.$D$5] - [.A57]) / ([$Photodiode.$D$5] - [$Photodiode.$B$5])); (([.A57] - [$Photodiode.$D$5]) / ([$Photodiode.$C$5] - [$Photodiode.$D$5])))" office:value-type="float" office:value="1.21538461538462" calcext:value-type="float">
            <text:p>1.22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IF([.A58] &lt; [$Photodiode.$D$2]; (([$Photodiode.$D$2] - [.A58]) / ([$Photodiode.$D$2] - [$Photodiode.$B$2])); (([.A58] - [$Photodiode.$D$2]) / ([$Photodiode.$C$2] - [$Photodiode.$D$2])))" office:value-type="float" office:value="0.184848484848485" calcext:value-type="float">
            <text:p>0.18</text:p>
          </table:table-cell>
          <table:table-cell table:formula="of:=IF([.A58] &lt; [$Photodiode.$D$3]; (([$Photodiode.$D$3] - [.A58]) / ([$Photodiode.$D$3] - [$Photodiode.$B$3])); (([.A58] - [$Photodiode.$D$3]) / ([$Photodiode.$C$3] - [$Photodiode.$D$3])))" office:value-type="float" office:value="9.45" calcext:value-type="float">
            <text:p>9.45</text:p>
          </table:table-cell>
          <table:table-cell table:formula="of:=IF([.A58] &lt; [$Photodiode.$D$4]; (([$Photodiode.$D$4] - [.A58]) / ([$Photodiode.$D$4] - [$Photodiode.$B$4])); (([.A58] - [$Photodiode.$D$4]) / ([$Photodiode.$C$4] - [$Photodiode.$D$4])))" office:value-type="float" office:value="1.2875" calcext:value-type="float">
            <text:p>1.29</text:p>
          </table:table-cell>
          <table:table-cell table:formula="of:=IF([.A58] &lt; [$Photodiode.$D$5]; (([$Photodiode.$D$5] - [.A58]) / ([$Photodiode.$D$5] - [$Photodiode.$B$5])); (([.A58] - [$Photodiode.$D$5]) / ([$Photodiode.$C$5] - [$Photodiode.$D$5])))" office:value-type="float" office:value="1.21666666666667" calcext:value-type="float">
            <text:p>1.22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IF([.A59] &lt; [$Photodiode.$D$2]; (([$Photodiode.$D$2] - [.A59]) / ([$Photodiode.$D$2] - [$Photodiode.$B$2])); (([.A59] - [$Photodiode.$D$2]) / ([$Photodiode.$C$2] - [$Photodiode.$D$2])))" office:value-type="float" office:value="0.181818181818182" calcext:value-type="float">
            <text:p>0.18</text:p>
          </table:table-cell>
          <table:table-cell table:formula="of:=IF([.A59] &lt; [$Photodiode.$D$3]; (([$Photodiode.$D$3] - [.A59]) / ([$Photodiode.$D$3] - [$Photodiode.$B$3])); (([.A59] - [$Photodiode.$D$3]) / ([$Photodiode.$C$3] - [$Photodiode.$D$3])))" office:value-type="float" office:value="9.5" calcext:value-type="float">
            <text:p>9.50</text:p>
          </table:table-cell>
          <table:table-cell table:formula="of:=IF([.A59] &lt; [$Photodiode.$D$4]; (([$Photodiode.$D$4] - [.A59]) / ([$Photodiode.$D$4] - [$Photodiode.$B$4])); (([.A59] - [$Photodiode.$D$4]) / ([$Photodiode.$C$4] - [$Photodiode.$D$4])))" office:value-type="float" office:value="1.29166666666667" calcext:value-type="float">
            <text:p>1.29</text:p>
          </table:table-cell>
          <table:table-cell table:formula="of:=IF([.A59] &lt; [$Photodiode.$D$5]; (([$Photodiode.$D$5] - [.A59]) / ([$Photodiode.$D$5] - [$Photodiode.$B$5])); (([.A59] - [$Photodiode.$D$5]) / ([$Photodiode.$C$5] - [$Photodiode.$D$5])))" office:value-type="float" office:value="1.21794871794872" calcext:value-type="float">
            <text:p>1.22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60] &lt; [$Photodiode.$D$2]; (([$Photodiode.$D$2] - [.A60]) / ([$Photodiode.$D$2] - [$Photodiode.$B$2])); (([.A60] - [$Photodiode.$D$2]) / ([$Photodiode.$C$2] - [$Photodiode.$D$2])))" office:value-type="float" office:value="0.181818181818182" calcext:value-type="float">
            <text:p>0.18</text:p>
          </table:table-cell>
          <table:table-cell table:formula="of:=IF([.A60] &lt; [$Photodiode.$D$3]; (([$Photodiode.$D$3] - [.A60]) / ([$Photodiode.$D$3] - [$Photodiode.$B$3])); (([.A60] - [$Photodiode.$D$3]) / ([$Photodiode.$C$3] - [$Photodiode.$D$3])))" office:value-type="float" office:value="9.5" calcext:value-type="float">
            <text:p>9.50</text:p>
          </table:table-cell>
          <table:table-cell table:formula="of:=IF([.A60] &lt; [$Photodiode.$D$4]; (([$Photodiode.$D$4] - [.A60]) / ([$Photodiode.$D$4] - [$Photodiode.$B$4])); (([.A60] - [$Photodiode.$D$4]) / ([$Photodiode.$C$4] - [$Photodiode.$D$4])))" office:value-type="float" office:value="1.29166666666667" calcext:value-type="float">
            <text:p>1.29</text:p>
          </table:table-cell>
          <table:table-cell table:formula="of:=IF([.A60] &lt; [$Photodiode.$D$5]; (([$Photodiode.$D$5] - [.A60]) / ([$Photodiode.$D$5] - [$Photodiode.$B$5])); (([.A60] - [$Photodiode.$D$5]) / ([$Photodiode.$C$5] - [$Photodiode.$D$5])))" office:value-type="float" office:value="1.21794871794872" calcext:value-type="float">
            <text:p>1.22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61] &lt; [$Photodiode.$D$2]; (([$Photodiode.$D$2] - [.A61]) / ([$Photodiode.$D$2] - [$Photodiode.$B$2])); (([.A61] - [$Photodiode.$D$2]) / ([$Photodiode.$C$2] - [$Photodiode.$D$2])))" office:value-type="float" office:value="0.178787878787879" calcext:value-type="float">
            <text:p>0.18</text:p>
          </table:table-cell>
          <table:table-cell table:formula="of:=IF([.A61] &lt; [$Photodiode.$D$3]; (([$Photodiode.$D$3] - [.A61]) / ([$Photodiode.$D$3] - [$Photodiode.$B$3])); (([.A61] - [$Photodiode.$D$3]) / ([$Photodiode.$C$3] - [$Photodiode.$D$3])))" office:value-type="float" office:value="9.55" calcext:value-type="float">
            <text:p>9.55</text:p>
          </table:table-cell>
          <table:table-cell table:formula="of:=IF([.A61] &lt; [$Photodiode.$D$4]; (([$Photodiode.$D$4] - [.A61]) / ([$Photodiode.$D$4] - [$Photodiode.$B$4])); (([.A61] - [$Photodiode.$D$4]) / ([$Photodiode.$C$4] - [$Photodiode.$D$4])))" office:value-type="float" office:value="1.29583333333333" calcext:value-type="float">
            <text:p>1.30</text:p>
          </table:table-cell>
          <table:table-cell table:formula="of:=IF([.A61] &lt; [$Photodiode.$D$5]; (([$Photodiode.$D$5] - [.A61]) / ([$Photodiode.$D$5] - [$Photodiode.$B$5])); (([.A61] - [$Photodiode.$D$5]) / ([$Photodiode.$C$5] - [$Photodiode.$D$5])))" office:value-type="float" office:value="1.21923076923077" calcext:value-type="float">
            <text:p>1.22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IF([.A62] &lt; [$Photodiode.$D$2]; (([$Photodiode.$D$2] - [.A62]) / ([$Photodiode.$D$2] - [$Photodiode.$B$2])); (([.A62] - [$Photodiode.$D$2]) / ([$Photodiode.$C$2] - [$Photodiode.$D$2])))" office:value-type="float" office:value="0.172727272727273" calcext:value-type="float">
            <text:p>0.17</text:p>
          </table:table-cell>
          <table:table-cell table:formula="of:=IF([.A62] &lt; [$Photodiode.$D$3]; (([$Photodiode.$D$3] - [.A62]) / ([$Photodiode.$D$3] - [$Photodiode.$B$3])); (([.A62] - [$Photodiode.$D$3]) / ([$Photodiode.$C$3] - [$Photodiode.$D$3])))" office:value-type="float" office:value="9.65" calcext:value-type="float">
            <text:p>9.65</text:p>
          </table:table-cell>
          <table:table-cell table:formula="of:=IF([.A62] &lt; [$Photodiode.$D$4]; (([$Photodiode.$D$4] - [.A62]) / ([$Photodiode.$D$4] - [$Photodiode.$B$4])); (([.A62] - [$Photodiode.$D$4]) / ([$Photodiode.$C$4] - [$Photodiode.$D$4])))" office:value-type="float" office:value="1.30416666666667" calcext:value-type="float">
            <text:p>1.30</text:p>
          </table:table-cell>
          <table:table-cell table:formula="of:=IF([.A62] &lt; [$Photodiode.$D$5]; (([$Photodiode.$D$5] - [.A62]) / ([$Photodiode.$D$5] - [$Photodiode.$B$5])); (([.A62] - [$Photodiode.$D$5]) / ([$Photodiode.$C$5] - [$Photodiode.$D$5])))" office:value-type="float" office:value="1.22179487179487" calcext:value-type="float">
            <text:p>1.22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IF([.A63] &lt; [$Photodiode.$D$2]; (([$Photodiode.$D$2] - [.A63]) / ([$Photodiode.$D$2] - [$Photodiode.$B$2])); (([.A63] - [$Photodiode.$D$2]) / ([$Photodiode.$C$2] - [$Photodiode.$D$2])))" office:value-type="float" office:value="0.172727272727273" calcext:value-type="float">
            <text:p>0.17</text:p>
          </table:table-cell>
          <table:table-cell table:formula="of:=IF([.A63] &lt; [$Photodiode.$D$3]; (([$Photodiode.$D$3] - [.A63]) / ([$Photodiode.$D$3] - [$Photodiode.$B$3])); (([.A63] - [$Photodiode.$D$3]) / ([$Photodiode.$C$3] - [$Photodiode.$D$3])))" office:value-type="float" office:value="9.65" calcext:value-type="float">
            <text:p>9.65</text:p>
          </table:table-cell>
          <table:table-cell table:formula="of:=IF([.A63] &lt; [$Photodiode.$D$4]; (([$Photodiode.$D$4] - [.A63]) / ([$Photodiode.$D$4] - [$Photodiode.$B$4])); (([.A63] - [$Photodiode.$D$4]) / ([$Photodiode.$C$4] - [$Photodiode.$D$4])))" office:value-type="float" office:value="1.30416666666667" calcext:value-type="float">
            <text:p>1.30</text:p>
          </table:table-cell>
          <table:table-cell table:formula="of:=IF([.A63] &lt; [$Photodiode.$D$5]; (([$Photodiode.$D$5] - [.A63]) / ([$Photodiode.$D$5] - [$Photodiode.$B$5])); (([.A63] - [$Photodiode.$D$5]) / ([$Photodiode.$C$5] - [$Photodiode.$D$5])))" office:value-type="float" office:value="1.22179487179487" calcext:value-type="float">
            <text:p>1.22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IF([.A64] &lt; [$Photodiode.$D$2]; (([$Photodiode.$D$2] - [.A64]) / ([$Photodiode.$D$2] - [$Photodiode.$B$2])); (([.A64] - [$Photodiode.$D$2]) / ([$Photodiode.$C$2] - [$Photodiode.$D$2])))" office:value-type="float" office:value="0.16969696969697" calcext:value-type="float">
            <text:p>0.17</text:p>
          </table:table-cell>
          <table:table-cell table:formula="of:=IF([.A64] &lt; [$Photodiode.$D$3]; (([$Photodiode.$D$3] - [.A64]) / ([$Photodiode.$D$3] - [$Photodiode.$B$3])); (([.A64] - [$Photodiode.$D$3]) / ([$Photodiode.$C$3] - [$Photodiode.$D$3])))" office:value-type="float" office:value="9.7" calcext:value-type="float">
            <text:p>9.70</text:p>
          </table:table-cell>
          <table:table-cell table:formula="of:=IF([.A64] &lt; [$Photodiode.$D$4]; (([$Photodiode.$D$4] - [.A64]) / ([$Photodiode.$D$4] - [$Photodiode.$B$4])); (([.A64] - [$Photodiode.$D$4]) / ([$Photodiode.$C$4] - [$Photodiode.$D$4])))" office:value-type="float" office:value="1.30833333333333" calcext:value-type="float">
            <text:p>1.31</text:p>
          </table:table-cell>
          <table:table-cell table:formula="of:=IF([.A64] &lt; [$Photodiode.$D$5]; (([$Photodiode.$D$5] - [.A64]) / ([$Photodiode.$D$5] - [$Photodiode.$B$5])); (([.A64] - [$Photodiode.$D$5]) / ([$Photodiode.$C$5] - [$Photodiode.$D$5])))" office:value-type="float" office:value="1.22307692307692" calcext:value-type="float">
            <text:p>1.22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65] &lt; [$Photodiode.$D$2]; (([$Photodiode.$D$2] - [.A65]) / ([$Photodiode.$D$2] - [$Photodiode.$B$2])); (([.A65] - [$Photodiode.$D$2]) / ([$Photodiode.$C$2] - [$Photodiode.$D$2])))" office:value-type="float" office:value="0.166666666666667" calcext:value-type="float">
            <text:p>0.17</text:p>
          </table:table-cell>
          <table:table-cell table:formula="of:=IF([.A65] &lt; [$Photodiode.$D$3]; (([$Photodiode.$D$3] - [.A65]) / ([$Photodiode.$D$3] - [$Photodiode.$B$3])); (([.A65] - [$Photodiode.$D$3]) / ([$Photodiode.$C$3] - [$Photodiode.$D$3])))" office:value-type="float" office:value="9.75" calcext:value-type="float">
            <text:p>9.75</text:p>
          </table:table-cell>
          <table:table-cell table:formula="of:=IF([.A65] &lt; [$Photodiode.$D$4]; (([$Photodiode.$D$4] - [.A65]) / ([$Photodiode.$D$4] - [$Photodiode.$B$4])); (([.A65] - [$Photodiode.$D$4]) / ([$Photodiode.$C$4] - [$Photodiode.$D$4])))" office:value-type="float" office:value="1.3125" calcext:value-type="float">
            <text:p>1.31</text:p>
          </table:table-cell>
          <table:table-cell table:formula="of:=IF([.A65] &lt; [$Photodiode.$D$5]; (([$Photodiode.$D$5] - [.A65]) / ([$Photodiode.$D$5] - [$Photodiode.$B$5])); (([.A65] - [$Photodiode.$D$5]) / ([$Photodiode.$C$5] - [$Photodiode.$D$5])))" office:value-type="float" office:value="1.22435897435897" calcext:value-type="float">
            <text:p>1.22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IF([.A66] &lt; [$Photodiode.$D$2]; (([$Photodiode.$D$2] - [.A66]) / ([$Photodiode.$D$2] - [$Photodiode.$B$2])); (([.A66] - [$Photodiode.$D$2]) / ([$Photodiode.$C$2] - [$Photodiode.$D$2])))" office:value-type="float" office:value="0.166666666666667" calcext:value-type="float">
            <text:p>0.17</text:p>
          </table:table-cell>
          <table:table-cell table:formula="of:=IF([.A66] &lt; [$Photodiode.$D$3]; (([$Photodiode.$D$3] - [.A66]) / ([$Photodiode.$D$3] - [$Photodiode.$B$3])); (([.A66] - [$Photodiode.$D$3]) / ([$Photodiode.$C$3] - [$Photodiode.$D$3])))" office:value-type="float" office:value="9.75" calcext:value-type="float">
            <text:p>9.75</text:p>
          </table:table-cell>
          <table:table-cell table:formula="of:=IF([.A66] &lt; [$Photodiode.$D$4]; (([$Photodiode.$D$4] - [.A66]) / ([$Photodiode.$D$4] - [$Photodiode.$B$4])); (([.A66] - [$Photodiode.$D$4]) / ([$Photodiode.$C$4] - [$Photodiode.$D$4])))" office:value-type="float" office:value="1.3125" calcext:value-type="float">
            <text:p>1.31</text:p>
          </table:table-cell>
          <table:table-cell table:formula="of:=IF([.A66] &lt; [$Photodiode.$D$5]; (([$Photodiode.$D$5] - [.A66]) / ([$Photodiode.$D$5] - [$Photodiode.$B$5])); (([.A66] - [$Photodiode.$D$5]) / ([$Photodiode.$C$5] - [$Photodiode.$D$5])))" office:value-type="float" office:value="1.22435897435897" calcext:value-type="float">
            <text:p>1.22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67] &lt; [$Photodiode.$D$2]; (([$Photodiode.$D$2] - [.A67]) / ([$Photodiode.$D$2] - [$Photodiode.$B$2])); (([.A67] - [$Photodiode.$D$2]) / ([$Photodiode.$C$2] - [$Photodiode.$D$2])))" office:value-type="float" office:value="0.163636363636364" calcext:value-type="float">
            <text:p>0.16</text:p>
          </table:table-cell>
          <table:table-cell table:formula="of:=IF([.A67] &lt; [$Photodiode.$D$3]; (([$Photodiode.$D$3] - [.A67]) / ([$Photodiode.$D$3] - [$Photodiode.$B$3])); (([.A67] - [$Photodiode.$D$3]) / ([$Photodiode.$C$3] - [$Photodiode.$D$3])))" office:value-type="float" office:value="9.8" calcext:value-type="float">
            <text:p>9.80</text:p>
          </table:table-cell>
          <table:table-cell table:formula="of:=IF([.A67] &lt; [$Photodiode.$D$4]; (([$Photodiode.$D$4] - [.A67]) / ([$Photodiode.$D$4] - [$Photodiode.$B$4])); (([.A67] - [$Photodiode.$D$4]) / ([$Photodiode.$C$4] - [$Photodiode.$D$4])))" office:value-type="float" office:value="1.31666666666667" calcext:value-type="float">
            <text:p>1.32</text:p>
          </table:table-cell>
          <table:table-cell table:formula="of:=IF([.A67] &lt; [$Photodiode.$D$5]; (([$Photodiode.$D$5] - [.A67]) / ([$Photodiode.$D$5] - [$Photodiode.$B$5])); (([.A67] - [$Photodiode.$D$5]) / ([$Photodiode.$C$5] - [$Photodiode.$D$5])))" office:value-type="float" office:value="1.22564102564103" calcext:value-type="float">
            <text:p>1.23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IF([.A68] &lt; [$Photodiode.$D$2]; (([$Photodiode.$D$2] - [.A68]) / ([$Photodiode.$D$2] - [$Photodiode.$B$2])); (([.A68] - [$Photodiode.$D$2]) / ([$Photodiode.$C$2] - [$Photodiode.$D$2])))" office:value-type="float" office:value="0.163636363636364" calcext:value-type="float">
            <text:p>0.16</text:p>
          </table:table-cell>
          <table:table-cell table:formula="of:=IF([.A68] &lt; [$Photodiode.$D$3]; (([$Photodiode.$D$3] - [.A68]) / ([$Photodiode.$D$3] - [$Photodiode.$B$3])); (([.A68] - [$Photodiode.$D$3]) / ([$Photodiode.$C$3] - [$Photodiode.$D$3])))" office:value-type="float" office:value="9.8" calcext:value-type="float">
            <text:p>9.80</text:p>
          </table:table-cell>
          <table:table-cell table:formula="of:=IF([.A68] &lt; [$Photodiode.$D$4]; (([$Photodiode.$D$4] - [.A68]) / ([$Photodiode.$D$4] - [$Photodiode.$B$4])); (([.A68] - [$Photodiode.$D$4]) / ([$Photodiode.$C$4] - [$Photodiode.$D$4])))" office:value-type="float" office:value="1.31666666666667" calcext:value-type="float">
            <text:p>1.32</text:p>
          </table:table-cell>
          <table:table-cell table:formula="of:=IF([.A68] &lt; [$Photodiode.$D$5]; (([$Photodiode.$D$5] - [.A68]) / ([$Photodiode.$D$5] - [$Photodiode.$B$5])); (([.A68] - [$Photodiode.$D$5]) / ([$Photodiode.$C$5] - [$Photodiode.$D$5])))" office:value-type="float" office:value="1.22564102564103" calcext:value-type="float">
            <text:p>1.23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69] &lt; [$Photodiode.$D$2]; (([$Photodiode.$D$2] - [.A69]) / ([$Photodiode.$D$2] - [$Photodiode.$B$2])); (([.A69] - [$Photodiode.$D$2]) / ([$Photodiode.$C$2] - [$Photodiode.$D$2])))" office:value-type="float" office:value="0.160606060606061" calcext:value-type="float">
            <text:p>0.16</text:p>
          </table:table-cell>
          <table:table-cell table:formula="of:=IF([.A69] &lt; [$Photodiode.$D$3]; (([$Photodiode.$D$3] - [.A69]) / ([$Photodiode.$D$3] - [$Photodiode.$B$3])); (([.A69] - [$Photodiode.$D$3]) / ([$Photodiode.$C$3] - [$Photodiode.$D$3])))" office:value-type="float" office:value="9.85" calcext:value-type="float">
            <text:p>9.85</text:p>
          </table:table-cell>
          <table:table-cell table:formula="of:=IF([.A69] &lt; [$Photodiode.$D$4]; (([$Photodiode.$D$4] - [.A69]) / ([$Photodiode.$D$4] - [$Photodiode.$B$4])); (([.A69] - [$Photodiode.$D$4]) / ([$Photodiode.$C$4] - [$Photodiode.$D$4])))" office:value-type="float" office:value="1.32083333333333" calcext:value-type="float">
            <text:p>1.32</text:p>
          </table:table-cell>
          <table:table-cell table:formula="of:=IF([.A69] &lt; [$Photodiode.$D$5]; (([$Photodiode.$D$5] - [.A69]) / ([$Photodiode.$D$5] - [$Photodiode.$B$5])); (([.A69] - [$Photodiode.$D$5]) / ([$Photodiode.$C$5] - [$Photodiode.$D$5])))" office:value-type="float" office:value="1.22692307692308" calcext:value-type="float">
            <text:p>1.23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70] &lt; [$Photodiode.$D$2]; (([$Photodiode.$D$2] - [.A70]) / ([$Photodiode.$D$2] - [$Photodiode.$B$2])); (([.A70] - [$Photodiode.$D$2]) / ([$Photodiode.$C$2] - [$Photodiode.$D$2])))" office:value-type="float" office:value="0.160606060606061" calcext:value-type="float">
            <text:p>0.16</text:p>
          </table:table-cell>
          <table:table-cell table:formula="of:=IF([.A70] &lt; [$Photodiode.$D$3]; (([$Photodiode.$D$3] - [.A70]) / ([$Photodiode.$D$3] - [$Photodiode.$B$3])); (([.A70] - [$Photodiode.$D$3]) / ([$Photodiode.$C$3] - [$Photodiode.$D$3])))" office:value-type="float" office:value="9.85" calcext:value-type="float">
            <text:p>9.85</text:p>
          </table:table-cell>
          <table:table-cell table:formula="of:=IF([.A70] &lt; [$Photodiode.$D$4]; (([$Photodiode.$D$4] - [.A70]) / ([$Photodiode.$D$4] - [$Photodiode.$B$4])); (([.A70] - [$Photodiode.$D$4]) / ([$Photodiode.$C$4] - [$Photodiode.$D$4])))" office:value-type="float" office:value="1.32083333333333" calcext:value-type="float">
            <text:p>1.32</text:p>
          </table:table-cell>
          <table:table-cell table:formula="of:=IF([.A70] &lt; [$Photodiode.$D$5]; (([$Photodiode.$D$5] - [.A70]) / ([$Photodiode.$D$5] - [$Photodiode.$B$5])); (([.A70] - [$Photodiode.$D$5]) / ([$Photodiode.$C$5] - [$Photodiode.$D$5])))" office:value-type="float" office:value="1.22692307692308" calcext:value-type="float">
            <text:p>1.23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71] &lt; [$Photodiode.$D$2]; (([$Photodiode.$D$2] - [.A71]) / ([$Photodiode.$D$2] - [$Photodiode.$B$2])); (([.A71] - [$Photodiode.$D$2]) / ([$Photodiode.$C$2] - [$Photodiode.$D$2])))" office:value-type="float" office:value="0.157575757575758" calcext:value-type="float">
            <text:p>0.16</text:p>
          </table:table-cell>
          <table:table-cell table:formula="of:=IF([.A71] &lt; [$Photodiode.$D$3]; (([$Photodiode.$D$3] - [.A71]) / ([$Photodiode.$D$3] - [$Photodiode.$B$3])); (([.A71] - [$Photodiode.$D$3]) / ([$Photodiode.$C$3] - [$Photodiode.$D$3])))" office:value-type="float" office:value="9.9" calcext:value-type="float">
            <text:p>9.90</text:p>
          </table:table-cell>
          <table:table-cell table:formula="of:=IF([.A71] &lt; [$Photodiode.$D$4]; (([$Photodiode.$D$4] - [.A71]) / ([$Photodiode.$D$4] - [$Photodiode.$B$4])); (([.A71] - [$Photodiode.$D$4]) / ([$Photodiode.$C$4] - [$Photodiode.$D$4])))" office:value-type="float" office:value="1.325" calcext:value-type="float">
            <text:p>1.33</text:p>
          </table:table-cell>
          <table:table-cell table:formula="of:=IF([.A71] &lt; [$Photodiode.$D$5]; (([$Photodiode.$D$5] - [.A71]) / ([$Photodiode.$D$5] - [$Photodiode.$B$5])); (([.A71] - [$Photodiode.$D$5]) / ([$Photodiode.$C$5] - [$Photodiode.$D$5])))" office:value-type="float" office:value="1.22820512820513" calcext:value-type="float">
            <text:p>1.23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IF([.A72] &lt; [$Photodiode.$D$2]; (([$Photodiode.$D$2] - [.A72]) / ([$Photodiode.$D$2] - [$Photodiode.$B$2])); (([.A72] - [$Photodiode.$D$2]) / ([$Photodiode.$C$2] - [$Photodiode.$D$2])))" office:value-type="float" office:value="0.154545454545455" calcext:value-type="float">
            <text:p>0.15</text:p>
          </table:table-cell>
          <table:table-cell table:formula="of:=IF([.A72] &lt; [$Photodiode.$D$3]; (([$Photodiode.$D$3] - [.A72]) / ([$Photodiode.$D$3] - [$Photodiode.$B$3])); (([.A72] - [$Photodiode.$D$3]) / ([$Photodiode.$C$3] - [$Photodiode.$D$3])))" office:value-type="float" office:value="9.95" calcext:value-type="float">
            <text:p>9.95</text:p>
          </table:table-cell>
          <table:table-cell table:formula="of:=IF([.A72] &lt; [$Photodiode.$D$4]; (([$Photodiode.$D$4] - [.A72]) / ([$Photodiode.$D$4] - [$Photodiode.$B$4])); (([.A72] - [$Photodiode.$D$4]) / ([$Photodiode.$C$4] - [$Photodiode.$D$4])))" office:value-type="float" office:value="1.32916666666667" calcext:value-type="float">
            <text:p>1.33</text:p>
          </table:table-cell>
          <table:table-cell table:formula="of:=IF([.A72] &lt; [$Photodiode.$D$5]; (([$Photodiode.$D$5] - [.A72]) / ([$Photodiode.$D$5] - [$Photodiode.$B$5])); (([.A72] - [$Photodiode.$D$5]) / ([$Photodiode.$C$5] - [$Photodiode.$D$5])))" office:value-type="float" office:value="1.22948717948718" calcext:value-type="float">
            <text:p>1.23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IF([.A73] &lt; [$Photodiode.$D$2]; (([$Photodiode.$D$2] - [.A73]) / ([$Photodiode.$D$2] - [$Photodiode.$B$2])); (([.A73] - [$Photodiode.$D$2]) / ([$Photodiode.$C$2] - [$Photodiode.$D$2])))" office:value-type="float" office:value="0.154545454545455" calcext:value-type="float">
            <text:p>0.15</text:p>
          </table:table-cell>
          <table:table-cell table:formula="of:=IF([.A73] &lt; [$Photodiode.$D$3]; (([$Photodiode.$D$3] - [.A73]) / ([$Photodiode.$D$3] - [$Photodiode.$B$3])); (([.A73] - [$Photodiode.$D$3]) / ([$Photodiode.$C$3] - [$Photodiode.$D$3])))" office:value-type="float" office:value="9.95" calcext:value-type="float">
            <text:p>9.95</text:p>
          </table:table-cell>
          <table:table-cell table:formula="of:=IF([.A73] &lt; [$Photodiode.$D$4]; (([$Photodiode.$D$4] - [.A73]) / ([$Photodiode.$D$4] - [$Photodiode.$B$4])); (([.A73] - [$Photodiode.$D$4]) / ([$Photodiode.$C$4] - [$Photodiode.$D$4])))" office:value-type="float" office:value="1.32916666666667" calcext:value-type="float">
            <text:p>1.33</text:p>
          </table:table-cell>
          <table:table-cell table:formula="of:=IF([.A73] &lt; [$Photodiode.$D$5]; (([$Photodiode.$D$5] - [.A73]) / ([$Photodiode.$D$5] - [$Photodiode.$B$5])); (([.A73] - [$Photodiode.$D$5]) / ([$Photodiode.$C$5] - [$Photodiode.$D$5])))" office:value-type="float" office:value="1.22948717948718" calcext:value-type="float">
            <text:p>1.23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IF([.A74] &lt; [$Photodiode.$D$2]; (([$Photodiode.$D$2] - [.A74]) / ([$Photodiode.$D$2] - [$Photodiode.$B$2])); (([.A74] - [$Photodiode.$D$2]) / ([$Photodiode.$C$2] - [$Photodiode.$D$2])))" office:value-type="float" office:value="0.151515151515152" calcext:value-type="float">
            <text:p>0.15</text:p>
          </table:table-cell>
          <table:table-cell table:formula="of:=IF([.A74] &lt; [$Photodiode.$D$3]; (([$Photodiode.$D$3] - [.A74]) / ([$Photodiode.$D$3] - [$Photodiode.$B$3])); (([.A74] - [$Photodiode.$D$3]) / ([$Photodiode.$C$3] - [$Photodiode.$D$3])))" office:value-type="float" office:value="10" calcext:value-type="float">
            <text:p>10.00</text:p>
          </table:table-cell>
          <table:table-cell table:formula="of:=IF([.A74] &lt; [$Photodiode.$D$4]; (([$Photodiode.$D$4] - [.A74]) / ([$Photodiode.$D$4] - [$Photodiode.$B$4])); (([.A74] - [$Photodiode.$D$4]) / ([$Photodiode.$C$4] - [$Photodiode.$D$4])))" office:value-type="float" office:value="1.33333333333333" calcext:value-type="float">
            <text:p>1.33</text:p>
          </table:table-cell>
          <table:table-cell table:formula="of:=IF([.A74] &lt; [$Photodiode.$D$5]; (([$Photodiode.$D$5] - [.A74]) / ([$Photodiode.$D$5] - [$Photodiode.$B$5])); (([.A74] - [$Photodiode.$D$5]) / ([$Photodiode.$C$5] - [$Photodiode.$D$5])))" office:value-type="float" office:value="1.23076923076923" calcext:value-type="float">
            <text:p>1.23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IF([.A75] &lt; [$Photodiode.$D$2]; (([$Photodiode.$D$2] - [.A75]) / ([$Photodiode.$D$2] - [$Photodiode.$B$2])); (([.A75] - [$Photodiode.$D$2]) / ([$Photodiode.$C$2] - [$Photodiode.$D$2])))" office:value-type="float" office:value="0.151515151515152" calcext:value-type="float">
            <text:p>0.15</text:p>
          </table:table-cell>
          <table:table-cell table:formula="of:=IF([.A75] &lt; [$Photodiode.$D$3]; (([$Photodiode.$D$3] - [.A75]) / ([$Photodiode.$D$3] - [$Photodiode.$B$3])); (([.A75] - [$Photodiode.$D$3]) / ([$Photodiode.$C$3] - [$Photodiode.$D$3])))" office:value-type="float" office:value="10" calcext:value-type="float">
            <text:p>10.00</text:p>
          </table:table-cell>
          <table:table-cell table:formula="of:=IF([.A75] &lt; [$Photodiode.$D$4]; (([$Photodiode.$D$4] - [.A75]) / ([$Photodiode.$D$4] - [$Photodiode.$B$4])); (([.A75] - [$Photodiode.$D$4]) / ([$Photodiode.$C$4] - [$Photodiode.$D$4])))" office:value-type="float" office:value="1.33333333333333" calcext:value-type="float">
            <text:p>1.33</text:p>
          </table:table-cell>
          <table:table-cell table:formula="of:=IF([.A75] &lt; [$Photodiode.$D$5]; (([$Photodiode.$D$5] - [.A75]) / ([$Photodiode.$D$5] - [$Photodiode.$B$5])); (([.A75] - [$Photodiode.$D$5]) / ([$Photodiode.$C$5] - [$Photodiode.$D$5])))" office:value-type="float" office:value="1.23076923076923" calcext:value-type="float">
            <text:p>1.23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76] &lt; [$Photodiode.$D$2]; (([$Photodiode.$D$2] - [.A76]) / ([$Photodiode.$D$2] - [$Photodiode.$B$2])); (([.A76] - [$Photodiode.$D$2]) / ([$Photodiode.$C$2] - [$Photodiode.$D$2])))" office:value-type="float" office:value="0.145454545454545" calcext:value-type="float">
            <text:p>0.15</text:p>
          </table:table-cell>
          <table:table-cell table:formula="of:=IF([.A76] &lt; [$Photodiode.$D$3]; (([$Photodiode.$D$3] - [.A76]) / ([$Photodiode.$D$3] - [$Photodiode.$B$3])); (([.A76] - [$Photodiode.$D$3]) / ([$Photodiode.$C$3] - [$Photodiode.$D$3])))" office:value-type="float" office:value="10.1" calcext:value-type="float">
            <text:p>10.10</text:p>
          </table:table-cell>
          <table:table-cell table:formula="of:=IF([.A76] &lt; [$Photodiode.$D$4]; (([$Photodiode.$D$4] - [.A76]) / ([$Photodiode.$D$4] - [$Photodiode.$B$4])); (([.A76] - [$Photodiode.$D$4]) / ([$Photodiode.$C$4] - [$Photodiode.$D$4])))" office:value-type="float" office:value="1.34166666666667" calcext:value-type="float">
            <text:p>1.34</text:p>
          </table:table-cell>
          <table:table-cell table:formula="of:=IF([.A76] &lt; [$Photodiode.$D$5]; (([$Photodiode.$D$5] - [.A76]) / ([$Photodiode.$D$5] - [$Photodiode.$B$5])); (([.A76] - [$Photodiode.$D$5]) / ([$Photodiode.$C$5] - [$Photodiode.$D$5])))" office:value-type="float" office:value="1.23333333333333" calcext:value-type="float">
            <text:p>1.23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IF([.A77] &lt; [$Photodiode.$D$2]; (([$Photodiode.$D$2] - [.A77]) / ([$Photodiode.$D$2] - [$Photodiode.$B$2])); (([.A77] - [$Photodiode.$D$2]) / ([$Photodiode.$C$2] - [$Photodiode.$D$2])))" office:value-type="float" office:value="0.142424242424242" calcext:value-type="float">
            <text:p>0.14</text:p>
          </table:table-cell>
          <table:table-cell table:formula="of:=IF([.A77] &lt; [$Photodiode.$D$3]; (([$Photodiode.$D$3] - [.A77]) / ([$Photodiode.$D$3] - [$Photodiode.$B$3])); (([.A77] - [$Photodiode.$D$3]) / ([$Photodiode.$C$3] - [$Photodiode.$D$3])))" office:value-type="float" office:value="10.15" calcext:value-type="float">
            <text:p>10.15</text:p>
          </table:table-cell>
          <table:table-cell table:formula="of:=IF([.A77] &lt; [$Photodiode.$D$4]; (([$Photodiode.$D$4] - [.A77]) / ([$Photodiode.$D$4] - [$Photodiode.$B$4])); (([.A77] - [$Photodiode.$D$4]) / ([$Photodiode.$C$4] - [$Photodiode.$D$4])))" office:value-type="float" office:value="1.34583333333333" calcext:value-type="float">
            <text:p>1.35</text:p>
          </table:table-cell>
          <table:table-cell table:formula="of:=IF([.A77] &lt; [$Photodiode.$D$5]; (([$Photodiode.$D$5] - [.A77]) / ([$Photodiode.$D$5] - [$Photodiode.$B$5])); (([.A77] - [$Photodiode.$D$5]) / ([$Photodiode.$C$5] - [$Photodiode.$D$5])))" office:value-type="float" office:value="1.23461538461538" calcext:value-type="float">
            <text:p>1.23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IF([.A78] &lt; [$Photodiode.$D$2]; (([$Photodiode.$D$2] - [.A78]) / ([$Photodiode.$D$2] - [$Photodiode.$B$2])); (([.A78] - [$Photodiode.$D$2]) / ([$Photodiode.$C$2] - [$Photodiode.$D$2])))" office:value-type="float" office:value="0.139393939393939" calcext:value-type="float">
            <text:p>0.14</text:p>
          </table:table-cell>
          <table:table-cell table:formula="of:=IF([.A78] &lt; [$Photodiode.$D$3]; (([$Photodiode.$D$3] - [.A78]) / ([$Photodiode.$D$3] - [$Photodiode.$B$3])); (([.A78] - [$Photodiode.$D$3]) / ([$Photodiode.$C$3] - [$Photodiode.$D$3])))" office:value-type="float" office:value="10.2" calcext:value-type="float">
            <text:p>10.20</text:p>
          </table:table-cell>
          <table:table-cell table:formula="of:=IF([.A78] &lt; [$Photodiode.$D$4]; (([$Photodiode.$D$4] - [.A78]) / ([$Photodiode.$D$4] - [$Photodiode.$B$4])); (([.A78] - [$Photodiode.$D$4]) / ([$Photodiode.$C$4] - [$Photodiode.$D$4])))" office:value-type="float" office:value="1.35" calcext:value-type="float">
            <text:p>1.35</text:p>
          </table:table-cell>
          <table:table-cell table:formula="of:=IF([.A78] &lt; [$Photodiode.$D$5]; (([$Photodiode.$D$5] - [.A78]) / ([$Photodiode.$D$5] - [$Photodiode.$B$5])); (([.A78] - [$Photodiode.$D$5]) / ([$Photodiode.$C$5] - [$Photodiode.$D$5])))" office:value-type="float" office:value="1.23589743589744" calcext:value-type="float">
            <text:p>1.24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79] &lt; [$Photodiode.$D$2]; (([$Photodiode.$D$2] - [.A79]) / ([$Photodiode.$D$2] - [$Photodiode.$B$2])); (([.A79] - [$Photodiode.$D$2]) / ([$Photodiode.$C$2] - [$Photodiode.$D$2])))" office:value-type="float" office:value="0.136363636363636" calcext:value-type="float">
            <text:p>0.14</text:p>
          </table:table-cell>
          <table:table-cell table:formula="of:=IF([.A79] &lt; [$Photodiode.$D$3]; (([$Photodiode.$D$3] - [.A79]) / ([$Photodiode.$D$3] - [$Photodiode.$B$3])); (([.A79] - [$Photodiode.$D$3]) / ([$Photodiode.$C$3] - [$Photodiode.$D$3])))" office:value-type="float" office:value="10.25" calcext:value-type="float">
            <text:p>10.25</text:p>
          </table:table-cell>
          <table:table-cell table:formula="of:=IF([.A79] &lt; [$Photodiode.$D$4]; (([$Photodiode.$D$4] - [.A79]) / ([$Photodiode.$D$4] - [$Photodiode.$B$4])); (([.A79] - [$Photodiode.$D$4]) / ([$Photodiode.$C$4] - [$Photodiode.$D$4])))" office:value-type="float" office:value="1.35416666666667" calcext:value-type="float">
            <text:p>1.35</text:p>
          </table:table-cell>
          <table:table-cell table:formula="of:=IF([.A79] &lt; [$Photodiode.$D$5]; (([$Photodiode.$D$5] - [.A79]) / ([$Photodiode.$D$5] - [$Photodiode.$B$5])); (([.A79] - [$Photodiode.$D$5]) / ([$Photodiode.$C$5] - [$Photodiode.$D$5])))" office:value-type="float" office:value="1.23717948717949" calcext:value-type="float">
            <text:p>1.24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80] &lt; [$Photodiode.$D$2]; (([$Photodiode.$D$2] - [.A80]) / ([$Photodiode.$D$2] - [$Photodiode.$B$2])); (([.A80] - [$Photodiode.$D$2]) / ([$Photodiode.$C$2] - [$Photodiode.$D$2])))" office:value-type="float" office:value="0.136363636363636" calcext:value-type="float">
            <text:p>0.14</text:p>
          </table:table-cell>
          <table:table-cell table:formula="of:=IF([.A80] &lt; [$Photodiode.$D$3]; (([$Photodiode.$D$3] - [.A80]) / ([$Photodiode.$D$3] - [$Photodiode.$B$3])); (([.A80] - [$Photodiode.$D$3]) / ([$Photodiode.$C$3] - [$Photodiode.$D$3])))" office:value-type="float" office:value="10.25" calcext:value-type="float">
            <text:p>10.25</text:p>
          </table:table-cell>
          <table:table-cell table:formula="of:=IF([.A80] &lt; [$Photodiode.$D$4]; (([$Photodiode.$D$4] - [.A80]) / ([$Photodiode.$D$4] - [$Photodiode.$B$4])); (([.A80] - [$Photodiode.$D$4]) / ([$Photodiode.$C$4] - [$Photodiode.$D$4])))" office:value-type="float" office:value="1.35416666666667" calcext:value-type="float">
            <text:p>1.35</text:p>
          </table:table-cell>
          <table:table-cell table:formula="of:=IF([.A80] &lt; [$Photodiode.$D$5]; (([$Photodiode.$D$5] - [.A80]) / ([$Photodiode.$D$5] - [$Photodiode.$B$5])); (([.A80] - [$Photodiode.$D$5]) / ([$Photodiode.$C$5] - [$Photodiode.$D$5])))" office:value-type="float" office:value="1.23717948717949" calcext:value-type="float">
            <text:p>1.24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81] &lt; [$Photodiode.$D$2]; (([$Photodiode.$D$2] - [.A81]) / ([$Photodiode.$D$2] - [$Photodiode.$B$2])); (([.A81] - [$Photodiode.$D$2]) / ([$Photodiode.$C$2] - [$Photodiode.$D$2])))" office:value-type="float" office:value="0.136363636363636" calcext:value-type="float">
            <text:p>0.14</text:p>
          </table:table-cell>
          <table:table-cell table:formula="of:=IF([.A81] &lt; [$Photodiode.$D$3]; (([$Photodiode.$D$3] - [.A81]) / ([$Photodiode.$D$3] - [$Photodiode.$B$3])); (([.A81] - [$Photodiode.$D$3]) / ([$Photodiode.$C$3] - [$Photodiode.$D$3])))" office:value-type="float" office:value="10.25" calcext:value-type="float">
            <text:p>10.25</text:p>
          </table:table-cell>
          <table:table-cell table:formula="of:=IF([.A81] &lt; [$Photodiode.$D$4]; (([$Photodiode.$D$4] - [.A81]) / ([$Photodiode.$D$4] - [$Photodiode.$B$4])); (([.A81] - [$Photodiode.$D$4]) / ([$Photodiode.$C$4] - [$Photodiode.$D$4])))" office:value-type="float" office:value="1.35416666666667" calcext:value-type="float">
            <text:p>1.35</text:p>
          </table:table-cell>
          <table:table-cell table:formula="of:=IF([.A81] &lt; [$Photodiode.$D$5]; (([$Photodiode.$D$5] - [.A81]) / ([$Photodiode.$D$5] - [$Photodiode.$B$5])); (([.A81] - [$Photodiode.$D$5]) / ([$Photodiode.$C$5] - [$Photodiode.$D$5])))" office:value-type="float" office:value="1.23717948717949" calcext:value-type="float">
            <text:p>1.24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82] &lt; [$Photodiode.$D$2]; (([$Photodiode.$D$2] - [.A82]) / ([$Photodiode.$D$2] - [$Photodiode.$B$2])); (([.A82] - [$Photodiode.$D$2]) / ([$Photodiode.$C$2] - [$Photodiode.$D$2])))" office:value-type="float" office:value="0.13030303030303" calcext:value-type="float">
            <text:p>0.13</text:p>
          </table:table-cell>
          <table:table-cell table:formula="of:=IF([.A82] &lt; [$Photodiode.$D$3]; (([$Photodiode.$D$3] - [.A82]) / ([$Photodiode.$D$3] - [$Photodiode.$B$3])); (([.A82] - [$Photodiode.$D$3]) / ([$Photodiode.$C$3] - [$Photodiode.$D$3])))" office:value-type="float" office:value="10.35" calcext:value-type="float">
            <text:p>10.35</text:p>
          </table:table-cell>
          <table:table-cell table:formula="of:=IF([.A82] &lt; [$Photodiode.$D$4]; (([$Photodiode.$D$4] - [.A82]) / ([$Photodiode.$D$4] - [$Photodiode.$B$4])); (([.A82] - [$Photodiode.$D$4]) / ([$Photodiode.$C$4] - [$Photodiode.$D$4])))" office:value-type="float" office:value="1.3625" calcext:value-type="float">
            <text:p>1.36</text:p>
          </table:table-cell>
          <table:table-cell table:formula="of:=IF([.A82] &lt; [$Photodiode.$D$5]; (([$Photodiode.$D$5] - [.A82]) / ([$Photodiode.$D$5] - [$Photodiode.$B$5])); (([.A82] - [$Photodiode.$D$5]) / ([$Photodiode.$C$5] - [$Photodiode.$D$5])))" office:value-type="float" office:value="1.23974358974359" calcext:value-type="float">
            <text:p>1.24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IF([.A83] &lt; [$Photodiode.$D$2]; (([$Photodiode.$D$2] - [.A83]) / ([$Photodiode.$D$2] - [$Photodiode.$B$2])); (([.A83] - [$Photodiode.$D$2]) / ([$Photodiode.$C$2] - [$Photodiode.$D$2])))" office:value-type="float" office:value="0.127272727272727" calcext:value-type="float">
            <text:p>0.13</text:p>
          </table:table-cell>
          <table:table-cell table:formula="of:=IF([.A83] &lt; [$Photodiode.$D$3]; (([$Photodiode.$D$3] - [.A83]) / ([$Photodiode.$D$3] - [$Photodiode.$B$3])); (([.A83] - [$Photodiode.$D$3]) / ([$Photodiode.$C$3] - [$Photodiode.$D$3])))" office:value-type="float" office:value="10.4" calcext:value-type="float">
            <text:p>10.40</text:p>
          </table:table-cell>
          <table:table-cell table:formula="of:=IF([.A83] &lt; [$Photodiode.$D$4]; (([$Photodiode.$D$4] - [.A83]) / ([$Photodiode.$D$4] - [$Photodiode.$B$4])); (([.A83] - [$Photodiode.$D$4]) / ([$Photodiode.$C$4] - [$Photodiode.$D$4])))" office:value-type="float" office:value="1.36666666666667" calcext:value-type="float">
            <text:p>1.37</text:p>
          </table:table-cell>
          <table:table-cell table:formula="of:=IF([.A83] &lt; [$Photodiode.$D$5]; (([$Photodiode.$D$5] - [.A83]) / ([$Photodiode.$D$5] - [$Photodiode.$B$5])); (([.A83] - [$Photodiode.$D$5]) / ([$Photodiode.$C$5] - [$Photodiode.$D$5])))" office:value-type="float" office:value="1.24102564102564" calcext:value-type="float">
            <text:p>1.24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84] &lt; [$Photodiode.$D$2]; (([$Photodiode.$D$2] - [.A84]) / ([$Photodiode.$D$2] - [$Photodiode.$B$2])); (([.A84] - [$Photodiode.$D$2]) / ([$Photodiode.$C$2] - [$Photodiode.$D$2])))" office:value-type="float" office:value="0.124242424242424" calcext:value-type="float">
            <text:p>0.12</text:p>
          </table:table-cell>
          <table:table-cell table:formula="of:=IF([.A84] &lt; [$Photodiode.$D$3]; (([$Photodiode.$D$3] - [.A84]) / ([$Photodiode.$D$3] - [$Photodiode.$B$3])); (([.A84] - [$Photodiode.$D$3]) / ([$Photodiode.$C$3] - [$Photodiode.$D$3])))" office:value-type="float" office:value="10.45" calcext:value-type="float">
            <text:p>10.45</text:p>
          </table:table-cell>
          <table:table-cell table:formula="of:=IF([.A84] &lt; [$Photodiode.$D$4]; (([$Photodiode.$D$4] - [.A84]) / ([$Photodiode.$D$4] - [$Photodiode.$B$4])); (([.A84] - [$Photodiode.$D$4]) / ([$Photodiode.$C$4] - [$Photodiode.$D$4])))" office:value-type="float" office:value="1.37083333333333" calcext:value-type="float">
            <text:p>1.37</text:p>
          </table:table-cell>
          <table:table-cell table:formula="of:=IF([.A84] &lt; [$Photodiode.$D$5]; (([$Photodiode.$D$5] - [.A84]) / ([$Photodiode.$D$5] - [$Photodiode.$B$5])); (([.A84] - [$Photodiode.$D$5]) / ([$Photodiode.$C$5] - [$Photodiode.$D$5])))" office:value-type="float" office:value="1.24230769230769" calcext:value-type="float">
            <text:p>1.24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IF([.A85] &lt; [$Photodiode.$D$2]; (([$Photodiode.$D$2] - [.A85]) / ([$Photodiode.$D$2] - [$Photodiode.$B$2])); (([.A85] - [$Photodiode.$D$2]) / ([$Photodiode.$C$2] - [$Photodiode.$D$2])))" office:value-type="float" office:value="0.121212121212121" calcext:value-type="float">
            <text:p>0.12</text:p>
          </table:table-cell>
          <table:table-cell table:formula="of:=IF([.A85] &lt; [$Photodiode.$D$3]; (([$Photodiode.$D$3] - [.A85]) / ([$Photodiode.$D$3] - [$Photodiode.$B$3])); (([.A85] - [$Photodiode.$D$3]) / ([$Photodiode.$C$3] - [$Photodiode.$D$3])))" office:value-type="float" office:value="10.5" calcext:value-type="float">
            <text:p>10.50</text:p>
          </table:table-cell>
          <table:table-cell table:formula="of:=IF([.A85] &lt; [$Photodiode.$D$4]; (([$Photodiode.$D$4] - [.A85]) / ([$Photodiode.$D$4] - [$Photodiode.$B$4])); (([.A85] - [$Photodiode.$D$4]) / ([$Photodiode.$C$4] - [$Photodiode.$D$4])))" office:value-type="float" office:value="1.375" calcext:value-type="float">
            <text:p>1.38</text:p>
          </table:table-cell>
          <table:table-cell table:formula="of:=IF([.A85] &lt; [$Photodiode.$D$5]; (([$Photodiode.$D$5] - [.A85]) / ([$Photodiode.$D$5] - [$Photodiode.$B$5])); (([.A85] - [$Photodiode.$D$5]) / ([$Photodiode.$C$5] - [$Photodiode.$D$5])))" office:value-type="float" office:value="1.24358974358974" calcext:value-type="float">
            <text:p>1.24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IF([.A86] &lt; [$Photodiode.$D$2]; (([$Photodiode.$D$2] - [.A86]) / ([$Photodiode.$D$2] - [$Photodiode.$B$2])); (([.A86] - [$Photodiode.$D$2]) / ([$Photodiode.$C$2] - [$Photodiode.$D$2])))" office:value-type="float" office:value="0.118181818181818" calcext:value-type="float">
            <text:p>0.12</text:p>
          </table:table-cell>
          <table:table-cell table:formula="of:=IF([.A86] &lt; [$Photodiode.$D$3]; (([$Photodiode.$D$3] - [.A86]) / ([$Photodiode.$D$3] - [$Photodiode.$B$3])); (([.A86] - [$Photodiode.$D$3]) / ([$Photodiode.$C$3] - [$Photodiode.$D$3])))" office:value-type="float" office:value="10.55" calcext:value-type="float">
            <text:p>10.55</text:p>
          </table:table-cell>
          <table:table-cell table:formula="of:=IF([.A86] &lt; [$Photodiode.$D$4]; (([$Photodiode.$D$4] - [.A86]) / ([$Photodiode.$D$4] - [$Photodiode.$B$4])); (([.A86] - [$Photodiode.$D$4]) / ([$Photodiode.$C$4] - [$Photodiode.$D$4])))" office:value-type="float" office:value="1.37916666666667" calcext:value-type="float">
            <text:p>1.38</text:p>
          </table:table-cell>
          <table:table-cell table:formula="of:=IF([.A86] &lt; [$Photodiode.$D$5]; (([$Photodiode.$D$5] - [.A86]) / ([$Photodiode.$D$5] - [$Photodiode.$B$5])); (([.A86] - [$Photodiode.$D$5]) / ([$Photodiode.$C$5] - [$Photodiode.$D$5])))" office:value-type="float" office:value="1.24487179487179" calcext:value-type="float">
            <text:p>1.24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IF([.A87] &lt; [$Photodiode.$D$2]; (([$Photodiode.$D$2] - [.A87]) / ([$Photodiode.$D$2] - [$Photodiode.$B$2])); (([.A87] - [$Photodiode.$D$2]) / ([$Photodiode.$C$2] - [$Photodiode.$D$2])))" office:value-type="float" office:value="0.115151515151515" calcext:value-type="float">
            <text:p>0.12</text:p>
          </table:table-cell>
          <table:table-cell table:formula="of:=IF([.A87] &lt; [$Photodiode.$D$3]; (([$Photodiode.$D$3] - [.A87]) / ([$Photodiode.$D$3] - [$Photodiode.$B$3])); (([.A87] - [$Photodiode.$D$3]) / ([$Photodiode.$C$3] - [$Photodiode.$D$3])))" office:value-type="float" office:value="10.6" calcext:value-type="float">
            <text:p>10.60</text:p>
          </table:table-cell>
          <table:table-cell table:formula="of:=IF([.A87] &lt; [$Photodiode.$D$4]; (([$Photodiode.$D$4] - [.A87]) / ([$Photodiode.$D$4] - [$Photodiode.$B$4])); (([.A87] - [$Photodiode.$D$4]) / ([$Photodiode.$C$4] - [$Photodiode.$D$4])))" office:value-type="float" office:value="1.38333333333333" calcext:value-type="float">
            <text:p>1.38</text:p>
          </table:table-cell>
          <table:table-cell table:formula="of:=IF([.A87] &lt; [$Photodiode.$D$5]; (([$Photodiode.$D$5] - [.A87]) / ([$Photodiode.$D$5] - [$Photodiode.$B$5])); (([.A87] - [$Photodiode.$D$5]) / ([$Photodiode.$C$5] - [$Photodiode.$D$5])))" office:value-type="float" office:value="1.24615384615385" calcext:value-type="float">
            <text:p>1.25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IF([.A88] &lt; [$Photodiode.$D$2]; (([$Photodiode.$D$2] - [.A88]) / ([$Photodiode.$D$2] - [$Photodiode.$B$2])); (([.A88] - [$Photodiode.$D$2]) / ([$Photodiode.$C$2] - [$Photodiode.$D$2])))" office:value-type="float" office:value="0.106060606060606" calcext:value-type="float">
            <text:p>0.11</text:p>
          </table:table-cell>
          <table:table-cell table:formula="of:=IF([.A88] &lt; [$Photodiode.$D$3]; (([$Photodiode.$D$3] - [.A88]) / ([$Photodiode.$D$3] - [$Photodiode.$B$3])); (([.A88] - [$Photodiode.$D$3]) / ([$Photodiode.$C$3] - [$Photodiode.$D$3])))" office:value-type="float" office:value="10.75" calcext:value-type="float">
            <text:p>10.75</text:p>
          </table:table-cell>
          <table:table-cell table:formula="of:=IF([.A88] &lt; [$Photodiode.$D$4]; (([$Photodiode.$D$4] - [.A88]) / ([$Photodiode.$D$4] - [$Photodiode.$B$4])); (([.A88] - [$Photodiode.$D$4]) / ([$Photodiode.$C$4] - [$Photodiode.$D$4])))" office:value-type="float" office:value="1.39583333333333" calcext:value-type="float">
            <text:p>1.40</text:p>
          </table:table-cell>
          <table:table-cell table:formula="of:=IF([.A88] &lt; [$Photodiode.$D$5]; (([$Photodiode.$D$5] - [.A88]) / ([$Photodiode.$D$5] - [$Photodiode.$B$5])); (([.A88] - [$Photodiode.$D$5]) / ([$Photodiode.$C$5] - [$Photodiode.$D$5])))" office:value-type="float" office:value="1.25" calcext:value-type="float">
            <text:p>1.25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IF([.A89] &lt; [$Photodiode.$D$2]; (([$Photodiode.$D$2] - [.A89]) / ([$Photodiode.$D$2] - [$Photodiode.$B$2])); (([.A89] - [$Photodiode.$D$2]) / ([$Photodiode.$C$2] - [$Photodiode.$D$2])))" office:value-type="float" office:value="0.1" calcext:value-type="float">
            <text:p>0.10</text:p>
          </table:table-cell>
          <table:table-cell table:formula="of:=IF([.A89] &lt; [$Photodiode.$D$3]; (([$Photodiode.$D$3] - [.A89]) / ([$Photodiode.$D$3] - [$Photodiode.$B$3])); (([.A89] - [$Photodiode.$D$3]) / ([$Photodiode.$C$3] - [$Photodiode.$D$3])))" office:value-type="float" office:value="10.85" calcext:value-type="float">
            <text:p>10.85</text:p>
          </table:table-cell>
          <table:table-cell table:formula="of:=IF([.A89] &lt; [$Photodiode.$D$4]; (([$Photodiode.$D$4] - [.A89]) / ([$Photodiode.$D$4] - [$Photodiode.$B$4])); (([.A89] - [$Photodiode.$D$4]) / ([$Photodiode.$C$4] - [$Photodiode.$D$4])))" office:value-type="float" office:value="1.40416666666667" calcext:value-type="float">
            <text:p>1.40</text:p>
          </table:table-cell>
          <table:table-cell table:formula="of:=IF([.A89] &lt; [$Photodiode.$D$5]; (([$Photodiode.$D$5] - [.A89]) / ([$Photodiode.$D$5] - [$Photodiode.$B$5])); (([.A89] - [$Photodiode.$D$5]) / ([$Photodiode.$C$5] - [$Photodiode.$D$5])))" office:value-type="float" office:value="1.2525641025641" calcext:value-type="float">
            <text:p>1.25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90] &lt; [$Photodiode.$D$2]; (([$Photodiode.$D$2] - [.A90]) / ([$Photodiode.$D$2] - [$Photodiode.$B$2])); (([.A90] - [$Photodiode.$D$2]) / ([$Photodiode.$C$2] - [$Photodiode.$D$2])))" office:value-type="float" office:value="0.0909090909090909" calcext:value-type="float">
            <text:p>0.09</text:p>
          </table:table-cell>
          <table:table-cell table:formula="of:=IF([.A90] &lt; [$Photodiode.$D$3]; (([$Photodiode.$D$3] - [.A90]) / ([$Photodiode.$D$3] - [$Photodiode.$B$3])); (([.A90] - [$Photodiode.$D$3]) / ([$Photodiode.$C$3] - [$Photodiode.$D$3])))" office:value-type="float" office:value="11" calcext:value-type="float">
            <text:p>11.00</text:p>
          </table:table-cell>
          <table:table-cell table:formula="of:=IF([.A90] &lt; [$Photodiode.$D$4]; (([$Photodiode.$D$4] - [.A90]) / ([$Photodiode.$D$4] - [$Photodiode.$B$4])); (([.A90] - [$Photodiode.$D$4]) / ([$Photodiode.$C$4] - [$Photodiode.$D$4])))" office:value-type="float" office:value="1.41666666666667" calcext:value-type="float">
            <text:p>1.42</text:p>
          </table:table-cell>
          <table:table-cell table:formula="of:=IF([.A90] &lt; [$Photodiode.$D$5]; (([$Photodiode.$D$5] - [.A90]) / ([$Photodiode.$D$5] - [$Photodiode.$B$5])); (([.A90] - [$Photodiode.$D$5]) / ([$Photodiode.$C$5] - [$Photodiode.$D$5])))" office:value-type="float" office:value="1.25641025641026" calcext:value-type="float">
            <text:p>1.26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91] &lt; [$Photodiode.$D$2]; (([$Photodiode.$D$2] - [.A91]) / ([$Photodiode.$D$2] - [$Photodiode.$B$2])); (([.A91] - [$Photodiode.$D$2]) / ([$Photodiode.$C$2] - [$Photodiode.$D$2])))" office:value-type="float" office:value="0.0818181818181818" calcext:value-type="float">
            <text:p>0.08</text:p>
          </table:table-cell>
          <table:table-cell table:formula="of:=IF([.A91] &lt; [$Photodiode.$D$3]; (([$Photodiode.$D$3] - [.A91]) / ([$Photodiode.$D$3] - [$Photodiode.$B$3])); (([.A91] - [$Photodiode.$D$3]) / ([$Photodiode.$C$3] - [$Photodiode.$D$3])))" office:value-type="float" office:value="11.15" calcext:value-type="float">
            <text:p>11.15</text:p>
          </table:table-cell>
          <table:table-cell table:formula="of:=IF([.A91] &lt; [$Photodiode.$D$4]; (([$Photodiode.$D$4] - [.A91]) / ([$Photodiode.$D$4] - [$Photodiode.$B$4])); (([.A91] - [$Photodiode.$D$4]) / ([$Photodiode.$C$4] - [$Photodiode.$D$4])))" office:value-type="float" office:value="1.42916666666667" calcext:value-type="float">
            <text:p>1.43</text:p>
          </table:table-cell>
          <table:table-cell table:formula="of:=IF([.A91] &lt; [$Photodiode.$D$5]; (([$Photodiode.$D$5] - [.A91]) / ([$Photodiode.$D$5] - [$Photodiode.$B$5])); (([.A91] - [$Photodiode.$D$5]) / ([$Photodiode.$C$5] - [$Photodiode.$D$5])))" office:value-type="float" office:value="1.26025641025641" calcext:value-type="float">
            <text:p>1.26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92] &lt; [$Photodiode.$D$2]; (([$Photodiode.$D$2] - [.A92]) / ([$Photodiode.$D$2] - [$Photodiode.$B$2])); (([.A92] - [$Photodiode.$D$2]) / ([$Photodiode.$C$2] - [$Photodiode.$D$2])))" office:value-type="float" office:value="0.0757575757575758" calcext:value-type="float">
            <text:p>0.08</text:p>
          </table:table-cell>
          <table:table-cell table:formula="of:=IF([.A92] &lt; [$Photodiode.$D$3]; (([$Photodiode.$D$3] - [.A92]) / ([$Photodiode.$D$3] - [$Photodiode.$B$3])); (([.A92] - [$Photodiode.$D$3]) / ([$Photodiode.$C$3] - [$Photodiode.$D$3])))" office:value-type="float" office:value="11.25" calcext:value-type="float">
            <text:p>11.25</text:p>
          </table:table-cell>
          <table:table-cell table:formula="of:=IF([.A92] &lt; [$Photodiode.$D$4]; (([$Photodiode.$D$4] - [.A92]) / ([$Photodiode.$D$4] - [$Photodiode.$B$4])); (([.A92] - [$Photodiode.$D$4]) / ([$Photodiode.$C$4] - [$Photodiode.$D$4])))" office:value-type="float" office:value="1.4375" calcext:value-type="float">
            <text:p>1.44</text:p>
          </table:table-cell>
          <table:table-cell table:formula="of:=IF([.A92] &lt; [$Photodiode.$D$5]; (([$Photodiode.$D$5] - [.A92]) / ([$Photodiode.$D$5] - [$Photodiode.$B$5])); (([.A92] - [$Photodiode.$D$5]) / ([$Photodiode.$C$5] - [$Photodiode.$D$5])))" office:value-type="float" office:value="1.26282051282051" calcext:value-type="float">
            <text:p>1.26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IF([.A93] &lt; [$Photodiode.$D$2]; (([$Photodiode.$D$2] - [.A93]) / ([$Photodiode.$D$2] - [$Photodiode.$B$2])); (([.A93] - [$Photodiode.$D$2]) / ([$Photodiode.$C$2] - [$Photodiode.$D$2])))" office:value-type="float" office:value="0.0727272727272727" calcext:value-type="float">
            <text:p>0.07</text:p>
          </table:table-cell>
          <table:table-cell table:formula="of:=IF([.A93] &lt; [$Photodiode.$D$3]; (([$Photodiode.$D$3] - [.A93]) / ([$Photodiode.$D$3] - [$Photodiode.$B$3])); (([.A93] - [$Photodiode.$D$3]) / ([$Photodiode.$C$3] - [$Photodiode.$D$3])))" office:value-type="float" office:value="11.3" calcext:value-type="float">
            <text:p>11.30</text:p>
          </table:table-cell>
          <table:table-cell table:formula="of:=IF([.A93] &lt; [$Photodiode.$D$4]; (([$Photodiode.$D$4] - [.A93]) / ([$Photodiode.$D$4] - [$Photodiode.$B$4])); (([.A93] - [$Photodiode.$D$4]) / ([$Photodiode.$C$4] - [$Photodiode.$D$4])))" office:value-type="float" office:value="1.44166666666667" calcext:value-type="float">
            <text:p>1.44</text:p>
          </table:table-cell>
          <table:table-cell table:formula="of:=IF([.A93] &lt; [$Photodiode.$D$5]; (([$Photodiode.$D$5] - [.A93]) / ([$Photodiode.$D$5] - [$Photodiode.$B$5])); (([.A93] - [$Photodiode.$D$5]) / ([$Photodiode.$C$5] - [$Photodiode.$D$5])))" office:value-type="float" office:value="1.26410256410256" calcext:value-type="float">
            <text:p>1.26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IF([.A94] &lt; [$Photodiode.$D$2]; (([$Photodiode.$D$2] - [.A94]) / ([$Photodiode.$D$2] - [$Photodiode.$B$2])); (([.A94] - [$Photodiode.$D$2]) / ([$Photodiode.$C$2] - [$Photodiode.$D$2])))" office:value-type="float" office:value="0.0696969696969697" calcext:value-type="float">
            <text:p>0.07</text:p>
          </table:table-cell>
          <table:table-cell table:formula="of:=IF([.A94] &lt; [$Photodiode.$D$3]; (([$Photodiode.$D$3] - [.A94]) / ([$Photodiode.$D$3] - [$Photodiode.$B$3])); (([.A94] - [$Photodiode.$D$3]) / ([$Photodiode.$C$3] - [$Photodiode.$D$3])))" office:value-type="float" office:value="11.35" calcext:value-type="float">
            <text:p>11.35</text:p>
          </table:table-cell>
          <table:table-cell table:formula="of:=IF([.A94] &lt; [$Photodiode.$D$4]; (([$Photodiode.$D$4] - [.A94]) / ([$Photodiode.$D$4] - [$Photodiode.$B$4])); (([.A94] - [$Photodiode.$D$4]) / ([$Photodiode.$C$4] - [$Photodiode.$D$4])))" office:value-type="float" office:value="1.44583333333333" calcext:value-type="float">
            <text:p>1.45</text:p>
          </table:table-cell>
          <table:table-cell table:formula="of:=IF([.A94] &lt; [$Photodiode.$D$5]; (([$Photodiode.$D$5] - [.A94]) / ([$Photodiode.$D$5] - [$Photodiode.$B$5])); (([.A94] - [$Photodiode.$D$5]) / ([$Photodiode.$C$5] - [$Photodiode.$D$5])))" office:value-type="float" office:value="1.26538461538462" calcext:value-type="float">
            <text:p>1.27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IF([.A95] &lt; [$Photodiode.$D$2]; (([$Photodiode.$D$2] - [.A95]) / ([$Photodiode.$D$2] - [$Photodiode.$B$2])); (([.A95] - [$Photodiode.$D$2]) / ([$Photodiode.$C$2] - [$Photodiode.$D$2])))" office:value-type="float" office:value="0.0696969696969697" calcext:value-type="float">
            <text:p>0.07</text:p>
          </table:table-cell>
          <table:table-cell table:formula="of:=IF([.A95] &lt; [$Photodiode.$D$3]; (([$Photodiode.$D$3] - [.A95]) / ([$Photodiode.$D$3] - [$Photodiode.$B$3])); (([.A95] - [$Photodiode.$D$3]) / ([$Photodiode.$C$3] - [$Photodiode.$D$3])))" office:value-type="float" office:value="11.35" calcext:value-type="float">
            <text:p>11.35</text:p>
          </table:table-cell>
          <table:table-cell table:formula="of:=IF([.A95] &lt; [$Photodiode.$D$4]; (([$Photodiode.$D$4] - [.A95]) / ([$Photodiode.$D$4] - [$Photodiode.$B$4])); (([.A95] - [$Photodiode.$D$4]) / ([$Photodiode.$C$4] - [$Photodiode.$D$4])))" office:value-type="float" office:value="1.44583333333333" calcext:value-type="float">
            <text:p>1.45</text:p>
          </table:table-cell>
          <table:table-cell table:formula="of:=IF([.A95] &lt; [$Photodiode.$D$5]; (([$Photodiode.$D$5] - [.A95]) / ([$Photodiode.$D$5] - [$Photodiode.$B$5])); (([.A95] - [$Photodiode.$D$5]) / ([$Photodiode.$C$5] - [$Photodiode.$D$5])))" office:value-type="float" office:value="1.26538461538462" calcext:value-type="float">
            <text:p>1.27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IF([.A96] &lt; [$Photodiode.$D$2]; (([$Photodiode.$D$2] - [.A96]) / ([$Photodiode.$D$2] - [$Photodiode.$B$2])); (([.A96] - [$Photodiode.$D$2]) / ([$Photodiode.$C$2] - [$Photodiode.$D$2])))" office:value-type="float" office:value="0.0666666666666667" calcext:value-type="float">
            <text:p>0.07</text:p>
          </table:table-cell>
          <table:table-cell table:formula="of:=IF([.A96] &lt; [$Photodiode.$D$3]; (([$Photodiode.$D$3] - [.A96]) / ([$Photodiode.$D$3] - [$Photodiode.$B$3])); (([.A96] - [$Photodiode.$D$3]) / ([$Photodiode.$C$3] - [$Photodiode.$D$3])))" office:value-type="float" office:value="11.4" calcext:value-type="float">
            <text:p>11.40</text:p>
          </table:table-cell>
          <table:table-cell table:formula="of:=IF([.A96] &lt; [$Photodiode.$D$4]; (([$Photodiode.$D$4] - [.A96]) / ([$Photodiode.$D$4] - [$Photodiode.$B$4])); (([.A96] - [$Photodiode.$D$4]) / ([$Photodiode.$C$4] - [$Photodiode.$D$4])))" office:value-type="float" office:value="1.45" calcext:value-type="float">
            <text:p>1.45</text:p>
          </table:table-cell>
          <table:table-cell table:formula="of:=IF([.A96] &lt; [$Photodiode.$D$5]; (([$Photodiode.$D$5] - [.A96]) / ([$Photodiode.$D$5] - [$Photodiode.$B$5])); (([.A96] - [$Photodiode.$D$5]) / ([$Photodiode.$C$5] - [$Photodiode.$D$5])))" office:value-type="float" office:value="1.26666666666667" calcext:value-type="float">
            <text:p>1.27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97] &lt; [$Photodiode.$D$2]; (([$Photodiode.$D$2] - [.A97]) / ([$Photodiode.$D$2] - [$Photodiode.$B$2])); (([.A97] - [$Photodiode.$D$2]) / ([$Photodiode.$C$2] - [$Photodiode.$D$2])))" office:value-type="float" office:value="0.0636363636363636" calcext:value-type="float">
            <text:p>0.06</text:p>
          </table:table-cell>
          <table:table-cell table:formula="of:=IF([.A97] &lt; [$Photodiode.$D$3]; (([$Photodiode.$D$3] - [.A97]) / ([$Photodiode.$D$3] - [$Photodiode.$B$3])); (([.A97] - [$Photodiode.$D$3]) / ([$Photodiode.$C$3] - [$Photodiode.$D$3])))" office:value-type="float" office:value="11.45" calcext:value-type="float">
            <text:p>11.45</text:p>
          </table:table-cell>
          <table:table-cell table:formula="of:=IF([.A97] &lt; [$Photodiode.$D$4]; (([$Photodiode.$D$4] - [.A97]) / ([$Photodiode.$D$4] - [$Photodiode.$B$4])); (([.A97] - [$Photodiode.$D$4]) / ([$Photodiode.$C$4] - [$Photodiode.$D$4])))" office:value-type="float" office:value="1.45416666666667" calcext:value-type="float">
            <text:p>1.45</text:p>
          </table:table-cell>
          <table:table-cell table:formula="of:=IF([.A97] &lt; [$Photodiode.$D$5]; (([$Photodiode.$D$5] - [.A97]) / ([$Photodiode.$D$5] - [$Photodiode.$B$5])); (([.A97] - [$Photodiode.$D$5]) / ([$Photodiode.$C$5] - [$Photodiode.$D$5])))" office:value-type="float" office:value="1.26794871794872" calcext:value-type="float">
            <text:p>1.27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IF([.A98] &lt; [$Photodiode.$D$2]; (([$Photodiode.$D$2] - [.A98]) / ([$Photodiode.$D$2] - [$Photodiode.$B$2])); (([.A98] - [$Photodiode.$D$2]) / ([$Photodiode.$C$2] - [$Photodiode.$D$2])))" office:value-type="float" office:value="0.0636363636363636" calcext:value-type="float">
            <text:p>0.06</text:p>
          </table:table-cell>
          <table:table-cell table:formula="of:=IF([.A98] &lt; [$Photodiode.$D$3]; (([$Photodiode.$D$3] - [.A98]) / ([$Photodiode.$D$3] - [$Photodiode.$B$3])); (([.A98] - [$Photodiode.$D$3]) / ([$Photodiode.$C$3] - [$Photodiode.$D$3])))" office:value-type="float" office:value="11.45" calcext:value-type="float">
            <text:p>11.45</text:p>
          </table:table-cell>
          <table:table-cell table:formula="of:=IF([.A98] &lt; [$Photodiode.$D$4]; (([$Photodiode.$D$4] - [.A98]) / ([$Photodiode.$D$4] - [$Photodiode.$B$4])); (([.A98] - [$Photodiode.$D$4]) / ([$Photodiode.$C$4] - [$Photodiode.$D$4])))" office:value-type="float" office:value="1.45416666666667" calcext:value-type="float">
            <text:p>1.45</text:p>
          </table:table-cell>
          <table:table-cell table:formula="of:=IF([.A98] &lt; [$Photodiode.$D$5]; (([$Photodiode.$D$5] - [.A98]) / ([$Photodiode.$D$5] - [$Photodiode.$B$5])); (([.A98] - [$Photodiode.$D$5]) / ([$Photodiode.$C$5] - [$Photodiode.$D$5])))" office:value-type="float" office:value="1.26794871794872" calcext:value-type="float">
            <text:p>1.27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IF([.A99] &lt; [$Photodiode.$D$2]; (([$Photodiode.$D$2] - [.A99]) / ([$Photodiode.$D$2] - [$Photodiode.$B$2])); (([.A99] - [$Photodiode.$D$2]) / ([$Photodiode.$C$2] - [$Photodiode.$D$2])))" office:value-type="float" office:value="0.0606060606060606" calcext:value-type="float">
            <text:p>0.06</text:p>
          </table:table-cell>
          <table:table-cell table:formula="of:=IF([.A99] &lt; [$Photodiode.$D$3]; (([$Photodiode.$D$3] - [.A99]) / ([$Photodiode.$D$3] - [$Photodiode.$B$3])); (([.A99] - [$Photodiode.$D$3]) / ([$Photodiode.$C$3] - [$Photodiode.$D$3])))" office:value-type="float" office:value="11.5" calcext:value-type="float">
            <text:p>11.50</text:p>
          </table:table-cell>
          <table:table-cell table:formula="of:=IF([.A99] &lt; [$Photodiode.$D$4]; (([$Photodiode.$D$4] - [.A99]) / ([$Photodiode.$D$4] - [$Photodiode.$B$4])); (([.A99] - [$Photodiode.$D$4]) / ([$Photodiode.$C$4] - [$Photodiode.$D$4])))" office:value-type="float" office:value="1.45833333333333" calcext:value-type="float">
            <text:p>1.46</text:p>
          </table:table-cell>
          <table:table-cell table:formula="of:=IF([.A99] &lt; [$Photodiode.$D$5]; (([$Photodiode.$D$5] - [.A99]) / ([$Photodiode.$D$5] - [$Photodiode.$B$5])); (([.A99] - [$Photodiode.$D$5]) / ([$Photodiode.$C$5] - [$Photodiode.$D$5])))" office:value-type="float" office:value="1.26923076923077" calcext:value-type="float">
            <text:p>1.27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IF([.A100] &lt; [$Photodiode.$D$2]; (([$Photodiode.$D$2] - [.A100]) / ([$Photodiode.$D$2] - [$Photodiode.$B$2])); (([.A100] - [$Photodiode.$D$2]) / ([$Photodiode.$C$2] - [$Photodiode.$D$2])))" office:value-type="float" office:value="0.0606060606060606" calcext:value-type="float">
            <text:p>0.06</text:p>
          </table:table-cell>
          <table:table-cell table:formula="of:=IF([.A100] &lt; [$Photodiode.$D$3]; (([$Photodiode.$D$3] - [.A100]) / ([$Photodiode.$D$3] - [$Photodiode.$B$3])); (([.A100] - [$Photodiode.$D$3]) / ([$Photodiode.$C$3] - [$Photodiode.$D$3])))" office:value-type="float" office:value="11.5" calcext:value-type="float">
            <text:p>11.50</text:p>
          </table:table-cell>
          <table:table-cell table:formula="of:=IF([.A100] &lt; [$Photodiode.$D$4]; (([$Photodiode.$D$4] - [.A100]) / ([$Photodiode.$D$4] - [$Photodiode.$B$4])); (([.A100] - [$Photodiode.$D$4]) / ([$Photodiode.$C$4] - [$Photodiode.$D$4])))" office:value-type="float" office:value="1.45833333333333" calcext:value-type="float">
            <text:p>1.46</text:p>
          </table:table-cell>
          <table:table-cell table:formula="of:=IF([.A100] &lt; [$Photodiode.$D$5]; (([$Photodiode.$D$5] - [.A100]) / ([$Photodiode.$D$5] - [$Photodiode.$B$5])); (([.A100] - [$Photodiode.$D$5]) / ([$Photodiode.$C$5] - [$Photodiode.$D$5])))" office:value-type="float" office:value="1.26923076923077" calcext:value-type="float">
            <text:p>1.27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IF([.A101] &lt; [$Photodiode.$D$2]; (([$Photodiode.$D$2] - [.A101]) / ([$Photodiode.$D$2] - [$Photodiode.$B$2])); (([.A101] - [$Photodiode.$D$2]) / ([$Photodiode.$C$2] - [$Photodiode.$D$2])))" office:value-type="float" office:value="0.0575757575757576" calcext:value-type="float">
            <text:p>0.06</text:p>
          </table:table-cell>
          <table:table-cell table:formula="of:=IF([.A101] &lt; [$Photodiode.$D$3]; (([$Photodiode.$D$3] - [.A101]) / ([$Photodiode.$D$3] - [$Photodiode.$B$3])); (([.A101] - [$Photodiode.$D$3]) / ([$Photodiode.$C$3] - [$Photodiode.$D$3])))" office:value-type="float" office:value="11.55" calcext:value-type="float">
            <text:p>11.55</text:p>
          </table:table-cell>
          <table:table-cell table:formula="of:=IF([.A101] &lt; [$Photodiode.$D$4]; (([$Photodiode.$D$4] - [.A101]) / ([$Photodiode.$D$4] - [$Photodiode.$B$4])); (([.A101] - [$Photodiode.$D$4]) / ([$Photodiode.$C$4] - [$Photodiode.$D$4])))" office:value-type="float" office:value="1.4625" calcext:value-type="float">
            <text:p>1.46</text:p>
          </table:table-cell>
          <table:table-cell table:formula="of:=IF([.A101] &lt; [$Photodiode.$D$5]; (([$Photodiode.$D$5] - [.A101]) / ([$Photodiode.$D$5] - [$Photodiode.$B$5])); (([.A101] - [$Photodiode.$D$5]) / ([$Photodiode.$C$5] - [$Photodiode.$D$5])))" office:value-type="float" office:value="1.27051282051282" calcext:value-type="float">
            <text:p>1.27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IF([.A102] &lt; [$Photodiode.$D$2]; (([$Photodiode.$D$2] - [.A102]) / ([$Photodiode.$D$2] - [$Photodiode.$B$2])); (([.A102] - [$Photodiode.$D$2]) / ([$Photodiode.$C$2] - [$Photodiode.$D$2])))" office:value-type="float" office:value="0.0575757575757576" calcext:value-type="float">
            <text:p>0.06</text:p>
          </table:table-cell>
          <table:table-cell table:formula="of:=IF([.A102] &lt; [$Photodiode.$D$3]; (([$Photodiode.$D$3] - [.A102]) / ([$Photodiode.$D$3] - [$Photodiode.$B$3])); (([.A102] - [$Photodiode.$D$3]) / ([$Photodiode.$C$3] - [$Photodiode.$D$3])))" office:value-type="float" office:value="11.55" calcext:value-type="float">
            <text:p>11.55</text:p>
          </table:table-cell>
          <table:table-cell table:formula="of:=IF([.A102] &lt; [$Photodiode.$D$4]; (([$Photodiode.$D$4] - [.A102]) / ([$Photodiode.$D$4] - [$Photodiode.$B$4])); (([.A102] - [$Photodiode.$D$4]) / ([$Photodiode.$C$4] - [$Photodiode.$D$4])))" office:value-type="float" office:value="1.4625" calcext:value-type="float">
            <text:p>1.46</text:p>
          </table:table-cell>
          <table:table-cell table:formula="of:=IF([.A102] &lt; [$Photodiode.$D$5]; (([$Photodiode.$D$5] - [.A102]) / ([$Photodiode.$D$5] - [$Photodiode.$B$5])); (([.A102] - [$Photodiode.$D$5]) / ([$Photodiode.$C$5] - [$Photodiode.$D$5])))" office:value-type="float" office:value="1.27051282051282" calcext:value-type="float">
            <text:p>1.27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103] &lt; [$Photodiode.$D$2]; (([$Photodiode.$D$2] - [.A103]) / ([$Photodiode.$D$2] - [$Photodiode.$B$2])); (([.A103] - [$Photodiode.$D$2]) / ([$Photodiode.$C$2] - [$Photodiode.$D$2])))" office:value-type="float" office:value="0.0545454545454545" calcext:value-type="float">
            <text:p>0.05</text:p>
          </table:table-cell>
          <table:table-cell table:formula="of:=IF([.A103] &lt; [$Photodiode.$D$3]; (([$Photodiode.$D$3] - [.A103]) / ([$Photodiode.$D$3] - [$Photodiode.$B$3])); (([.A103] - [$Photodiode.$D$3]) / ([$Photodiode.$C$3] - [$Photodiode.$D$3])))" office:value-type="float" office:value="11.6" calcext:value-type="float">
            <text:p>11.60</text:p>
          </table:table-cell>
          <table:table-cell table:formula="of:=IF([.A103] &lt; [$Photodiode.$D$4]; (([$Photodiode.$D$4] - [.A103]) / ([$Photodiode.$D$4] - [$Photodiode.$B$4])); (([.A103] - [$Photodiode.$D$4]) / ([$Photodiode.$C$4] - [$Photodiode.$D$4])))" office:value-type="float" office:value="1.46666666666667" calcext:value-type="float">
            <text:p>1.47</text:p>
          </table:table-cell>
          <table:table-cell table:formula="of:=IF([.A103] &lt; [$Photodiode.$D$5]; (([$Photodiode.$D$5] - [.A103]) / ([$Photodiode.$D$5] - [$Photodiode.$B$5])); (([.A103] - [$Photodiode.$D$5]) / ([$Photodiode.$C$5] - [$Photodiode.$D$5])))" office:value-type="float" office:value="1.27179487179487" calcext:value-type="float">
            <text:p>1.27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IF([.A104] &lt; [$Photodiode.$D$2]; (([$Photodiode.$D$2] - [.A104]) / ([$Photodiode.$D$2] - [$Photodiode.$B$2])); (([.A104] - [$Photodiode.$D$2]) / ([$Photodiode.$C$2] - [$Photodiode.$D$2])))" office:value-type="float" office:value="0.0545454545454545" calcext:value-type="float">
            <text:p>0.05</text:p>
          </table:table-cell>
          <table:table-cell table:formula="of:=IF([.A104] &lt; [$Photodiode.$D$3]; (([$Photodiode.$D$3] - [.A104]) / ([$Photodiode.$D$3] - [$Photodiode.$B$3])); (([.A104] - [$Photodiode.$D$3]) / ([$Photodiode.$C$3] - [$Photodiode.$D$3])))" office:value-type="float" office:value="11.6" calcext:value-type="float">
            <text:p>11.60</text:p>
          </table:table-cell>
          <table:table-cell table:formula="of:=IF([.A104] &lt; [$Photodiode.$D$4]; (([$Photodiode.$D$4] - [.A104]) / ([$Photodiode.$D$4] - [$Photodiode.$B$4])); (([.A104] - [$Photodiode.$D$4]) / ([$Photodiode.$C$4] - [$Photodiode.$D$4])))" office:value-type="float" office:value="1.46666666666667" calcext:value-type="float">
            <text:p>1.47</text:p>
          </table:table-cell>
          <table:table-cell table:formula="of:=IF([.A104] &lt; [$Photodiode.$D$5]; (([$Photodiode.$D$5] - [.A104]) / ([$Photodiode.$D$5] - [$Photodiode.$B$5])); (([.A104] - [$Photodiode.$D$5]) / ([$Photodiode.$C$5] - [$Photodiode.$D$5])))" office:value-type="float" office:value="1.27179487179487" calcext:value-type="float">
            <text:p>1.27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IF([.A105] &lt; [$Photodiode.$D$2]; (([$Photodiode.$D$2] - [.A105]) / ([$Photodiode.$D$2] - [$Photodiode.$B$2])); (([.A105] - [$Photodiode.$D$2]) / ([$Photodiode.$C$2] - [$Photodiode.$D$2])))" office:value-type="float" office:value="0.0484848484848485" calcext:value-type="float">
            <text:p>0.05</text:p>
          </table:table-cell>
          <table:table-cell table:formula="of:=IF([.A105] &lt; [$Photodiode.$D$3]; (([$Photodiode.$D$3] - [.A105]) / ([$Photodiode.$D$3] - [$Photodiode.$B$3])); (([.A105] - [$Photodiode.$D$3]) / ([$Photodiode.$C$3] - [$Photodiode.$D$3])))" office:value-type="float" office:value="11.7" calcext:value-type="float">
            <text:p>11.70</text:p>
          </table:table-cell>
          <table:table-cell table:formula="of:=IF([.A105] &lt; [$Photodiode.$D$4]; (([$Photodiode.$D$4] - [.A105]) / ([$Photodiode.$D$4] - [$Photodiode.$B$4])); (([.A105] - [$Photodiode.$D$4]) / ([$Photodiode.$C$4] - [$Photodiode.$D$4])))" office:value-type="float" office:value="1.475" calcext:value-type="float">
            <text:p>1.48</text:p>
          </table:table-cell>
          <table:table-cell table:formula="of:=IF([.A105] &lt; [$Photodiode.$D$5]; (([$Photodiode.$D$5] - [.A105]) / ([$Photodiode.$D$5] - [$Photodiode.$B$5])); (([.A105] - [$Photodiode.$D$5]) / ([$Photodiode.$C$5] - [$Photodiode.$D$5])))" office:value-type="float" office:value="1.27435897435897" calcext:value-type="float">
            <text:p>1.27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IF([.A106] &lt; [$Photodiode.$D$2]; (([$Photodiode.$D$2] - [.A106]) / ([$Photodiode.$D$2] - [$Photodiode.$B$2])); (([.A106] - [$Photodiode.$D$2]) / ([$Photodiode.$C$2] - [$Photodiode.$D$2])))" office:value-type="float" office:value="0.0454545454545455" calcext:value-type="float">
            <text:p>0.05</text:p>
          </table:table-cell>
          <table:table-cell table:formula="of:=IF([.A106] &lt; [$Photodiode.$D$3]; (([$Photodiode.$D$3] - [.A106]) / ([$Photodiode.$D$3] - [$Photodiode.$B$3])); (([.A106] - [$Photodiode.$D$3]) / ([$Photodiode.$C$3] - [$Photodiode.$D$3])))" office:value-type="float" office:value="11.75" calcext:value-type="float">
            <text:p>11.75</text:p>
          </table:table-cell>
          <table:table-cell table:formula="of:=IF([.A106] &lt; [$Photodiode.$D$4]; (([$Photodiode.$D$4] - [.A106]) / ([$Photodiode.$D$4] - [$Photodiode.$B$4])); (([.A106] - [$Photodiode.$D$4]) / ([$Photodiode.$C$4] - [$Photodiode.$D$4])))" office:value-type="float" office:value="1.47916666666667" calcext:value-type="float">
            <text:p>1.48</text:p>
          </table:table-cell>
          <table:table-cell table:formula="of:=IF([.A106] &lt; [$Photodiode.$D$5]; (([$Photodiode.$D$5] - [.A106]) / ([$Photodiode.$D$5] - [$Photodiode.$B$5])); (([.A106] - [$Photodiode.$D$5]) / ([$Photodiode.$C$5] - [$Photodiode.$D$5])))" office:value-type="float" office:value="1.27564102564103" calcext:value-type="float">
            <text:p>1.28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07] &lt; [$Photodiode.$D$2]; (([$Photodiode.$D$2] - [.A107]) / ([$Photodiode.$D$2] - [$Photodiode.$B$2])); (([.A107] - [$Photodiode.$D$2]) / ([$Photodiode.$C$2] - [$Photodiode.$D$2])))" office:value-type="float" office:value="0.0393939393939394" calcext:value-type="float">
            <text:p>0.04</text:p>
          </table:table-cell>
          <table:table-cell table:formula="of:=IF([.A107] &lt; [$Photodiode.$D$3]; (([$Photodiode.$D$3] - [.A107]) / ([$Photodiode.$D$3] - [$Photodiode.$B$3])); (([.A107] - [$Photodiode.$D$3]) / ([$Photodiode.$C$3] - [$Photodiode.$D$3])))" office:value-type="float" office:value="11.85" calcext:value-type="float">
            <text:p>11.85</text:p>
          </table:table-cell>
          <table:table-cell table:formula="of:=IF([.A107] &lt; [$Photodiode.$D$4]; (([$Photodiode.$D$4] - [.A107]) / ([$Photodiode.$D$4] - [$Photodiode.$B$4])); (([.A107] - [$Photodiode.$D$4]) / ([$Photodiode.$C$4] - [$Photodiode.$D$4])))" office:value-type="float" office:value="1.4875" calcext:value-type="float">
            <text:p>1.49</text:p>
          </table:table-cell>
          <table:table-cell table:formula="of:=IF([.A107] &lt; [$Photodiode.$D$5]; (([$Photodiode.$D$5] - [.A107]) / ([$Photodiode.$D$5] - [$Photodiode.$B$5])); (([.A107] - [$Photodiode.$D$5]) / ([$Photodiode.$C$5] - [$Photodiode.$D$5])))" office:value-type="float" office:value="1.27820512820513" calcext:value-type="float">
            <text:p>1.28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IF([.A108] &lt; [$Photodiode.$D$2]; (([$Photodiode.$D$2] - [.A108]) / ([$Photodiode.$D$2] - [$Photodiode.$B$2])); (([.A108] - [$Photodiode.$D$2]) / ([$Photodiode.$C$2] - [$Photodiode.$D$2])))" office:value-type="float" office:value="0.0303030303030303" calcext:value-type="float">
            <text:p>0.03</text:p>
          </table:table-cell>
          <table:table-cell table:formula="of:=IF([.A108] &lt; [$Photodiode.$D$3]; (([$Photodiode.$D$3] - [.A108]) / ([$Photodiode.$D$3] - [$Photodiode.$B$3])); (([.A108] - [$Photodiode.$D$3]) / ([$Photodiode.$C$3] - [$Photodiode.$D$3])))" office:value-type="float" office:value="12" calcext:value-type="float">
            <text:p>12.00</text:p>
          </table:table-cell>
          <table:table-cell table:formula="of:=IF([.A108] &lt; [$Photodiode.$D$4]; (([$Photodiode.$D$4] - [.A108]) / ([$Photodiode.$D$4] - [$Photodiode.$B$4])); (([.A108] - [$Photodiode.$D$4]) / ([$Photodiode.$C$4] - [$Photodiode.$D$4])))" office:value-type="float" office:value="1.5" calcext:value-type="float">
            <text:p>1.50</text:p>
          </table:table-cell>
          <table:table-cell table:formula="of:=IF([.A108] &lt; [$Photodiode.$D$5]; (([$Photodiode.$D$5] - [.A108]) / ([$Photodiode.$D$5] - [$Photodiode.$B$5])); (([.A108] - [$Photodiode.$D$5]) / ([$Photodiode.$C$5] - [$Photodiode.$D$5])))" office:value-type="float" office:value="1.28205128205128" calcext:value-type="float">
            <text:p>1.28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IF([.A109] &lt; [$Photodiode.$D$2]; (([$Photodiode.$D$2] - [.A109]) / ([$Photodiode.$D$2] - [$Photodiode.$B$2])); (([.A109] - [$Photodiode.$D$2]) / ([$Photodiode.$C$2] - [$Photodiode.$D$2])))" office:value-type="float" office:value="0.0181818181818182" calcext:value-type="float">
            <text:p>0.02</text:p>
          </table:table-cell>
          <table:table-cell table:formula="of:=IF([.A109] &lt; [$Photodiode.$D$3]; (([$Photodiode.$D$3] - [.A109]) / ([$Photodiode.$D$3] - [$Photodiode.$B$3])); (([.A109] - [$Photodiode.$D$3]) / ([$Photodiode.$C$3] - [$Photodiode.$D$3])))" office:value-type="float" office:value="12.2" calcext:value-type="float">
            <text:p>12.20</text:p>
          </table:table-cell>
          <table:table-cell table:formula="of:=IF([.A109] &lt; [$Photodiode.$D$4]; (([$Photodiode.$D$4] - [.A109]) / ([$Photodiode.$D$4] - [$Photodiode.$B$4])); (([.A109] - [$Photodiode.$D$4]) / ([$Photodiode.$C$4] - [$Photodiode.$D$4])))" office:value-type="float" office:value="1.51666666666667" calcext:value-type="float">
            <text:p>1.52</text:p>
          </table:table-cell>
          <table:table-cell table:formula="of:=IF([.A109] &lt; [$Photodiode.$D$5]; (([$Photodiode.$D$5] - [.A109]) / ([$Photodiode.$D$5] - [$Photodiode.$B$5])); (([.A109] - [$Photodiode.$D$5]) / ([$Photodiode.$C$5] - [$Photodiode.$D$5])))" office:value-type="float" office:value="1.28717948717949" calcext:value-type="float">
            <text:p>1.29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IF([.A110] &lt; [$Photodiode.$D$2]; (([$Photodiode.$D$2] - [.A110]) / ([$Photodiode.$D$2] - [$Photodiode.$B$2])); (([.A110] - [$Photodiode.$D$2]) / ([$Photodiode.$C$2] - [$Photodiode.$D$2])))" office:value-type="float" office:value="0.0151515151515152" calcext:value-type="float">
            <text:p>0.02</text:p>
          </table:table-cell>
          <table:table-cell table:formula="of:=IF([.A110] &lt; [$Photodiode.$D$3]; (([$Photodiode.$D$3] - [.A110]) / ([$Photodiode.$D$3] - [$Photodiode.$B$3])); (([.A110] - [$Photodiode.$D$3]) / ([$Photodiode.$C$3] - [$Photodiode.$D$3])))" office:value-type="float" office:value="12.25" calcext:value-type="float">
            <text:p>12.25</text:p>
          </table:table-cell>
          <table:table-cell table:formula="of:=IF([.A110] &lt; [$Photodiode.$D$4]; (([$Photodiode.$D$4] - [.A110]) / ([$Photodiode.$D$4] - [$Photodiode.$B$4])); (([.A110] - [$Photodiode.$D$4]) / ([$Photodiode.$C$4] - [$Photodiode.$D$4])))" office:value-type="float" office:value="1.52083333333333" calcext:value-type="float">
            <text:p>1.52</text:p>
          </table:table-cell>
          <table:table-cell table:formula="of:=IF([.A110] &lt; [$Photodiode.$D$5]; (([$Photodiode.$D$5] - [.A110]) / ([$Photodiode.$D$5] - [$Photodiode.$B$5])); (([.A110] - [$Photodiode.$D$5]) / ([$Photodiode.$C$5] - [$Photodiode.$D$5])))" office:value-type="float" office:value="1.28846153846154" calcext:value-type="float">
            <text:p>1.29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IF([.A111] &lt; [$Photodiode.$D$2]; (([$Photodiode.$D$2] - [.A111]) / ([$Photodiode.$D$2] - [$Photodiode.$B$2])); (([.A111] - [$Photodiode.$D$2]) / ([$Photodiode.$C$2] - [$Photodiode.$D$2])))" office:value-type="float" office:value="0.0121212121212121" calcext:value-type="float">
            <text:p>0.01</text:p>
          </table:table-cell>
          <table:table-cell table:formula="of:=IF([.A111] &lt; [$Photodiode.$D$3]; (([$Photodiode.$D$3] - [.A111]) / ([$Photodiode.$D$3] - [$Photodiode.$B$3])); (([.A111] - [$Photodiode.$D$3]) / ([$Photodiode.$C$3] - [$Photodiode.$D$3])))" office:value-type="float" office:value="12.3" calcext:value-type="float">
            <text:p>12.30</text:p>
          </table:table-cell>
          <table:table-cell table:formula="of:=IF([.A111] &lt; [$Photodiode.$D$4]; (([$Photodiode.$D$4] - [.A111]) / ([$Photodiode.$D$4] - [$Photodiode.$B$4])); (([.A111] - [$Photodiode.$D$4]) / ([$Photodiode.$C$4] - [$Photodiode.$D$4])))" office:value-type="float" office:value="1.525" calcext:value-type="float">
            <text:p>1.53</text:p>
          </table:table-cell>
          <table:table-cell table:formula="of:=IF([.A111] &lt; [$Photodiode.$D$5]; (([$Photodiode.$D$5] - [.A111]) / ([$Photodiode.$D$5] - [$Photodiode.$B$5])); (([.A111] - [$Photodiode.$D$5]) / ([$Photodiode.$C$5] - [$Photodiode.$D$5])))" office:value-type="float" office:value="1.28974358974359" calcext:value-type="float">
            <text:p>1.29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12] &lt; [$Photodiode.$D$2]; (([$Photodiode.$D$2] - [.A112]) / ([$Photodiode.$D$2] - [$Photodiode.$B$2])); (([.A112] - [$Photodiode.$D$2]) / ([$Photodiode.$C$2] - [$Photodiode.$D$2])))" office:value-type="float" office:value="0.00909090909090909" calcext:value-type="float">
            <text:p>0.01</text:p>
          </table:table-cell>
          <table:table-cell table:formula="of:=IF([.A112] &lt; [$Photodiode.$D$3]; (([$Photodiode.$D$3] - [.A112]) / ([$Photodiode.$D$3] - [$Photodiode.$B$3])); (([.A112] - [$Photodiode.$D$3]) / ([$Photodiode.$C$3] - [$Photodiode.$D$3])))" office:value-type="float" office:value="12.35" calcext:value-type="float">
            <text:p>12.35</text:p>
          </table:table-cell>
          <table:table-cell table:formula="of:=IF([.A112] &lt; [$Photodiode.$D$4]; (([$Photodiode.$D$4] - [.A112]) / ([$Photodiode.$D$4] - [$Photodiode.$B$4])); (([.A112] - [$Photodiode.$D$4]) / ([$Photodiode.$C$4] - [$Photodiode.$D$4])))" office:value-type="float" office:value="1.52916666666667" calcext:value-type="float">
            <text:p>1.53</text:p>
          </table:table-cell>
          <table:table-cell table:formula="of:=IF([.A112] &lt; [$Photodiode.$D$5]; (([$Photodiode.$D$5] - [.A112]) / ([$Photodiode.$D$5] - [$Photodiode.$B$5])); (([.A112] - [$Photodiode.$D$5]) / ([$Photodiode.$C$5] - [$Photodiode.$D$5])))" office:value-type="float" office:value="1.29102564102564" calcext:value-type="float">
            <text:p>1.29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IF([.A113] &lt; [$Photodiode.$D$2]; (([$Photodiode.$D$2] - [.A113]) / ([$Photodiode.$D$2] - [$Photodiode.$B$2])); (([.A113] - [$Photodiode.$D$2]) / ([$Photodiode.$C$2] - [$Photodiode.$D$2])))" office:value-type="float" office:value="0.00606060606060606" calcext:value-type="float">
            <text:p>0.01</text:p>
          </table:table-cell>
          <table:table-cell table:formula="of:=IF([.A113] &lt; [$Photodiode.$D$3]; (([$Photodiode.$D$3] - [.A113]) / ([$Photodiode.$D$3] - [$Photodiode.$B$3])); (([.A113] - [$Photodiode.$D$3]) / ([$Photodiode.$C$3] - [$Photodiode.$D$3])))" office:value-type="float" office:value="12.4" calcext:value-type="float">
            <text:p>12.40</text:p>
          </table:table-cell>
          <table:table-cell table:formula="of:=IF([.A113] &lt; [$Photodiode.$D$4]; (([$Photodiode.$D$4] - [.A113]) / ([$Photodiode.$D$4] - [$Photodiode.$B$4])); (([.A113] - [$Photodiode.$D$4]) / ([$Photodiode.$C$4] - [$Photodiode.$D$4])))" office:value-type="float" office:value="1.53333333333333" calcext:value-type="float">
            <text:p>1.53</text:p>
          </table:table-cell>
          <table:table-cell table:formula="of:=IF([.A113] &lt; [$Photodiode.$D$5]; (([$Photodiode.$D$5] - [.A113]) / ([$Photodiode.$D$5] - [$Photodiode.$B$5])); (([.A113] - [$Photodiode.$D$5]) / ([$Photodiode.$C$5] - [$Photodiode.$D$5])))" office:value-type="float" office:value="1.29230769230769" calcext:value-type="float">
            <text:p>1.29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114] &lt; [$Photodiode.$D$2]; (([$Photodiode.$D$2] - [.A114]) / ([$Photodiode.$D$2] - [$Photodiode.$B$2])); (([.A114] - [$Photodiode.$D$2]) / ([$Photodiode.$C$2] - [$Photodiode.$D$2])))" office:value-type="float" office:value="0.00303030303030303" calcext:value-type="float">
            <text:p>0.00</text:p>
          </table:table-cell>
          <table:table-cell table:formula="of:=IF([.A114] &lt; [$Photodiode.$D$3]; (([$Photodiode.$D$3] - [.A114]) / ([$Photodiode.$D$3] - [$Photodiode.$B$3])); (([.A114] - [$Photodiode.$D$3]) / ([$Photodiode.$C$3] - [$Photodiode.$D$3])))" office:value-type="float" office:value="12.45" calcext:value-type="float">
            <text:p>12.45</text:p>
          </table:table-cell>
          <table:table-cell table:formula="of:=IF([.A114] &lt; [$Photodiode.$D$4]; (([$Photodiode.$D$4] - [.A114]) / ([$Photodiode.$D$4] - [$Photodiode.$B$4])); (([.A114] - [$Photodiode.$D$4]) / ([$Photodiode.$C$4] - [$Photodiode.$D$4])))" office:value-type="float" office:value="1.5375" calcext:value-type="float">
            <text:p>1.54</text:p>
          </table:table-cell>
          <table:table-cell table:formula="of:=IF([.A114] &lt; [$Photodiode.$D$5]; (([$Photodiode.$D$5] - [.A114]) / ([$Photodiode.$D$5] - [$Photodiode.$B$5])); (([.A114] - [$Photodiode.$D$5]) / ([$Photodiode.$C$5] - [$Photodiode.$D$5])))" office:value-type="float" office:value="1.29358974358974" calcext:value-type="float">
            <text:p>1.29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IF([.A115] &lt; [$Photodiode.$D$2]; (([$Photodiode.$D$2] - [.A115]) / ([$Photodiode.$D$2] - [$Photodiode.$B$2])); (([.A115] - [$Photodiode.$D$2]) / ([$Photodiode.$C$2] - [$Photodiode.$D$2])))" office:value-type="float" office:value="0" calcext:value-type="float">
            <text:p>0.00</text:p>
          </table:table-cell>
          <table:table-cell table:formula="of:=IF([.A115] &lt; [$Photodiode.$D$3]; (([$Photodiode.$D$3] - [.A115]) / ([$Photodiode.$D$3] - [$Photodiode.$B$3])); (([.A115] - [$Photodiode.$D$3]) / ([$Photodiode.$C$3] - [$Photodiode.$D$3])))" office:value-type="float" office:value="12.5" calcext:value-type="float">
            <text:p>12.50</text:p>
          </table:table-cell>
          <table:table-cell table:formula="of:=IF([.A115] &lt; [$Photodiode.$D$4]; (([$Photodiode.$D$4] - [.A115]) / ([$Photodiode.$D$4] - [$Photodiode.$B$4])); (([.A115] - [$Photodiode.$D$4]) / ([$Photodiode.$C$4] - [$Photodiode.$D$4])))" office:value-type="float" office:value="1.54166666666667" calcext:value-type="float">
            <text:p>1.54</text:p>
          </table:table-cell>
          <table:table-cell table:formula="of:=IF([.A115] &lt; [$Photodiode.$D$5]; (([$Photodiode.$D$5] - [.A115]) / ([$Photodiode.$D$5] - [$Photodiode.$B$5])); (([.A115] - [$Photodiode.$D$5]) / ([$Photodiode.$C$5] - [$Photodiode.$D$5])))" office:value-type="float" office:value="1.2948717948718" calcext:value-type="float">
            <text:p>1.29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IF([.A116] &lt; [$Photodiode.$D$2]; (([$Photodiode.$D$2] - [.A116]) / ([$Photodiode.$D$2] - [$Photodiode.$B$2])); (([.A116] - [$Photodiode.$D$2]) / ([$Photodiode.$C$2] - [$Photodiode.$D$2])))" office:value-type="float" office:value="0.0117647058823529" calcext:value-type="float">
            <text:p>0.01</text:p>
          </table:table-cell>
          <table:table-cell table:formula="of:=IF([.A116] &lt; [$Photodiode.$D$3]; (([$Photodiode.$D$3] - [.A116]) / ([$Photodiode.$D$3] - [$Photodiode.$B$3])); (([.A116] - [$Photodiode.$D$3]) / ([$Photodiode.$C$3] - [$Photodiode.$D$3])))" office:value-type="float" office:value="12.6" calcext:value-type="float">
            <text:p>12.60</text:p>
          </table:table-cell>
          <table:table-cell table:formula="of:=IF([.A116] &lt; [$Photodiode.$D$4]; (([$Photodiode.$D$4] - [.A116]) / ([$Photodiode.$D$4] - [$Photodiode.$B$4])); (([.A116] - [$Photodiode.$D$4]) / ([$Photodiode.$C$4] - [$Photodiode.$D$4])))" office:value-type="float" office:value="1.55" calcext:value-type="float">
            <text:p>1.55</text:p>
          </table:table-cell>
          <table:table-cell table:formula="of:=IF([.A116] &lt; [$Photodiode.$D$5]; (([$Photodiode.$D$5] - [.A116]) / ([$Photodiode.$D$5] - [$Photodiode.$B$5])); (([.A116] - [$Photodiode.$D$5]) / ([$Photodiode.$C$5] - [$Photodiode.$D$5])))" office:value-type="float" office:value="1.2974358974359" calcext:value-type="float">
            <text:p>1.30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IF([.A117] &lt; [$Photodiode.$D$2]; (([$Photodiode.$D$2] - [.A117]) / ([$Photodiode.$D$2] - [$Photodiode.$B$2])); (([.A117] - [$Photodiode.$D$2]) / ([$Photodiode.$C$2] - [$Photodiode.$D$2])))" office:value-type="float" office:value="0.0117647058823529" calcext:value-type="float">
            <text:p>0.01</text:p>
          </table:table-cell>
          <table:table-cell table:formula="of:=IF([.A117] &lt; [$Photodiode.$D$3]; (([$Photodiode.$D$3] - [.A117]) / ([$Photodiode.$D$3] - [$Photodiode.$B$3])); (([.A117] - [$Photodiode.$D$3]) / ([$Photodiode.$C$3] - [$Photodiode.$D$3])))" office:value-type="float" office:value="12.6" calcext:value-type="float">
            <text:p>12.60</text:p>
          </table:table-cell>
          <table:table-cell table:formula="of:=IF([.A117] &lt; [$Photodiode.$D$4]; (([$Photodiode.$D$4] - [.A117]) / ([$Photodiode.$D$4] - [$Photodiode.$B$4])); (([.A117] - [$Photodiode.$D$4]) / ([$Photodiode.$C$4] - [$Photodiode.$D$4])))" office:value-type="float" office:value="1.55" calcext:value-type="float">
            <text:p>1.55</text:p>
          </table:table-cell>
          <table:table-cell table:formula="of:=IF([.A117] &lt; [$Photodiode.$D$5]; (([$Photodiode.$D$5] - [.A117]) / ([$Photodiode.$D$5] - [$Photodiode.$B$5])); (([.A117] - [$Photodiode.$D$5]) / ([$Photodiode.$C$5] - [$Photodiode.$D$5])))" office:value-type="float" office:value="1.2974358974359" calcext:value-type="float">
            <text:p>1.30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18] &lt; [$Photodiode.$D$2]; (([$Photodiode.$D$2] - [.A118]) / ([$Photodiode.$D$2] - [$Photodiode.$B$2])); (([.A118] - [$Photodiode.$D$2]) / ([$Photodiode.$C$2] - [$Photodiode.$D$2])))" office:value-type="float" office:value="0.0235294117647059" calcext:value-type="float">
            <text:p>0.02</text:p>
          </table:table-cell>
          <table:table-cell table:formula="of:=IF([.A118] &lt; [$Photodiode.$D$3]; (([$Photodiode.$D$3] - [.A118]) / ([$Photodiode.$D$3] - [$Photodiode.$B$3])); (([.A118] - [$Photodiode.$D$3]) / ([$Photodiode.$C$3] - [$Photodiode.$D$3])))" office:value-type="float" office:value="12.7" calcext:value-type="float">
            <text:p>12.70</text:p>
          </table:table-cell>
          <table:table-cell table:formula="of:=IF([.A118] &lt; [$Photodiode.$D$4]; (([$Photodiode.$D$4] - [.A118]) / ([$Photodiode.$D$4] - [$Photodiode.$B$4])); (([.A118] - [$Photodiode.$D$4]) / ([$Photodiode.$C$4] - [$Photodiode.$D$4])))" office:value-type="float" office:value="1.55833333333333" calcext:value-type="float">
            <text:p>1.56</text:p>
          </table:table-cell>
          <table:table-cell table:formula="of:=IF([.A118] &lt; [$Photodiode.$D$5]; (([$Photodiode.$D$5] - [.A118]) / ([$Photodiode.$D$5] - [$Photodiode.$B$5])); (([.A118] - [$Photodiode.$D$5]) / ([$Photodiode.$C$5] - [$Photodiode.$D$5])))" office:value-type="float" office:value="1.3" calcext:value-type="float">
            <text:p>1.30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IF([.A119] &lt; [$Photodiode.$D$2]; (([$Photodiode.$D$2] - [.A119]) / ([$Photodiode.$D$2] - [$Photodiode.$B$2])); (([.A119] - [$Photodiode.$D$2]) / ([$Photodiode.$C$2] - [$Photodiode.$D$2])))" office:value-type="float" office:value="0.0294117647058823" calcext:value-type="float">
            <text:p>0.03</text:p>
          </table:table-cell>
          <table:table-cell table:formula="of:=IF([.A119] &lt; [$Photodiode.$D$3]; (([$Photodiode.$D$3] - [.A119]) / ([$Photodiode.$D$3] - [$Photodiode.$B$3])); (([.A119] - [$Photodiode.$D$3]) / ([$Photodiode.$C$3] - [$Photodiode.$D$3])))" office:value-type="float" office:value="12.75" calcext:value-type="float">
            <text:p>12.75</text:p>
          </table:table-cell>
          <table:table-cell table:formula="of:=IF([.A119] &lt; [$Photodiode.$D$4]; (([$Photodiode.$D$4] - [.A119]) / ([$Photodiode.$D$4] - [$Photodiode.$B$4])); (([.A119] - [$Photodiode.$D$4]) / ([$Photodiode.$C$4] - [$Photodiode.$D$4])))" office:value-type="float" office:value="1.5625" calcext:value-type="float">
            <text:p>1.56</text:p>
          </table:table-cell>
          <table:table-cell table:formula="of:=IF([.A119] &lt; [$Photodiode.$D$5]; (([$Photodiode.$D$5] - [.A119]) / ([$Photodiode.$D$5] - [$Photodiode.$B$5])); (([.A119] - [$Photodiode.$D$5]) / ([$Photodiode.$C$5] - [$Photodiode.$D$5])))" office:value-type="float" office:value="1.30128205128205" calcext:value-type="float">
            <text:p>1.30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IF([.A120] &lt; [$Photodiode.$D$2]; (([$Photodiode.$D$2] - [.A120]) / ([$Photodiode.$D$2] - [$Photodiode.$B$2])); (([.A120] - [$Photodiode.$D$2]) / ([$Photodiode.$C$2] - [$Photodiode.$D$2])))" office:value-type="float" office:value="0.0411764705882353" calcext:value-type="float">
            <text:p>0.04</text:p>
          </table:table-cell>
          <table:table-cell table:formula="of:=IF([.A120] &lt; [$Photodiode.$D$3]; (([$Photodiode.$D$3] - [.A120]) / ([$Photodiode.$D$3] - [$Photodiode.$B$3])); (([.A120] - [$Photodiode.$D$3]) / ([$Photodiode.$C$3] - [$Photodiode.$D$3])))" office:value-type="float" office:value="12.85" calcext:value-type="float">
            <text:p>12.85</text:p>
          </table:table-cell>
          <table:table-cell table:formula="of:=IF([.A120] &lt; [$Photodiode.$D$4]; (([$Photodiode.$D$4] - [.A120]) / ([$Photodiode.$D$4] - [$Photodiode.$B$4])); (([.A120] - [$Photodiode.$D$4]) / ([$Photodiode.$C$4] - [$Photodiode.$D$4])))" office:value-type="float" office:value="1.57083333333333" calcext:value-type="float">
            <text:p>1.57</text:p>
          </table:table-cell>
          <table:table-cell table:formula="of:=IF([.A120] &lt; [$Photodiode.$D$5]; (([$Photodiode.$D$5] - [.A120]) / ([$Photodiode.$D$5] - [$Photodiode.$B$5])); (([.A120] - [$Photodiode.$D$5]) / ([$Photodiode.$C$5] - [$Photodiode.$D$5])))" office:value-type="float" office:value="1.30384615384615" calcext:value-type="float">
            <text:p>1.30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121] &lt; [$Photodiode.$D$2]; (([$Photodiode.$D$2] - [.A121]) / ([$Photodiode.$D$2] - [$Photodiode.$B$2])); (([.A121] - [$Photodiode.$D$2]) / ([$Photodiode.$C$2] - [$Photodiode.$D$2])))" office:value-type="float" office:value="0.0470588235294118" calcext:value-type="float">
            <text:p>0.05</text:p>
          </table:table-cell>
          <table:table-cell table:formula="of:=IF([.A121] &lt; [$Photodiode.$D$3]; (([$Photodiode.$D$3] - [.A121]) / ([$Photodiode.$D$3] - [$Photodiode.$B$3])); (([.A121] - [$Photodiode.$D$3]) / ([$Photodiode.$C$3] - [$Photodiode.$D$3])))" office:value-type="float" office:value="12.9" calcext:value-type="float">
            <text:p>12.90</text:p>
          </table:table-cell>
          <table:table-cell table:formula="of:=IF([.A121] &lt; [$Photodiode.$D$4]; (([$Photodiode.$D$4] - [.A121]) / ([$Photodiode.$D$4] - [$Photodiode.$B$4])); (([.A121] - [$Photodiode.$D$4]) / ([$Photodiode.$C$4] - [$Photodiode.$D$4])))" office:value-type="float" office:value="1.575" calcext:value-type="float">
            <text:p>1.58</text:p>
          </table:table-cell>
          <table:table-cell table:formula="of:=IF([.A121] &lt; [$Photodiode.$D$5]; (([$Photodiode.$D$5] - [.A121]) / ([$Photodiode.$D$5] - [$Photodiode.$B$5])); (([.A121] - [$Photodiode.$D$5]) / ([$Photodiode.$C$5] - [$Photodiode.$D$5])))" office:value-type="float" office:value="1.30512820512821" calcext:value-type="float">
            <text:p>1.31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22] &lt; [$Photodiode.$D$2]; (([$Photodiode.$D$2] - [.A122]) / ([$Photodiode.$D$2] - [$Photodiode.$B$2])); (([.A122] - [$Photodiode.$D$2]) / ([$Photodiode.$C$2] - [$Photodiode.$D$2])))" office:value-type="float" office:value="0.0470588235294118" calcext:value-type="float">
            <text:p>0.05</text:p>
          </table:table-cell>
          <table:table-cell table:formula="of:=IF([.A122] &lt; [$Photodiode.$D$3]; (([$Photodiode.$D$3] - [.A122]) / ([$Photodiode.$D$3] - [$Photodiode.$B$3])); (([.A122] - [$Photodiode.$D$3]) / ([$Photodiode.$C$3] - [$Photodiode.$D$3])))" office:value-type="float" office:value="12.9" calcext:value-type="float">
            <text:p>12.90</text:p>
          </table:table-cell>
          <table:table-cell table:formula="of:=IF([.A122] &lt; [$Photodiode.$D$4]; (([$Photodiode.$D$4] - [.A122]) / ([$Photodiode.$D$4] - [$Photodiode.$B$4])); (([.A122] - [$Photodiode.$D$4]) / ([$Photodiode.$C$4] - [$Photodiode.$D$4])))" office:value-type="float" office:value="1.575" calcext:value-type="float">
            <text:p>1.58</text:p>
          </table:table-cell>
          <table:table-cell table:formula="of:=IF([.A122] &lt; [$Photodiode.$D$5]; (([$Photodiode.$D$5] - [.A122]) / ([$Photodiode.$D$5] - [$Photodiode.$B$5])); (([.A122] - [$Photodiode.$D$5]) / ([$Photodiode.$C$5] - [$Photodiode.$D$5])))" office:value-type="float" office:value="1.30512820512821" calcext:value-type="float">
            <text:p>1.31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IF([.A123] &lt; [$Photodiode.$D$2]; (([$Photodiode.$D$2] - [.A123]) / ([$Photodiode.$D$2] - [$Photodiode.$B$2])); (([.A123] - [$Photodiode.$D$2]) / ([$Photodiode.$C$2] - [$Photodiode.$D$2])))" office:value-type="float" office:value="0.0529411764705882" calcext:value-type="float">
            <text:p>0.05</text:p>
          </table:table-cell>
          <table:table-cell table:formula="of:=IF([.A123] &lt; [$Photodiode.$D$3]; (([$Photodiode.$D$3] - [.A123]) / ([$Photodiode.$D$3] - [$Photodiode.$B$3])); (([.A123] - [$Photodiode.$D$3]) / ([$Photodiode.$C$3] - [$Photodiode.$D$3])))" office:value-type="float" office:value="12.95" calcext:value-type="float">
            <text:p>12.95</text:p>
          </table:table-cell>
          <table:table-cell table:formula="of:=IF([.A123] &lt; [$Photodiode.$D$4]; (([$Photodiode.$D$4] - [.A123]) / ([$Photodiode.$D$4] - [$Photodiode.$B$4])); (([.A123] - [$Photodiode.$D$4]) / ([$Photodiode.$C$4] - [$Photodiode.$D$4])))" office:value-type="float" office:value="1.57916666666667" calcext:value-type="float">
            <text:p>1.58</text:p>
          </table:table-cell>
          <table:table-cell table:formula="of:=IF([.A123] &lt; [$Photodiode.$D$5]; (([$Photodiode.$D$5] - [.A123]) / ([$Photodiode.$D$5] - [$Photodiode.$B$5])); (([.A123] - [$Photodiode.$D$5]) / ([$Photodiode.$C$5] - [$Photodiode.$D$5])))" office:value-type="float" office:value="1.30641025641026" calcext:value-type="float">
            <text:p>1.31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IF([.A124] &lt; [$Photodiode.$D$2]; (([$Photodiode.$D$2] - [.A124]) / ([$Photodiode.$D$2] - [$Photodiode.$B$2])); (([.A124] - [$Photodiode.$D$2]) / ([$Photodiode.$C$2] - [$Photodiode.$D$2])))" office:value-type="float" office:value="0.0588235294117647" calcext:value-type="float">
            <text:p>0.06</text:p>
          </table:table-cell>
          <table:table-cell table:formula="of:=IF([.A124] &lt; [$Photodiode.$D$3]; (([$Photodiode.$D$3] - [.A124]) / ([$Photodiode.$D$3] - [$Photodiode.$B$3])); (([.A124] - [$Photodiode.$D$3]) / ([$Photodiode.$C$3] - [$Photodiode.$D$3])))" office:value-type="float" office:value="13" calcext:value-type="float">
            <text:p>13.00</text:p>
          </table:table-cell>
          <table:table-cell table:formula="of:=IF([.A124] &lt; [$Photodiode.$D$4]; (([$Photodiode.$D$4] - [.A124]) / ([$Photodiode.$D$4] - [$Photodiode.$B$4])); (([.A124] - [$Photodiode.$D$4]) / ([$Photodiode.$C$4] - [$Photodiode.$D$4])))" office:value-type="float" office:value="1.58333333333333" calcext:value-type="float">
            <text:p>1.58</text:p>
          </table:table-cell>
          <table:table-cell table:formula="of:=IF([.A124] &lt; [$Photodiode.$D$5]; (([$Photodiode.$D$5] - [.A124]) / ([$Photodiode.$D$5] - [$Photodiode.$B$5])); (([.A124] - [$Photodiode.$D$5]) / ([$Photodiode.$C$5] - [$Photodiode.$D$5])))" office:value-type="float" office:value="1.30769230769231" calcext:value-type="float">
            <text:p>1.31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25] &lt; [$Photodiode.$D$2]; (([$Photodiode.$D$2] - [.A125]) / ([$Photodiode.$D$2] - [$Photodiode.$B$2])); (([.A125] - [$Photodiode.$D$2]) / ([$Photodiode.$C$2] - [$Photodiode.$D$2])))" office:value-type="float" office:value="0.0705882352941176" calcext:value-type="float">
            <text:p>0.07</text:p>
          </table:table-cell>
          <table:table-cell table:formula="of:=IF([.A125] &lt; [$Photodiode.$D$3]; (([$Photodiode.$D$3] - [.A125]) / ([$Photodiode.$D$3] - [$Photodiode.$B$3])); (([.A125] - [$Photodiode.$D$3]) / ([$Photodiode.$C$3] - [$Photodiode.$D$3])))" office:value-type="float" office:value="13.1" calcext:value-type="float">
            <text:p>13.10</text:p>
          </table:table-cell>
          <table:table-cell table:formula="of:=IF([.A125] &lt; [$Photodiode.$D$4]; (([$Photodiode.$D$4] - [.A125]) / ([$Photodiode.$D$4] - [$Photodiode.$B$4])); (([.A125] - [$Photodiode.$D$4]) / ([$Photodiode.$C$4] - [$Photodiode.$D$4])))" office:value-type="float" office:value="1.59166666666667" calcext:value-type="float">
            <text:p>1.59</text:p>
          </table:table-cell>
          <table:table-cell table:formula="of:=IF([.A125] &lt; [$Photodiode.$D$5]; (([$Photodiode.$D$5] - [.A125]) / ([$Photodiode.$D$5] - [$Photodiode.$B$5])); (([.A125] - [$Photodiode.$D$5]) / ([$Photodiode.$C$5] - [$Photodiode.$D$5])))" office:value-type="float" office:value="1.31025641025641" calcext:value-type="float">
            <text:p>1.31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IF([.A126] &lt; [$Photodiode.$D$2]; (([$Photodiode.$D$2] - [.A126]) / ([$Photodiode.$D$2] - [$Photodiode.$B$2])); (([.A126] - [$Photodiode.$D$2]) / ([$Photodiode.$C$2] - [$Photodiode.$D$2])))" office:value-type="float" office:value="0.0882352941176471" calcext:value-type="float">
            <text:p>0.09</text:p>
          </table:table-cell>
          <table:table-cell table:formula="of:=IF([.A126] &lt; [$Photodiode.$D$3]; (([$Photodiode.$D$3] - [.A126]) / ([$Photodiode.$D$3] - [$Photodiode.$B$3])); (([.A126] - [$Photodiode.$D$3]) / ([$Photodiode.$C$3] - [$Photodiode.$D$3])))" office:value-type="float" office:value="13.25" calcext:value-type="float">
            <text:p>13.25</text:p>
          </table:table-cell>
          <table:table-cell table:formula="of:=IF([.A126] &lt; [$Photodiode.$D$4]; (([$Photodiode.$D$4] - [.A126]) / ([$Photodiode.$D$4] - [$Photodiode.$B$4])); (([.A126] - [$Photodiode.$D$4]) / ([$Photodiode.$C$4] - [$Photodiode.$D$4])))" office:value-type="float" office:value="1.60416666666667" calcext:value-type="float">
            <text:p>1.60</text:p>
          </table:table-cell>
          <table:table-cell table:formula="of:=IF([.A126] &lt; [$Photodiode.$D$5]; (([$Photodiode.$D$5] - [.A126]) / ([$Photodiode.$D$5] - [$Photodiode.$B$5])); (([.A126] - [$Photodiode.$D$5]) / ([$Photodiode.$C$5] - [$Photodiode.$D$5])))" office:value-type="float" office:value="1.31410256410256" calcext:value-type="float">
            <text:p>1.31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IF([.A127] &lt; [$Photodiode.$D$2]; (([$Photodiode.$D$2] - [.A127]) / ([$Photodiode.$D$2] - [$Photodiode.$B$2])); (([.A127] - [$Photodiode.$D$2]) / ([$Photodiode.$C$2] - [$Photodiode.$D$2])))" office:value-type="float" office:value="0.223529411764706" calcext:value-type="float">
            <text:p>0.22</text:p>
          </table:table-cell>
          <table:table-cell table:formula="of:=IF([.A127] &lt; [$Photodiode.$D$3]; (([$Photodiode.$D$3] - [.A127]) / ([$Photodiode.$D$3] - [$Photodiode.$B$3])); (([.A127] - [$Photodiode.$D$3]) / ([$Photodiode.$C$3] - [$Photodiode.$D$3])))" office:value-type="float" office:value="14.4" calcext:value-type="float">
            <text:p>14.40</text:p>
          </table:table-cell>
          <table:table-cell table:formula="of:=IF([.A127] &lt; [$Photodiode.$D$4]; (([$Photodiode.$D$4] - [.A127]) / ([$Photodiode.$D$4] - [$Photodiode.$B$4])); (([.A127] - [$Photodiode.$D$4]) / ([$Photodiode.$C$4] - [$Photodiode.$D$4])))" office:value-type="float" office:value="1.7" calcext:value-type="float">
            <text:p>1.70</text:p>
          </table:table-cell>
          <table:table-cell table:formula="of:=IF([.A127] &lt; [$Photodiode.$D$5]; (([$Photodiode.$D$5] - [.A127]) / ([$Photodiode.$D$5] - [$Photodiode.$B$5])); (([.A127] - [$Photodiode.$D$5]) / ([$Photodiode.$C$5] - [$Photodiode.$D$5])))" office:value-type="float" office:value="1.34358974358974" calcext:value-type="float">
            <text:p>1.34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IF([.A128] &lt; [$Photodiode.$D$2]; (([$Photodiode.$D$2] - [.A128]) / ([$Photodiode.$D$2] - [$Photodiode.$B$2])); (([.A128] - [$Photodiode.$D$2]) / ([$Photodiode.$C$2] - [$Photodiode.$D$2])))" office:value-type="float" office:value="0.235294117647059" calcext:value-type="float">
            <text:p>0.24</text:p>
          </table:table-cell>
          <table:table-cell table:formula="of:=IF([.A128] &lt; [$Photodiode.$D$3]; (([$Photodiode.$D$3] - [.A128]) / ([$Photodiode.$D$3] - [$Photodiode.$B$3])); (([.A128] - [$Photodiode.$D$3]) / ([$Photodiode.$C$3] - [$Photodiode.$D$3])))" office:value-type="float" office:value="14.5" calcext:value-type="float">
            <text:p>14.50</text:p>
          </table:table-cell>
          <table:table-cell table:formula="of:=IF([.A128] &lt; [$Photodiode.$D$4]; (([$Photodiode.$D$4] - [.A128]) / ([$Photodiode.$D$4] - [$Photodiode.$B$4])); (([.A128] - [$Photodiode.$D$4]) / ([$Photodiode.$C$4] - [$Photodiode.$D$4])))" office:value-type="float" office:value="1.70833333333333" calcext:value-type="float">
            <text:p>1.71</text:p>
          </table:table-cell>
          <table:table-cell table:formula="of:=IF([.A128] &lt; [$Photodiode.$D$5]; (([$Photodiode.$D$5] - [.A128]) / ([$Photodiode.$D$5] - [$Photodiode.$B$5])); (([.A128] - [$Photodiode.$D$5]) / ([$Photodiode.$C$5] - [$Photodiode.$D$5])))" office:value-type="float" office:value="1.34615384615385" calcext:value-type="float">
            <text:p>1.35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IF([.A129] &lt; [$Photodiode.$D$2]; (([$Photodiode.$D$2] - [.A129]) / ([$Photodiode.$D$2] - [$Photodiode.$B$2])); (([.A129] - [$Photodiode.$D$2]) / ([$Photodiode.$C$2] - [$Photodiode.$D$2])))" office:value-type="float" office:value="0.223529411764706" calcext:value-type="float">
            <text:p>0.22</text:p>
          </table:table-cell>
          <table:table-cell table:formula="of:=IF([.A129] &lt; [$Photodiode.$D$3]; (([$Photodiode.$D$3] - [.A129]) / ([$Photodiode.$D$3] - [$Photodiode.$B$3])); (([.A129] - [$Photodiode.$D$3]) / ([$Photodiode.$C$3] - [$Photodiode.$D$3])))" office:value-type="float" office:value="14.4" calcext:value-type="float">
            <text:p>14.40</text:p>
          </table:table-cell>
          <table:table-cell table:formula="of:=IF([.A129] &lt; [$Photodiode.$D$4]; (([$Photodiode.$D$4] - [.A129]) / ([$Photodiode.$D$4] - [$Photodiode.$B$4])); (([.A129] - [$Photodiode.$D$4]) / ([$Photodiode.$C$4] - [$Photodiode.$D$4])))" office:value-type="float" office:value="1.7" calcext:value-type="float">
            <text:p>1.70</text:p>
          </table:table-cell>
          <table:table-cell table:formula="of:=IF([.A129] &lt; [$Photodiode.$D$5]; (([$Photodiode.$D$5] - [.A129]) / ([$Photodiode.$D$5] - [$Photodiode.$B$5])); (([.A129] - [$Photodiode.$D$5]) / ([$Photodiode.$C$5] - [$Photodiode.$D$5])))" office:value-type="float" office:value="1.34358974358974" calcext:value-type="float">
            <text:p>1.34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IF([.A130] &lt; [$Photodiode.$D$2]; (([$Photodiode.$D$2] - [.A130]) / ([$Photodiode.$D$2] - [$Photodiode.$B$2])); (([.A130] - [$Photodiode.$D$2]) / ([$Photodiode.$C$2] - [$Photodiode.$D$2])))" office:value-type="float" office:value="0.247058823529412" calcext:value-type="float">
            <text:p>0.25</text:p>
          </table:table-cell>
          <table:table-cell table:formula="of:=IF([.A130] &lt; [$Photodiode.$D$3]; (([$Photodiode.$D$3] - [.A130]) / ([$Photodiode.$D$3] - [$Photodiode.$B$3])); (([.A130] - [$Photodiode.$D$3]) / ([$Photodiode.$C$3] - [$Photodiode.$D$3])))" office:value-type="float" office:value="14.6" calcext:value-type="float">
            <text:p>14.60</text:p>
          </table:table-cell>
          <table:table-cell table:formula="of:=IF([.A130] &lt; [$Photodiode.$D$4]; (([$Photodiode.$D$4] - [.A130]) / ([$Photodiode.$D$4] - [$Photodiode.$B$4])); (([.A130] - [$Photodiode.$D$4]) / ([$Photodiode.$C$4] - [$Photodiode.$D$4])))" office:value-type="float" office:value="1.71666666666667" calcext:value-type="float">
            <text:p>1.72</text:p>
          </table:table-cell>
          <table:table-cell table:formula="of:=IF([.A130] &lt; [$Photodiode.$D$5]; (([$Photodiode.$D$5] - [.A130]) / ([$Photodiode.$D$5] - [$Photodiode.$B$5])); (([.A130] - [$Photodiode.$D$5]) / ([$Photodiode.$C$5] - [$Photodiode.$D$5])))" office:value-type="float" office:value="1.34871794871795" calcext:value-type="float">
            <text:p>1.35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131] &lt; [$Photodiode.$D$2]; (([$Photodiode.$D$2] - [.A131]) / ([$Photodiode.$D$2] - [$Photodiode.$B$2])); (([.A131] - [$Photodiode.$D$2]) / ([$Photodiode.$C$2] - [$Photodiode.$D$2])))" office:value-type="float" office:value="0.247058823529412" calcext:value-type="float">
            <text:p>0.25</text:p>
          </table:table-cell>
          <table:table-cell table:formula="of:=IF([.A131] &lt; [$Photodiode.$D$3]; (([$Photodiode.$D$3] - [.A131]) / ([$Photodiode.$D$3] - [$Photodiode.$B$3])); (([.A131] - [$Photodiode.$D$3]) / ([$Photodiode.$C$3] - [$Photodiode.$D$3])))" office:value-type="float" office:value="14.6" calcext:value-type="float">
            <text:p>14.60</text:p>
          </table:table-cell>
          <table:table-cell table:formula="of:=IF([.A131] &lt; [$Photodiode.$D$4]; (([$Photodiode.$D$4] - [.A131]) / ([$Photodiode.$D$4] - [$Photodiode.$B$4])); (([.A131] - [$Photodiode.$D$4]) / ([$Photodiode.$C$4] - [$Photodiode.$D$4])))" office:value-type="float" office:value="1.71666666666667" calcext:value-type="float">
            <text:p>1.72</text:p>
          </table:table-cell>
          <table:table-cell table:formula="of:=IF([.A131] &lt; [$Photodiode.$D$5]; (([$Photodiode.$D$5] - [.A131]) / ([$Photodiode.$D$5] - [$Photodiode.$B$5])); (([.A131] - [$Photodiode.$D$5]) / ([$Photodiode.$C$5] - [$Photodiode.$D$5])))" office:value-type="float" office:value="1.34871794871795" calcext:value-type="float">
            <text:p>1.35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32] &lt; [$Photodiode.$D$2]; (([$Photodiode.$D$2] - [.A132]) / ([$Photodiode.$D$2] - [$Photodiode.$B$2])); (([.A132] - [$Photodiode.$D$2]) / ([$Photodiode.$C$2] - [$Photodiode.$D$2])))" office:value-type="float" office:value="0.252941176470588" calcext:value-type="float">
            <text:p>0.25</text:p>
          </table:table-cell>
          <table:table-cell table:formula="of:=IF([.A132] &lt; [$Photodiode.$D$3]; (([$Photodiode.$D$3] - [.A132]) / ([$Photodiode.$D$3] - [$Photodiode.$B$3])); (([.A132] - [$Photodiode.$D$3]) / ([$Photodiode.$C$3] - [$Photodiode.$D$3])))" office:value-type="float" office:value="14.65" calcext:value-type="float">
            <text:p>14.65</text:p>
          </table:table-cell>
          <table:table-cell table:formula="of:=IF([.A132] &lt; [$Photodiode.$D$4]; (([$Photodiode.$D$4] - [.A132]) / ([$Photodiode.$D$4] - [$Photodiode.$B$4])); (([.A132] - [$Photodiode.$D$4]) / ([$Photodiode.$C$4] - [$Photodiode.$D$4])))" office:value-type="float" office:value="1.72083333333333" calcext:value-type="float">
            <text:p>1.72</text:p>
          </table:table-cell>
          <table:table-cell table:formula="of:=IF([.A132] &lt; [$Photodiode.$D$5]; (([$Photodiode.$D$5] - [.A132]) / ([$Photodiode.$D$5] - [$Photodiode.$B$5])); (([.A132] - [$Photodiode.$D$5]) / ([$Photodiode.$C$5] - [$Photodiode.$D$5])))" office:value-type="float" office:value="1.35" calcext:value-type="float">
            <text:p>1.35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IF([.A133] &lt; [$Photodiode.$D$2]; (([$Photodiode.$D$2] - [.A133]) / ([$Photodiode.$D$2] - [$Photodiode.$B$2])); (([.A133] - [$Photodiode.$D$2]) / ([$Photodiode.$C$2] - [$Photodiode.$D$2])))" office:value-type="float" office:value="0.264705882352941" calcext:value-type="float">
            <text:p>0.26</text:p>
          </table:table-cell>
          <table:table-cell table:formula="of:=IF([.A133] &lt; [$Photodiode.$D$3]; (([$Photodiode.$D$3] - [.A133]) / ([$Photodiode.$D$3] - [$Photodiode.$B$3])); (([.A133] - [$Photodiode.$D$3]) / ([$Photodiode.$C$3] - [$Photodiode.$D$3])))" office:value-type="float" office:value="14.75" calcext:value-type="float">
            <text:p>14.75</text:p>
          </table:table-cell>
          <table:table-cell table:formula="of:=IF([.A133] &lt; [$Photodiode.$D$4]; (([$Photodiode.$D$4] - [.A133]) / ([$Photodiode.$D$4] - [$Photodiode.$B$4])); (([.A133] - [$Photodiode.$D$4]) / ([$Photodiode.$C$4] - [$Photodiode.$D$4])))" office:value-type="float" office:value="1.72916666666667" calcext:value-type="float">
            <text:p>1.73</text:p>
          </table:table-cell>
          <table:table-cell table:formula="of:=IF([.A133] &lt; [$Photodiode.$D$5]; (([$Photodiode.$D$5] - [.A133]) / ([$Photodiode.$D$5] - [$Photodiode.$B$5])); (([.A133] - [$Photodiode.$D$5]) / ([$Photodiode.$C$5] - [$Photodiode.$D$5])))" office:value-type="float" office:value="1.3525641025641" calcext:value-type="float">
            <text:p>1.35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IF([.A134] &lt; [$Photodiode.$D$2]; (([$Photodiode.$D$2] - [.A134]) / ([$Photodiode.$D$2] - [$Photodiode.$B$2])); (([.A134] - [$Photodiode.$D$2]) / ([$Photodiode.$C$2] - [$Photodiode.$D$2])))" office:value-type="float" office:value="0.264705882352941" calcext:value-type="float">
            <text:p>0.26</text:p>
          </table:table-cell>
          <table:table-cell table:formula="of:=IF([.A134] &lt; [$Photodiode.$D$3]; (([$Photodiode.$D$3] - [.A134]) / ([$Photodiode.$D$3] - [$Photodiode.$B$3])); (([.A134] - [$Photodiode.$D$3]) / ([$Photodiode.$C$3] - [$Photodiode.$D$3])))" office:value-type="float" office:value="14.75" calcext:value-type="float">
            <text:p>14.75</text:p>
          </table:table-cell>
          <table:table-cell table:formula="of:=IF([.A134] &lt; [$Photodiode.$D$4]; (([$Photodiode.$D$4] - [.A134]) / ([$Photodiode.$D$4] - [$Photodiode.$B$4])); (([.A134] - [$Photodiode.$D$4]) / ([$Photodiode.$C$4] - [$Photodiode.$D$4])))" office:value-type="float" office:value="1.72916666666667" calcext:value-type="float">
            <text:p>1.73</text:p>
          </table:table-cell>
          <table:table-cell table:formula="of:=IF([.A134] &lt; [$Photodiode.$D$5]; (([$Photodiode.$D$5] - [.A134]) / ([$Photodiode.$D$5] - [$Photodiode.$B$5])); (([.A134] - [$Photodiode.$D$5]) / ([$Photodiode.$C$5] - [$Photodiode.$D$5])))" office:value-type="float" office:value="1.3525641025641" calcext:value-type="float">
            <text:p>1.35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135] &lt; [$Photodiode.$D$2]; (([$Photodiode.$D$2] - [.A135]) / ([$Photodiode.$D$2] - [$Photodiode.$B$2])); (([.A135] - [$Photodiode.$D$2]) / ([$Photodiode.$C$2] - [$Photodiode.$D$2])))" office:value-type="float" office:value="0.270588235294118" calcext:value-type="float">
            <text:p>0.27</text:p>
          </table:table-cell>
          <table:table-cell table:formula="of:=IF([.A135] &lt; [$Photodiode.$D$3]; (([$Photodiode.$D$3] - [.A135]) / ([$Photodiode.$D$3] - [$Photodiode.$B$3])); (([.A135] - [$Photodiode.$D$3]) / ([$Photodiode.$C$3] - [$Photodiode.$D$3])))" office:value-type="float" office:value="14.8" calcext:value-type="float">
            <text:p>14.80</text:p>
          </table:table-cell>
          <table:table-cell table:formula="of:=IF([.A135] &lt; [$Photodiode.$D$4]; (([$Photodiode.$D$4] - [.A135]) / ([$Photodiode.$D$4] - [$Photodiode.$B$4])); (([.A135] - [$Photodiode.$D$4]) / ([$Photodiode.$C$4] - [$Photodiode.$D$4])))" office:value-type="float" office:value="1.73333333333333" calcext:value-type="float">
            <text:p>1.73</text:p>
          </table:table-cell>
          <table:table-cell table:formula="of:=IF([.A135] &lt; [$Photodiode.$D$5]; (([$Photodiode.$D$5] - [.A135]) / ([$Photodiode.$D$5] - [$Photodiode.$B$5])); (([.A135] - [$Photodiode.$D$5]) / ([$Photodiode.$C$5] - [$Photodiode.$D$5])))" office:value-type="float" office:value="1.35384615384615" calcext:value-type="float">
            <text:p>1.35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IF([.A136] &lt; [$Photodiode.$D$2]; (([$Photodiode.$D$2] - [.A136]) / ([$Photodiode.$D$2] - [$Photodiode.$B$2])); (([.A136] - [$Photodiode.$D$2]) / ([$Photodiode.$C$2] - [$Photodiode.$D$2])))" office:value-type="float" office:value="0.276470588235294" calcext:value-type="float">
            <text:p>0.28</text:p>
          </table:table-cell>
          <table:table-cell table:formula="of:=IF([.A136] &lt; [$Photodiode.$D$3]; (([$Photodiode.$D$3] - [.A136]) / ([$Photodiode.$D$3] - [$Photodiode.$B$3])); (([.A136] - [$Photodiode.$D$3]) / ([$Photodiode.$C$3] - [$Photodiode.$D$3])))" office:value-type="float" office:value="14.85" calcext:value-type="float">
            <text:p>14.85</text:p>
          </table:table-cell>
          <table:table-cell table:formula="of:=IF([.A136] &lt; [$Photodiode.$D$4]; (([$Photodiode.$D$4] - [.A136]) / ([$Photodiode.$D$4] - [$Photodiode.$B$4])); (([.A136] - [$Photodiode.$D$4]) / ([$Photodiode.$C$4] - [$Photodiode.$D$4])))" office:value-type="float" office:value="1.7375" calcext:value-type="float">
            <text:p>1.74</text:p>
          </table:table-cell>
          <table:table-cell table:formula="of:=IF([.A136] &lt; [$Photodiode.$D$5]; (([$Photodiode.$D$5] - [.A136]) / ([$Photodiode.$D$5] - [$Photodiode.$B$5])); (([.A136] - [$Photodiode.$D$5]) / ([$Photodiode.$C$5] - [$Photodiode.$D$5])))" office:value-type="float" office:value="1.35512820512821" calcext:value-type="float">
            <text:p>1.36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IF([.A137] &lt; [$Photodiode.$D$2]; (([$Photodiode.$D$2] - [.A137]) / ([$Photodiode.$D$2] - [$Photodiode.$B$2])); (([.A137] - [$Photodiode.$D$2]) / ([$Photodiode.$C$2] - [$Photodiode.$D$2])))" office:value-type="float" office:value="0.282352941176471" calcext:value-type="float">
            <text:p>0.28</text:p>
          </table:table-cell>
          <table:table-cell table:formula="of:=IF([.A137] &lt; [$Photodiode.$D$3]; (([$Photodiode.$D$3] - [.A137]) / ([$Photodiode.$D$3] - [$Photodiode.$B$3])); (([.A137] - [$Photodiode.$D$3]) / ([$Photodiode.$C$3] - [$Photodiode.$D$3])))" office:value-type="float" office:value="14.9" calcext:value-type="float">
            <text:p>14.90</text:p>
          </table:table-cell>
          <table:table-cell table:formula="of:=IF([.A137] &lt; [$Photodiode.$D$4]; (([$Photodiode.$D$4] - [.A137]) / ([$Photodiode.$D$4] - [$Photodiode.$B$4])); (([.A137] - [$Photodiode.$D$4]) / ([$Photodiode.$C$4] - [$Photodiode.$D$4])))" office:value-type="float" office:value="1.74166666666667" calcext:value-type="float">
            <text:p>1.74</text:p>
          </table:table-cell>
          <table:table-cell table:formula="of:=IF([.A137] &lt; [$Photodiode.$D$5]; (([$Photodiode.$D$5] - [.A137]) / ([$Photodiode.$D$5] - [$Photodiode.$B$5])); (([.A137] - [$Photodiode.$D$5]) / ([$Photodiode.$C$5] - [$Photodiode.$D$5])))" office:value-type="float" office:value="1.35641025641026" calcext:value-type="float">
            <text:p>1.36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IF([.A138] &lt; [$Photodiode.$D$2]; (([$Photodiode.$D$2] - [.A138]) / ([$Photodiode.$D$2] - [$Photodiode.$B$2])); (([.A138] - [$Photodiode.$D$2]) / ([$Photodiode.$C$2] - [$Photodiode.$D$2])))" office:value-type="float" office:value="0.288235294117647" calcext:value-type="float">
            <text:p>0.29</text:p>
          </table:table-cell>
          <table:table-cell table:formula="of:=IF([.A138] &lt; [$Photodiode.$D$3]; (([$Photodiode.$D$3] - [.A138]) / ([$Photodiode.$D$3] - [$Photodiode.$B$3])); (([.A138] - [$Photodiode.$D$3]) / ([$Photodiode.$C$3] - [$Photodiode.$D$3])))" office:value-type="float" office:value="14.95" calcext:value-type="float">
            <text:p>14.95</text:p>
          </table:table-cell>
          <table:table-cell table:formula="of:=IF([.A138] &lt; [$Photodiode.$D$4]; (([$Photodiode.$D$4] - [.A138]) / ([$Photodiode.$D$4] - [$Photodiode.$B$4])); (([.A138] - [$Photodiode.$D$4]) / ([$Photodiode.$C$4] - [$Photodiode.$D$4])))" office:value-type="float" office:value="1.74583333333333" calcext:value-type="float">
            <text:p>1.75</text:p>
          </table:table-cell>
          <table:table-cell table:formula="of:=IF([.A138] &lt; [$Photodiode.$D$5]; (([$Photodiode.$D$5] - [.A138]) / ([$Photodiode.$D$5] - [$Photodiode.$B$5])); (([.A138] - [$Photodiode.$D$5]) / ([$Photodiode.$C$5] - [$Photodiode.$D$5])))" office:value-type="float" office:value="1.35769230769231" calcext:value-type="float">
            <text:p>1.36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IF([.A139] &lt; [$Photodiode.$D$2]; (([$Photodiode.$D$2] - [.A139]) / ([$Photodiode.$D$2] - [$Photodiode.$B$2])); (([.A139] - [$Photodiode.$D$2]) / ([$Photodiode.$C$2] - [$Photodiode.$D$2])))" office:value-type="float" office:value="0.294117647058823" calcext:value-type="float">
            <text:p>0.29</text:p>
          </table:table-cell>
          <table:table-cell table:formula="of:=IF([.A139] &lt; [$Photodiode.$D$3]; (([$Photodiode.$D$3] - [.A139]) / ([$Photodiode.$D$3] - [$Photodiode.$B$3])); (([.A139] - [$Photodiode.$D$3]) / ([$Photodiode.$C$3] - [$Photodiode.$D$3])))" office:value-type="float" office:value="15" calcext:value-type="float">
            <text:p>15.00</text:p>
          </table:table-cell>
          <table:table-cell table:formula="of:=IF([.A139] &lt; [$Photodiode.$D$4]; (([$Photodiode.$D$4] - [.A139]) / ([$Photodiode.$D$4] - [$Photodiode.$B$4])); (([.A139] - [$Photodiode.$D$4]) / ([$Photodiode.$C$4] - [$Photodiode.$D$4])))" office:value-type="float" office:value="1.75" calcext:value-type="float">
            <text:p>1.75</text:p>
          </table:table-cell>
          <table:table-cell table:formula="of:=IF([.A139] &lt; [$Photodiode.$D$5]; (([$Photodiode.$D$5] - [.A139]) / ([$Photodiode.$D$5] - [$Photodiode.$B$5])); (([.A139] - [$Photodiode.$D$5]) / ([$Photodiode.$C$5] - [$Photodiode.$D$5])))" office:value-type="float" office:value="1.35897435897436" calcext:value-type="float">
            <text:p>1.36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IF([.A140] &lt; [$Photodiode.$D$2]; (([$Photodiode.$D$2] - [.A140]) / ([$Photodiode.$D$2] - [$Photodiode.$B$2])); (([.A140] - [$Photodiode.$D$2]) / ([$Photodiode.$C$2] - [$Photodiode.$D$2])))" office:value-type="float" office:value="0.3" calcext:value-type="float">
            <text:p>0.30</text:p>
          </table:table-cell>
          <table:table-cell table:formula="of:=IF([.A140] &lt; [$Photodiode.$D$3]; (([$Photodiode.$D$3] - [.A140]) / ([$Photodiode.$D$3] - [$Photodiode.$B$3])); (([.A140] - [$Photodiode.$D$3]) / ([$Photodiode.$C$3] - [$Photodiode.$D$3])))" office:value-type="float" office:value="15.05" calcext:value-type="float">
            <text:p>15.05</text:p>
          </table:table-cell>
          <table:table-cell table:formula="of:=IF([.A140] &lt; [$Photodiode.$D$4]; (([$Photodiode.$D$4] - [.A140]) / ([$Photodiode.$D$4] - [$Photodiode.$B$4])); (([.A140] - [$Photodiode.$D$4]) / ([$Photodiode.$C$4] - [$Photodiode.$D$4])))" office:value-type="float" office:value="1.75416666666667" calcext:value-type="float">
            <text:p>1.75</text:p>
          </table:table-cell>
          <table:table-cell table:formula="of:=IF([.A140] &lt; [$Photodiode.$D$5]; (([$Photodiode.$D$5] - [.A140]) / ([$Photodiode.$D$5] - [$Photodiode.$B$5])); (([.A140] - [$Photodiode.$D$5]) / ([$Photodiode.$C$5] - [$Photodiode.$D$5])))" office:value-type="float" office:value="1.36025641025641" calcext:value-type="float">
            <text:p>1.36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141] &lt; [$Photodiode.$D$2]; (([$Photodiode.$D$2] - [.A141]) / ([$Photodiode.$D$2] - [$Photodiode.$B$2])); (([.A141] - [$Photodiode.$D$2]) / ([$Photodiode.$C$2] - [$Photodiode.$D$2])))" office:value-type="float" office:value="0.305882352941176" calcext:value-type="float">
            <text:p>0.31</text:p>
          </table:table-cell>
          <table:table-cell table:formula="of:=IF([.A141] &lt; [$Photodiode.$D$3]; (([$Photodiode.$D$3] - [.A141]) / ([$Photodiode.$D$3] - [$Photodiode.$B$3])); (([.A141] - [$Photodiode.$D$3]) / ([$Photodiode.$C$3] - [$Photodiode.$D$3])))" office:value-type="float" office:value="15.1" calcext:value-type="float">
            <text:p>15.10</text:p>
          </table:table-cell>
          <table:table-cell table:formula="of:=IF([.A141] &lt; [$Photodiode.$D$4]; (([$Photodiode.$D$4] - [.A141]) / ([$Photodiode.$D$4] - [$Photodiode.$B$4])); (([.A141] - [$Photodiode.$D$4]) / ([$Photodiode.$C$4] - [$Photodiode.$D$4])))" office:value-type="float" office:value="1.75833333333333" calcext:value-type="float">
            <text:p>1.76</text:p>
          </table:table-cell>
          <table:table-cell table:formula="of:=IF([.A141] &lt; [$Photodiode.$D$5]; (([$Photodiode.$D$5] - [.A141]) / ([$Photodiode.$D$5] - [$Photodiode.$B$5])); (([.A141] - [$Photodiode.$D$5]) / ([$Photodiode.$C$5] - [$Photodiode.$D$5])))" office:value-type="float" office:value="1.36153846153846" calcext:value-type="float">
            <text:p>1.36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42] &lt; [$Photodiode.$D$2]; (([$Photodiode.$D$2] - [.A142]) / ([$Photodiode.$D$2] - [$Photodiode.$B$2])); (([.A142] - [$Photodiode.$D$2]) / ([$Photodiode.$C$2] - [$Photodiode.$D$2])))" office:value-type="float" office:value="0.311764705882353" calcext:value-type="float">
            <text:p>0.31</text:p>
          </table:table-cell>
          <table:table-cell table:formula="of:=IF([.A142] &lt; [$Photodiode.$D$3]; (([$Photodiode.$D$3] - [.A142]) / ([$Photodiode.$D$3] - [$Photodiode.$B$3])); (([.A142] - [$Photodiode.$D$3]) / ([$Photodiode.$C$3] - [$Photodiode.$D$3])))" office:value-type="float" office:value="15.15" calcext:value-type="float">
            <text:p>15.15</text:p>
          </table:table-cell>
          <table:table-cell table:formula="of:=IF([.A142] &lt; [$Photodiode.$D$4]; (([$Photodiode.$D$4] - [.A142]) / ([$Photodiode.$D$4] - [$Photodiode.$B$4])); (([.A142] - [$Photodiode.$D$4]) / ([$Photodiode.$C$4] - [$Photodiode.$D$4])))" office:value-type="float" office:value="1.7625" calcext:value-type="float">
            <text:p>1.76</text:p>
          </table:table-cell>
          <table:table-cell table:formula="of:=IF([.A142] &lt; [$Photodiode.$D$5]; (([$Photodiode.$D$5] - [.A142]) / ([$Photodiode.$D$5] - [$Photodiode.$B$5])); (([.A142] - [$Photodiode.$D$5]) / ([$Photodiode.$C$5] - [$Photodiode.$D$5])))" office:value-type="float" office:value="1.36282051282051" calcext:value-type="float">
            <text:p>1.36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IF([.A143] &lt; [$Photodiode.$D$2]; (([$Photodiode.$D$2] - [.A143]) / ([$Photodiode.$D$2] - [$Photodiode.$B$2])); (([.A143] - [$Photodiode.$D$2]) / ([$Photodiode.$C$2] - [$Photodiode.$D$2])))" office:value-type="float" office:value="0.317647058823529" calcext:value-type="float">
            <text:p>0.32</text:p>
          </table:table-cell>
          <table:table-cell table:formula="of:=IF([.A143] &lt; [$Photodiode.$D$3]; (([$Photodiode.$D$3] - [.A143]) / ([$Photodiode.$D$3] - [$Photodiode.$B$3])); (([.A143] - [$Photodiode.$D$3]) / ([$Photodiode.$C$3] - [$Photodiode.$D$3])))" office:value-type="float" office:value="15.2" calcext:value-type="float">
            <text:p>15.20</text:p>
          </table:table-cell>
          <table:table-cell table:formula="of:=IF([.A143] &lt; [$Photodiode.$D$4]; (([$Photodiode.$D$4] - [.A143]) / ([$Photodiode.$D$4] - [$Photodiode.$B$4])); (([.A143] - [$Photodiode.$D$4]) / ([$Photodiode.$C$4] - [$Photodiode.$D$4])))" office:value-type="float" office:value="1.76666666666667" calcext:value-type="float">
            <text:p>1.77</text:p>
          </table:table-cell>
          <table:table-cell table:formula="of:=IF([.A143] &lt; [$Photodiode.$D$5]; (([$Photodiode.$D$5] - [.A143]) / ([$Photodiode.$D$5] - [$Photodiode.$B$5])); (([.A143] - [$Photodiode.$D$5]) / ([$Photodiode.$C$5] - [$Photodiode.$D$5])))" office:value-type="float" office:value="1.36410256410256" calcext:value-type="float">
            <text:p>1.36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IF([.A144] &lt; [$Photodiode.$D$2]; (([$Photodiode.$D$2] - [.A144]) / ([$Photodiode.$D$2] - [$Photodiode.$B$2])); (([.A144] - [$Photodiode.$D$2]) / ([$Photodiode.$C$2] - [$Photodiode.$D$2])))" office:value-type="float" office:value="0.323529411764706" calcext:value-type="float">
            <text:p>0.32</text:p>
          </table:table-cell>
          <table:table-cell table:formula="of:=IF([.A144] &lt; [$Photodiode.$D$3]; (([$Photodiode.$D$3] - [.A144]) / ([$Photodiode.$D$3] - [$Photodiode.$B$3])); (([.A144] - [$Photodiode.$D$3]) / ([$Photodiode.$C$3] - [$Photodiode.$D$3])))" office:value-type="float" office:value="15.25" calcext:value-type="float">
            <text:p>15.25</text:p>
          </table:table-cell>
          <table:table-cell table:formula="of:=IF([.A144] &lt; [$Photodiode.$D$4]; (([$Photodiode.$D$4] - [.A144]) / ([$Photodiode.$D$4] - [$Photodiode.$B$4])); (([.A144] - [$Photodiode.$D$4]) / ([$Photodiode.$C$4] - [$Photodiode.$D$4])))" office:value-type="float" office:value="1.77083333333333" calcext:value-type="float">
            <text:p>1.77</text:p>
          </table:table-cell>
          <table:table-cell table:formula="of:=IF([.A144] &lt; [$Photodiode.$D$5]; (([$Photodiode.$D$5] - [.A144]) / ([$Photodiode.$D$5] - [$Photodiode.$B$5])); (([.A144] - [$Photodiode.$D$5]) / ([$Photodiode.$C$5] - [$Photodiode.$D$5])))" office:value-type="float" office:value="1.36538461538462" calcext:value-type="float">
            <text:p>1.37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IF([.A145] &lt; [$Photodiode.$D$2]; (([$Photodiode.$D$2] - [.A145]) / ([$Photodiode.$D$2] - [$Photodiode.$B$2])); (([.A145] - [$Photodiode.$D$2]) / ([$Photodiode.$C$2] - [$Photodiode.$D$2])))" office:value-type="float" office:value="0.382352941176471" calcext:value-type="float">
            <text:p>0.38</text:p>
          </table:table-cell>
          <table:table-cell table:formula="of:=IF([.A145] &lt; [$Photodiode.$D$3]; (([$Photodiode.$D$3] - [.A145]) / ([$Photodiode.$D$3] - [$Photodiode.$B$3])); (([.A145] - [$Photodiode.$D$3]) / ([$Photodiode.$C$3] - [$Photodiode.$D$3])))" office:value-type="float" office:value="15.75" calcext:value-type="float">
            <text:p>15.75</text:p>
          </table:table-cell>
          <table:table-cell table:formula="of:=IF([.A145] &lt; [$Photodiode.$D$4]; (([$Photodiode.$D$4] - [.A145]) / ([$Photodiode.$D$4] - [$Photodiode.$B$4])); (([.A145] - [$Photodiode.$D$4]) / ([$Photodiode.$C$4] - [$Photodiode.$D$4])))" office:value-type="float" office:value="1.8125" calcext:value-type="float">
            <text:p>1.81</text:p>
          </table:table-cell>
          <table:table-cell table:formula="of:=IF([.A145] &lt; [$Photodiode.$D$5]; (([$Photodiode.$D$5] - [.A145]) / ([$Photodiode.$D$5] - [$Photodiode.$B$5])); (([.A145] - [$Photodiode.$D$5]) / ([$Photodiode.$C$5] - [$Photodiode.$D$5])))" office:value-type="float" office:value="1.37820512820513" calcext:value-type="float">
            <text:p>1.38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IF([.A146] &lt; [$Photodiode.$D$2]; (([$Photodiode.$D$2] - [.A146]) / ([$Photodiode.$D$2] - [$Photodiode.$B$2])); (([.A146] - [$Photodiode.$D$2]) / ([$Photodiode.$C$2] - [$Photodiode.$D$2])))" office:value-type="float" office:value="0.411764705882353" calcext:value-type="float">
            <text:p>0.41</text:p>
          </table:table-cell>
          <table:table-cell table:formula="of:=IF([.A146] &lt; [$Photodiode.$D$3]; (([$Photodiode.$D$3] - [.A146]) / ([$Photodiode.$D$3] - [$Photodiode.$B$3])); (([.A146] - [$Photodiode.$D$3]) / ([$Photodiode.$C$3] - [$Photodiode.$D$3])))" office:value-type="float" office:value="16" calcext:value-type="float">
            <text:p>16.00</text:p>
          </table:table-cell>
          <table:table-cell table:formula="of:=IF([.A146] &lt; [$Photodiode.$D$4]; (([$Photodiode.$D$4] - [.A146]) / ([$Photodiode.$D$4] - [$Photodiode.$B$4])); (([.A146] - [$Photodiode.$D$4]) / ([$Photodiode.$C$4] - [$Photodiode.$D$4])))" office:value-type="float" office:value="1.83333333333333" calcext:value-type="float">
            <text:p>1.83</text:p>
          </table:table-cell>
          <table:table-cell table:formula="of:=IF([.A146] &lt; [$Photodiode.$D$5]; (([$Photodiode.$D$5] - [.A146]) / ([$Photodiode.$D$5] - [$Photodiode.$B$5])); (([.A146] - [$Photodiode.$D$5]) / ([$Photodiode.$C$5] - [$Photodiode.$D$5])))" office:value-type="float" office:value="1.38461538461538" calcext:value-type="float">
            <text:p>1.38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IF([.A147] &lt; [$Photodiode.$D$2]; (([$Photodiode.$D$2] - [.A147]) / ([$Photodiode.$D$2] - [$Photodiode.$B$2])); (([.A147] - [$Photodiode.$D$2]) / ([$Photodiode.$C$2] - [$Photodiode.$D$2])))" office:value-type="float" office:value="0.552941176470588" calcext:value-type="float">
            <text:p>0.55</text:p>
          </table:table-cell>
          <table:table-cell table:formula="of:=IF([.A147] &lt; [$Photodiode.$D$3]; (([$Photodiode.$D$3] - [.A147]) / ([$Photodiode.$D$3] - [$Photodiode.$B$3])); (([.A147] - [$Photodiode.$D$3]) / ([$Photodiode.$C$3] - [$Photodiode.$D$3])))" office:value-type="float" office:value="17.2" calcext:value-type="float">
            <text:p>17.20</text:p>
          </table:table-cell>
          <table:table-cell table:formula="of:=IF([.A147] &lt; [$Photodiode.$D$4]; (([$Photodiode.$D$4] - [.A147]) / ([$Photodiode.$D$4] - [$Photodiode.$B$4])); (([.A147] - [$Photodiode.$D$4]) / ([$Photodiode.$C$4] - [$Photodiode.$D$4])))" office:value-type="float" office:value="1.93333333333333" calcext:value-type="float">
            <text:p>1.93</text:p>
          </table:table-cell>
          <table:table-cell table:formula="of:=IF([.A147] &lt; [$Photodiode.$D$5]; (([$Photodiode.$D$5] - [.A147]) / ([$Photodiode.$D$5] - [$Photodiode.$B$5])); (([.A147] - [$Photodiode.$D$5]) / ([$Photodiode.$C$5] - [$Photodiode.$D$5])))" office:value-type="float" office:value="1.41538461538462" calcext:value-type="float">
            <text:p>1.42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IF([.A148] &lt; [$Photodiode.$D$2]; (([$Photodiode.$D$2] - [.A148]) / ([$Photodiode.$D$2] - [$Photodiode.$B$2])); (([.A148] - [$Photodiode.$D$2]) / ([$Photodiode.$C$2] - [$Photodiode.$D$2])))" office:value-type="float" office:value="0.558823529411765" calcext:value-type="float">
            <text:p>0.56</text:p>
          </table:table-cell>
          <table:table-cell table:formula="of:=IF([.A148] &lt; [$Photodiode.$D$3]; (([$Photodiode.$D$3] - [.A148]) / ([$Photodiode.$D$3] - [$Photodiode.$B$3])); (([.A148] - [$Photodiode.$D$3]) / ([$Photodiode.$C$3] - [$Photodiode.$D$3])))" office:value-type="float" office:value="17.25" calcext:value-type="float">
            <text:p>17.25</text:p>
          </table:table-cell>
          <table:table-cell table:formula="of:=IF([.A148] &lt; [$Photodiode.$D$4]; (([$Photodiode.$D$4] - [.A148]) / ([$Photodiode.$D$4] - [$Photodiode.$B$4])); (([.A148] - [$Photodiode.$D$4]) / ([$Photodiode.$C$4] - [$Photodiode.$D$4])))" office:value-type="float" office:value="1.9375" calcext:value-type="float">
            <text:p>1.94</text:p>
          </table:table-cell>
          <table:table-cell table:formula="of:=IF([.A148] &lt; [$Photodiode.$D$5]; (([$Photodiode.$D$5] - [.A148]) / ([$Photodiode.$D$5] - [$Photodiode.$B$5])); (([.A148] - [$Photodiode.$D$5]) / ([$Photodiode.$C$5] - [$Photodiode.$D$5])))" office:value-type="float" office:value="1.41666666666667" calcext:value-type="float">
            <text:p>1.42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IF([.A149] &lt; [$Photodiode.$D$2]; (([$Photodiode.$D$2] - [.A149]) / ([$Photodiode.$D$2] - [$Photodiode.$B$2])); (([.A149] - [$Photodiode.$D$2]) / ([$Photodiode.$C$2] - [$Photodiode.$D$2])))" office:value-type="float" office:value="0.570588235294118" calcext:value-type="float">
            <text:p>0.57</text:p>
          </table:table-cell>
          <table:table-cell table:formula="of:=IF([.A149] &lt; [$Photodiode.$D$3]; (([$Photodiode.$D$3] - [.A149]) / ([$Photodiode.$D$3] - [$Photodiode.$B$3])); (([.A149] - [$Photodiode.$D$3]) / ([$Photodiode.$C$3] - [$Photodiode.$D$3])))" office:value-type="float" office:value="17.35" calcext:value-type="float">
            <text:p>17.35</text:p>
          </table:table-cell>
          <table:table-cell table:formula="of:=IF([.A149] &lt; [$Photodiode.$D$4]; (([$Photodiode.$D$4] - [.A149]) / ([$Photodiode.$D$4] - [$Photodiode.$B$4])); (([.A149] - [$Photodiode.$D$4]) / ([$Photodiode.$C$4] - [$Photodiode.$D$4])))" office:value-type="float" office:value="1.94583333333333" calcext:value-type="float">
            <text:p>1.95</text:p>
          </table:table-cell>
          <table:table-cell table:formula="of:=IF([.A149] &lt; [$Photodiode.$D$5]; (([$Photodiode.$D$5] - [.A149]) / ([$Photodiode.$D$5] - [$Photodiode.$B$5])); (([.A149] - [$Photodiode.$D$5]) / ([$Photodiode.$C$5] - [$Photodiode.$D$5])))" office:value-type="float" office:value="1.41923076923077" calcext:value-type="float">
            <text:p>1.42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150] &lt; [$Photodiode.$D$2]; (([$Photodiode.$D$2] - [.A150]) / ([$Photodiode.$D$2] - [$Photodiode.$B$2])); (([.A150] - [$Photodiode.$D$2]) / ([$Photodiode.$C$2] - [$Photodiode.$D$2])))" office:value-type="float" office:value="0.570588235294118" calcext:value-type="float">
            <text:p>0.57</text:p>
          </table:table-cell>
          <table:table-cell table:formula="of:=IF([.A150] &lt; [$Photodiode.$D$3]; (([$Photodiode.$D$3] - [.A150]) / ([$Photodiode.$D$3] - [$Photodiode.$B$3])); (([.A150] - [$Photodiode.$D$3]) / ([$Photodiode.$C$3] - [$Photodiode.$D$3])))" office:value-type="float" office:value="17.35" calcext:value-type="float">
            <text:p>17.35</text:p>
          </table:table-cell>
          <table:table-cell table:formula="of:=IF([.A150] &lt; [$Photodiode.$D$4]; (([$Photodiode.$D$4] - [.A150]) / ([$Photodiode.$D$4] - [$Photodiode.$B$4])); (([.A150] - [$Photodiode.$D$4]) / ([$Photodiode.$C$4] - [$Photodiode.$D$4])))" office:value-type="float" office:value="1.94583333333333" calcext:value-type="float">
            <text:p>1.95</text:p>
          </table:table-cell>
          <table:table-cell table:formula="of:=IF([.A150] &lt; [$Photodiode.$D$5]; (([$Photodiode.$D$5] - [.A150]) / ([$Photodiode.$D$5] - [$Photodiode.$B$5])); (([.A150] - [$Photodiode.$D$5]) / ([$Photodiode.$C$5] - [$Photodiode.$D$5])))" office:value-type="float" office:value="1.41923076923077" calcext:value-type="float">
            <text:p>1.42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IF([.A151] &lt; [$Photodiode.$D$2]; (([$Photodiode.$D$2] - [.A151]) / ([$Photodiode.$D$2] - [$Photodiode.$B$2])); (([.A151] - [$Photodiode.$D$2]) / ([$Photodiode.$C$2] - [$Photodiode.$D$2])))" office:value-type="float" office:value="0.576470588235294" calcext:value-type="float">
            <text:p>0.58</text:p>
          </table:table-cell>
          <table:table-cell table:formula="of:=IF([.A151] &lt; [$Photodiode.$D$3]; (([$Photodiode.$D$3] - [.A151]) / ([$Photodiode.$D$3] - [$Photodiode.$B$3])); (([.A151] - [$Photodiode.$D$3]) / ([$Photodiode.$C$3] - [$Photodiode.$D$3])))" office:value-type="float" office:value="17.4" calcext:value-type="float">
            <text:p>17.40</text:p>
          </table:table-cell>
          <table:table-cell table:formula="of:=IF([.A151] &lt; [$Photodiode.$D$4]; (([$Photodiode.$D$4] - [.A151]) / ([$Photodiode.$D$4] - [$Photodiode.$B$4])); (([.A151] - [$Photodiode.$D$4]) / ([$Photodiode.$C$4] - [$Photodiode.$D$4])))" office:value-type="float" office:value="1.95" calcext:value-type="float">
            <text:p>1.95</text:p>
          </table:table-cell>
          <table:table-cell table:formula="of:=IF([.A151] &lt; [$Photodiode.$D$5]; (([$Photodiode.$D$5] - [.A151]) / ([$Photodiode.$D$5] - [$Photodiode.$B$5])); (([.A151] - [$Photodiode.$D$5]) / ([$Photodiode.$C$5] - [$Photodiode.$D$5])))" office:value-type="float" office:value="1.42051282051282" calcext:value-type="float">
            <text:p>1.42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IF([.A152] &lt; [$Photodiode.$D$2]; (([$Photodiode.$D$2] - [.A152]) / ([$Photodiode.$D$2] - [$Photodiode.$B$2])); (([.A152] - [$Photodiode.$D$2]) / ([$Photodiode.$C$2] - [$Photodiode.$D$2])))" office:value-type="float" office:value="0.588235294117647" calcext:value-type="float">
            <text:p>0.59</text:p>
          </table:table-cell>
          <table:table-cell table:formula="of:=IF([.A152] &lt; [$Photodiode.$D$3]; (([$Photodiode.$D$3] - [.A152]) / ([$Photodiode.$D$3] - [$Photodiode.$B$3])); (([.A152] - [$Photodiode.$D$3]) / ([$Photodiode.$C$3] - [$Photodiode.$D$3])))" office:value-type="float" office:value="17.5" calcext:value-type="float">
            <text:p>17.50</text:p>
          </table:table-cell>
          <table:table-cell table:formula="of:=IF([.A152] &lt; [$Photodiode.$D$4]; (([$Photodiode.$D$4] - [.A152]) / ([$Photodiode.$D$4] - [$Photodiode.$B$4])); (([.A152] - [$Photodiode.$D$4]) / ([$Photodiode.$C$4] - [$Photodiode.$D$4])))" office:value-type="float" office:value="1.95833333333333" calcext:value-type="float">
            <text:p>1.96</text:p>
          </table:table-cell>
          <table:table-cell table:formula="of:=IF([.A152] &lt; [$Photodiode.$D$5]; (([$Photodiode.$D$5] - [.A152]) / ([$Photodiode.$D$5] - [$Photodiode.$B$5])); (([.A152] - [$Photodiode.$D$5]) / ([$Photodiode.$C$5] - [$Photodiode.$D$5])))" office:value-type="float" office:value="1.42307692307692" calcext:value-type="float">
            <text:p>1.42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IF([.A153] &lt; [$Photodiode.$D$2]; (([$Photodiode.$D$2] - [.A153]) / ([$Photodiode.$D$2] - [$Photodiode.$B$2])); (([.A153] - [$Photodiode.$D$2]) / ([$Photodiode.$C$2] - [$Photodiode.$D$2])))" office:value-type="float" office:value="0.588235294117647" calcext:value-type="float">
            <text:p>0.59</text:p>
          </table:table-cell>
          <table:table-cell table:formula="of:=IF([.A153] &lt; [$Photodiode.$D$3]; (([$Photodiode.$D$3] - [.A153]) / ([$Photodiode.$D$3] - [$Photodiode.$B$3])); (([.A153] - [$Photodiode.$D$3]) / ([$Photodiode.$C$3] - [$Photodiode.$D$3])))" office:value-type="float" office:value="17.5" calcext:value-type="float">
            <text:p>17.50</text:p>
          </table:table-cell>
          <table:table-cell table:formula="of:=IF([.A153] &lt; [$Photodiode.$D$4]; (([$Photodiode.$D$4] - [.A153]) / ([$Photodiode.$D$4] - [$Photodiode.$B$4])); (([.A153] - [$Photodiode.$D$4]) / ([$Photodiode.$C$4] - [$Photodiode.$D$4])))" office:value-type="float" office:value="1.95833333333333" calcext:value-type="float">
            <text:p>1.96</text:p>
          </table:table-cell>
          <table:table-cell table:formula="of:=IF([.A153] &lt; [$Photodiode.$D$5]; (([$Photodiode.$D$5] - [.A153]) / ([$Photodiode.$D$5] - [$Photodiode.$B$5])); (([.A153] - [$Photodiode.$D$5]) / ([$Photodiode.$C$5] - [$Photodiode.$D$5])))" office:value-type="float" office:value="1.42307692307692" calcext:value-type="float">
            <text:p>1.42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154] &lt; [$Photodiode.$D$2]; (([$Photodiode.$D$2] - [.A154]) / ([$Photodiode.$D$2] - [$Photodiode.$B$2])); (([.A154] - [$Photodiode.$D$2]) / ([$Photodiode.$C$2] - [$Photodiode.$D$2])))" office:value-type="float" office:value="0.594117647058823" calcext:value-type="float">
            <text:p>0.59</text:p>
          </table:table-cell>
          <table:table-cell table:formula="of:=IF([.A154] &lt; [$Photodiode.$D$3]; (([$Photodiode.$D$3] - [.A154]) / ([$Photodiode.$D$3] - [$Photodiode.$B$3])); (([.A154] - [$Photodiode.$D$3]) / ([$Photodiode.$C$3] - [$Photodiode.$D$3])))" office:value-type="float" office:value="17.55" calcext:value-type="float">
            <text:p>17.55</text:p>
          </table:table-cell>
          <table:table-cell table:formula="of:=IF([.A154] &lt; [$Photodiode.$D$4]; (([$Photodiode.$D$4] - [.A154]) / ([$Photodiode.$D$4] - [$Photodiode.$B$4])); (([.A154] - [$Photodiode.$D$4]) / ([$Photodiode.$C$4] - [$Photodiode.$D$4])))" office:value-type="float" office:value="1.9625" calcext:value-type="float">
            <text:p>1.96</text:p>
          </table:table-cell>
          <table:table-cell table:formula="of:=IF([.A154] &lt; [$Photodiode.$D$5]; (([$Photodiode.$D$5] - [.A154]) / ([$Photodiode.$D$5] - [$Photodiode.$B$5])); (([.A154] - [$Photodiode.$D$5]) / ([$Photodiode.$C$5] - [$Photodiode.$D$5])))" office:value-type="float" office:value="1.42435897435897" calcext:value-type="float">
            <text:p>1.42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IF([.A155] &lt; [$Photodiode.$D$2]; (([$Photodiode.$D$2] - [.A155]) / ([$Photodiode.$D$2] - [$Photodiode.$B$2])); (([.A155] - [$Photodiode.$D$2]) / ([$Photodiode.$C$2] - [$Photodiode.$D$2])))" office:value-type="float" office:value="0.6" calcext:value-type="float">
            <text:p>0.60</text:p>
          </table:table-cell>
          <table:table-cell table:formula="of:=IF([.A155] &lt; [$Photodiode.$D$3]; (([$Photodiode.$D$3] - [.A155]) / ([$Photodiode.$D$3] - [$Photodiode.$B$3])); (([.A155] - [$Photodiode.$D$3]) / ([$Photodiode.$C$3] - [$Photodiode.$D$3])))" office:value-type="float" office:value="17.6" calcext:value-type="float">
            <text:p>17.60</text:p>
          </table:table-cell>
          <table:table-cell table:formula="of:=IF([.A155] &lt; [$Photodiode.$D$4]; (([$Photodiode.$D$4] - [.A155]) / ([$Photodiode.$D$4] - [$Photodiode.$B$4])); (([.A155] - [$Photodiode.$D$4]) / ([$Photodiode.$C$4] - [$Photodiode.$D$4])))" office:value-type="float" office:value="1.96666666666667" calcext:value-type="float">
            <text:p>1.97</text:p>
          </table:table-cell>
          <table:table-cell table:formula="of:=IF([.A155] &lt; [$Photodiode.$D$5]; (([$Photodiode.$D$5] - [.A155]) / ([$Photodiode.$D$5] - [$Photodiode.$B$5])); (([.A155] - [$Photodiode.$D$5]) / ([$Photodiode.$C$5] - [$Photodiode.$D$5])))" office:value-type="float" office:value="1.42564102564103" calcext:value-type="float">
            <text:p>1.43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IF([.A156] &lt; [$Photodiode.$D$2]; (([$Photodiode.$D$2] - [.A156]) / ([$Photodiode.$D$2] - [$Photodiode.$B$2])); (([.A156] - [$Photodiode.$D$2]) / ([$Photodiode.$C$2] - [$Photodiode.$D$2])))" office:value-type="float" office:value="0.605882352941176" calcext:value-type="float">
            <text:p>0.61</text:p>
          </table:table-cell>
          <table:table-cell table:formula="of:=IF([.A156] &lt; [$Photodiode.$D$3]; (([$Photodiode.$D$3] - [.A156]) / ([$Photodiode.$D$3] - [$Photodiode.$B$3])); (([.A156] - [$Photodiode.$D$3]) / ([$Photodiode.$C$3] - [$Photodiode.$D$3])))" office:value-type="float" office:value="17.65" calcext:value-type="float">
            <text:p>17.65</text:p>
          </table:table-cell>
          <table:table-cell table:formula="of:=IF([.A156] &lt; [$Photodiode.$D$4]; (([$Photodiode.$D$4] - [.A156]) / ([$Photodiode.$D$4] - [$Photodiode.$B$4])); (([.A156] - [$Photodiode.$D$4]) / ([$Photodiode.$C$4] - [$Photodiode.$D$4])))" office:value-type="float" office:value="1.97083333333333" calcext:value-type="float">
            <text:p>1.97</text:p>
          </table:table-cell>
          <table:table-cell table:formula="of:=IF([.A156] &lt; [$Photodiode.$D$5]; (([$Photodiode.$D$5] - [.A156]) / ([$Photodiode.$D$5] - [$Photodiode.$B$5])); (([.A156] - [$Photodiode.$D$5]) / ([$Photodiode.$C$5] - [$Photodiode.$D$5])))" office:value-type="float" office:value="1.42692307692308" calcext:value-type="float">
            <text:p>1.43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IF([.A157] &lt; [$Photodiode.$D$2]; (([$Photodiode.$D$2] - [.A157]) / ([$Photodiode.$D$2] - [$Photodiode.$B$2])); (([.A157] - [$Photodiode.$D$2]) / ([$Photodiode.$C$2] - [$Photodiode.$D$2])))" office:value-type="float" office:value="0.617647058823529" calcext:value-type="float">
            <text:p>0.62</text:p>
          </table:table-cell>
          <table:table-cell table:formula="of:=IF([.A157] &lt; [$Photodiode.$D$3]; (([$Photodiode.$D$3] - [.A157]) / ([$Photodiode.$D$3] - [$Photodiode.$B$3])); (([.A157] - [$Photodiode.$D$3]) / ([$Photodiode.$C$3] - [$Photodiode.$D$3])))" office:value-type="float" office:value="17.75" calcext:value-type="float">
            <text:p>17.75</text:p>
          </table:table-cell>
          <table:table-cell table:formula="of:=IF([.A157] &lt; [$Photodiode.$D$4]; (([$Photodiode.$D$4] - [.A157]) / ([$Photodiode.$D$4] - [$Photodiode.$B$4])); (([.A157] - [$Photodiode.$D$4]) / ([$Photodiode.$C$4] - [$Photodiode.$D$4])))" office:value-type="float" office:value="1.97916666666667" calcext:value-type="float">
            <text:p>1.98</text:p>
          </table:table-cell>
          <table:table-cell table:formula="of:=IF([.A157] &lt; [$Photodiode.$D$5]; (([$Photodiode.$D$5] - [.A157]) / ([$Photodiode.$D$5] - [$Photodiode.$B$5])); (([.A157] - [$Photodiode.$D$5]) / ([$Photodiode.$C$5] - [$Photodiode.$D$5])))" office:value-type="float" office:value="1.42948717948718" calcext:value-type="float">
            <text:p>1.43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IF([.A158] &lt; [$Photodiode.$D$2]; (([$Photodiode.$D$2] - [.A158]) / ([$Photodiode.$D$2] - [$Photodiode.$B$2])); (([.A158] - [$Photodiode.$D$2]) / ([$Photodiode.$C$2] - [$Photodiode.$D$2])))" office:value-type="float" office:value="0.617647058823529" calcext:value-type="float">
            <text:p>0.62</text:p>
          </table:table-cell>
          <table:table-cell table:formula="of:=IF([.A158] &lt; [$Photodiode.$D$3]; (([$Photodiode.$D$3] - [.A158]) / ([$Photodiode.$D$3] - [$Photodiode.$B$3])); (([.A158] - [$Photodiode.$D$3]) / ([$Photodiode.$C$3] - [$Photodiode.$D$3])))" office:value-type="float" office:value="17.75" calcext:value-type="float">
            <text:p>17.75</text:p>
          </table:table-cell>
          <table:table-cell table:formula="of:=IF([.A158] &lt; [$Photodiode.$D$4]; (([$Photodiode.$D$4] - [.A158]) / ([$Photodiode.$D$4] - [$Photodiode.$B$4])); (([.A158] - [$Photodiode.$D$4]) / ([$Photodiode.$C$4] - [$Photodiode.$D$4])))" office:value-type="float" office:value="1.97916666666667" calcext:value-type="float">
            <text:p>1.98</text:p>
          </table:table-cell>
          <table:table-cell table:formula="of:=IF([.A158] &lt; [$Photodiode.$D$5]; (([$Photodiode.$D$5] - [.A158]) / ([$Photodiode.$D$5] - [$Photodiode.$B$5])); (([.A158] - [$Photodiode.$D$5]) / ([$Photodiode.$C$5] - [$Photodiode.$D$5])))" office:value-type="float" office:value="1.42948717948718" calcext:value-type="float">
            <text:p>1.43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IF([.A159] &lt; [$Photodiode.$D$2]; (([$Photodiode.$D$2] - [.A159]) / ([$Photodiode.$D$2] - [$Photodiode.$B$2])); (([.A159] - [$Photodiode.$D$2]) / ([$Photodiode.$C$2] - [$Photodiode.$D$2])))" office:value-type="float" office:value="0.623529411764706" calcext:value-type="float">
            <text:p>0.62</text:p>
          </table:table-cell>
          <table:table-cell table:formula="of:=IF([.A159] &lt; [$Photodiode.$D$3]; (([$Photodiode.$D$3] - [.A159]) / ([$Photodiode.$D$3] - [$Photodiode.$B$3])); (([.A159] - [$Photodiode.$D$3]) / ([$Photodiode.$C$3] - [$Photodiode.$D$3])))" office:value-type="float" office:value="17.8" calcext:value-type="float">
            <text:p>17.80</text:p>
          </table:table-cell>
          <table:table-cell table:formula="of:=IF([.A159] &lt; [$Photodiode.$D$4]; (([$Photodiode.$D$4] - [.A159]) / ([$Photodiode.$D$4] - [$Photodiode.$B$4])); (([.A159] - [$Photodiode.$D$4]) / ([$Photodiode.$C$4] - [$Photodiode.$D$4])))" office:value-type="float" office:value="1.98333333333333" calcext:value-type="float">
            <text:p>1.98</text:p>
          </table:table-cell>
          <table:table-cell table:formula="of:=IF([.A159] &lt; [$Photodiode.$D$5]; (([$Photodiode.$D$5] - [.A159]) / ([$Photodiode.$D$5] - [$Photodiode.$B$5])); (([.A159] - [$Photodiode.$D$5]) / ([$Photodiode.$C$5] - [$Photodiode.$D$5])))" office:value-type="float" office:value="1.43076923076923" calcext:value-type="float">
            <text:p>1.43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160] &lt; [$Photodiode.$D$2]; (([$Photodiode.$D$2] - [.A160]) / ([$Photodiode.$D$2] - [$Photodiode.$B$2])); (([.A160] - [$Photodiode.$D$2]) / ([$Photodiode.$C$2] - [$Photodiode.$D$2])))" office:value-type="float" office:value="0.629411764705882" calcext:value-type="float">
            <text:p>0.63</text:p>
          </table:table-cell>
          <table:table-cell table:formula="of:=IF([.A160] &lt; [$Photodiode.$D$3]; (([$Photodiode.$D$3] - [.A160]) / ([$Photodiode.$D$3] - [$Photodiode.$B$3])); (([.A160] - [$Photodiode.$D$3]) / ([$Photodiode.$C$3] - [$Photodiode.$D$3])))" office:value-type="float" office:value="17.85" calcext:value-type="float">
            <text:p>17.85</text:p>
          </table:table-cell>
          <table:table-cell table:formula="of:=IF([.A160] &lt; [$Photodiode.$D$4]; (([$Photodiode.$D$4] - [.A160]) / ([$Photodiode.$D$4] - [$Photodiode.$B$4])); (([.A160] - [$Photodiode.$D$4]) / ([$Photodiode.$C$4] - [$Photodiode.$D$4])))" office:value-type="float" office:value="1.9875" calcext:value-type="float">
            <text:p>1.99</text:p>
          </table:table-cell>
          <table:table-cell table:formula="of:=IF([.A160] &lt; [$Photodiode.$D$5]; (([$Photodiode.$D$5] - [.A160]) / ([$Photodiode.$D$5] - [$Photodiode.$B$5])); (([.A160] - [$Photodiode.$D$5]) / ([$Photodiode.$C$5] - [$Photodiode.$D$5])))" office:value-type="float" office:value="1.43205128205128" calcext:value-type="float">
            <text:p>1.43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IF([.A161] &lt; [$Photodiode.$D$2]; (([$Photodiode.$D$2] - [.A161]) / ([$Photodiode.$D$2] - [$Photodiode.$B$2])); (([.A161] - [$Photodiode.$D$2]) / ([$Photodiode.$C$2] - [$Photodiode.$D$2])))" office:value-type="float" office:value="0.635294117647059" calcext:value-type="float">
            <text:p>0.64</text:p>
          </table:table-cell>
          <table:table-cell table:formula="of:=IF([.A161] &lt; [$Photodiode.$D$3]; (([$Photodiode.$D$3] - [.A161]) / ([$Photodiode.$D$3] - [$Photodiode.$B$3])); (([.A161] - [$Photodiode.$D$3]) / ([$Photodiode.$C$3] - [$Photodiode.$D$3])))" office:value-type="float" office:value="17.9" calcext:value-type="float">
            <text:p>17.90</text:p>
          </table:table-cell>
          <table:table-cell table:formula="of:=IF([.A161] &lt; [$Photodiode.$D$4]; (([$Photodiode.$D$4] - [.A161]) / ([$Photodiode.$D$4] - [$Photodiode.$B$4])); (([.A161] - [$Photodiode.$D$4]) / ([$Photodiode.$C$4] - [$Photodiode.$D$4])))" office:value-type="float" office:value="1.99166666666667" calcext:value-type="float">
            <text:p>1.99</text:p>
          </table:table-cell>
          <table:table-cell table:formula="of:=IF([.A161] &lt; [$Photodiode.$D$5]; (([$Photodiode.$D$5] - [.A161]) / ([$Photodiode.$D$5] - [$Photodiode.$B$5])); (([.A161] - [$Photodiode.$D$5]) / ([$Photodiode.$C$5] - [$Photodiode.$D$5])))" office:value-type="float" office:value="1.43333333333333" calcext:value-type="float">
            <text:p>1.43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IF([.A162] &lt; [$Photodiode.$D$2]; (([$Photodiode.$D$2] - [.A162]) / ([$Photodiode.$D$2] - [$Photodiode.$B$2])); (([.A162] - [$Photodiode.$D$2]) / ([$Photodiode.$C$2] - [$Photodiode.$D$2])))" office:value-type="float" office:value="0.641176470588235" calcext:value-type="float">
            <text:p>0.64</text:p>
          </table:table-cell>
          <table:table-cell table:formula="of:=IF([.A162] &lt; [$Photodiode.$D$3]; (([$Photodiode.$D$3] - [.A162]) / ([$Photodiode.$D$3] - [$Photodiode.$B$3])); (([.A162] - [$Photodiode.$D$3]) / ([$Photodiode.$C$3] - [$Photodiode.$D$3])))" office:value-type="float" office:value="17.95" calcext:value-type="float">
            <text:p>17.95</text:p>
          </table:table-cell>
          <table:table-cell table:formula="of:=IF([.A162] &lt; [$Photodiode.$D$4]; (([$Photodiode.$D$4] - [.A162]) / ([$Photodiode.$D$4] - [$Photodiode.$B$4])); (([.A162] - [$Photodiode.$D$4]) / ([$Photodiode.$C$4] - [$Photodiode.$D$4])))" office:value-type="float" office:value="1.99583333333333" calcext:value-type="float">
            <text:p>2.00</text:p>
          </table:table-cell>
          <table:table-cell table:formula="of:=IF([.A162] &lt; [$Photodiode.$D$5]; (([$Photodiode.$D$5] - [.A162]) / ([$Photodiode.$D$5] - [$Photodiode.$B$5])); (([.A162] - [$Photodiode.$D$5]) / ([$Photodiode.$C$5] - [$Photodiode.$D$5])))" office:value-type="float" office:value="1.43461538461538" calcext:value-type="float">
            <text:p>1.43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IF([.A163] &lt; [$Photodiode.$D$2]; (([$Photodiode.$D$2] - [.A163]) / ([$Photodiode.$D$2] - [$Photodiode.$B$2])); (([.A163] - [$Photodiode.$D$2]) / ([$Photodiode.$C$2] - [$Photodiode.$D$2])))" office:value-type="float" office:value="0.647058823529412" calcext:value-type="float">
            <text:p>0.65</text:p>
          </table:table-cell>
          <table:table-cell table:formula="of:=IF([.A163] &lt; [$Photodiode.$D$3]; (([$Photodiode.$D$3] - [.A163]) / ([$Photodiode.$D$3] - [$Photodiode.$B$3])); (([.A163] - [$Photodiode.$D$3]) / ([$Photodiode.$C$3] - [$Photodiode.$D$3])))" office:value-type="float" office:value="18" calcext:value-type="float">
            <text:p>18.00</text:p>
          </table:table-cell>
          <table:table-cell table:formula="of:=IF([.A163] &lt; [$Photodiode.$D$4]; (([$Photodiode.$D$4] - [.A163]) / ([$Photodiode.$D$4] - [$Photodiode.$B$4])); (([.A163] - [$Photodiode.$D$4]) / ([$Photodiode.$C$4] - [$Photodiode.$D$4])))" office:value-type="float" office:value="2" calcext:value-type="float">
            <text:p>2.00</text:p>
          </table:table-cell>
          <table:table-cell table:formula="of:=IF([.A163] &lt; [$Photodiode.$D$5]; (([$Photodiode.$D$5] - [.A163]) / ([$Photodiode.$D$5] - [$Photodiode.$B$5])); (([.A163] - [$Photodiode.$D$5]) / ([$Photodiode.$C$5] - [$Photodiode.$D$5])))" office:value-type="float" office:value="1.43589743589744" calcext:value-type="float">
            <text:p>1.44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IF([.A164] &lt; [$Photodiode.$D$2]; (([$Photodiode.$D$2] - [.A164]) / ([$Photodiode.$D$2] - [$Photodiode.$B$2])); (([.A164] - [$Photodiode.$D$2]) / ([$Photodiode.$C$2] - [$Photodiode.$D$2])))" office:value-type="float" office:value="0.647058823529412" calcext:value-type="float">
            <text:p>0.65</text:p>
          </table:table-cell>
          <table:table-cell table:formula="of:=IF([.A164] &lt; [$Photodiode.$D$3]; (([$Photodiode.$D$3] - [.A164]) / ([$Photodiode.$D$3] - [$Photodiode.$B$3])); (([.A164] - [$Photodiode.$D$3]) / ([$Photodiode.$C$3] - [$Photodiode.$D$3])))" office:value-type="float" office:value="18" calcext:value-type="float">
            <text:p>18.00</text:p>
          </table:table-cell>
          <table:table-cell table:formula="of:=IF([.A164] &lt; [$Photodiode.$D$4]; (([$Photodiode.$D$4] - [.A164]) / ([$Photodiode.$D$4] - [$Photodiode.$B$4])); (([.A164] - [$Photodiode.$D$4]) / ([$Photodiode.$C$4] - [$Photodiode.$D$4])))" office:value-type="float" office:value="2" calcext:value-type="float">
            <text:p>2.00</text:p>
          </table:table-cell>
          <table:table-cell table:formula="of:=IF([.A164] &lt; [$Photodiode.$D$5]; (([$Photodiode.$D$5] - [.A164]) / ([$Photodiode.$D$5] - [$Photodiode.$B$5])); (([.A164] - [$Photodiode.$D$5]) / ([$Photodiode.$C$5] - [$Photodiode.$D$5])))" office:value-type="float" office:value="1.43589743589744" calcext:value-type="float">
            <text:p>1.44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IF([.A165] &lt; [$Photodiode.$D$2]; (([$Photodiode.$D$2] - [.A165]) / ([$Photodiode.$D$2] - [$Photodiode.$B$2])); (([.A165] - [$Photodiode.$D$2]) / ([$Photodiode.$C$2] - [$Photodiode.$D$2])))" office:value-type="float" office:value="0.652941176470588" calcext:value-type="float">
            <text:p>0.65</text:p>
          </table:table-cell>
          <table:table-cell table:formula="of:=IF([.A165] &lt; [$Photodiode.$D$3]; (([$Photodiode.$D$3] - [.A165]) / ([$Photodiode.$D$3] - [$Photodiode.$B$3])); (([.A165] - [$Photodiode.$D$3]) / ([$Photodiode.$C$3] - [$Photodiode.$D$3])))" office:value-type="float" office:value="18.05" calcext:value-type="float">
            <text:p>18.05</text:p>
          </table:table-cell>
          <table:table-cell table:formula="of:=IF([.A165] &lt; [$Photodiode.$D$4]; (([$Photodiode.$D$4] - [.A165]) / ([$Photodiode.$D$4] - [$Photodiode.$B$4])); (([.A165] - [$Photodiode.$D$4]) / ([$Photodiode.$C$4] - [$Photodiode.$D$4])))" office:value-type="float" office:value="2.00416666666667" calcext:value-type="float">
            <text:p>2.00</text:p>
          </table:table-cell>
          <table:table-cell table:formula="of:=IF([.A165] &lt; [$Photodiode.$D$5]; (([$Photodiode.$D$5] - [.A165]) / ([$Photodiode.$D$5] - [$Photodiode.$B$5])); (([.A165] - [$Photodiode.$D$5]) / ([$Photodiode.$C$5] - [$Photodiode.$D$5])))" office:value-type="float" office:value="1.43717948717949" calcext:value-type="float">
            <text:p>1.44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IF([.A166] &lt; [$Photodiode.$D$2]; (([$Photodiode.$D$2] - [.A166]) / ([$Photodiode.$D$2] - [$Photodiode.$B$2])); (([.A166] - [$Photodiode.$D$2]) / ([$Photodiode.$C$2] - [$Photodiode.$D$2])))" office:value-type="float" office:value="0.658823529411765" calcext:value-type="float">
            <text:p>0.66</text:p>
          </table:table-cell>
          <table:table-cell table:formula="of:=IF([.A166] &lt; [$Photodiode.$D$3]; (([$Photodiode.$D$3] - [.A166]) / ([$Photodiode.$D$3] - [$Photodiode.$B$3])); (([.A166] - [$Photodiode.$D$3]) / ([$Photodiode.$C$3] - [$Photodiode.$D$3])))" office:value-type="float" office:value="18.1" calcext:value-type="float">
            <text:p>18.10</text:p>
          </table:table-cell>
          <table:table-cell table:formula="of:=IF([.A166] &lt; [$Photodiode.$D$4]; (([$Photodiode.$D$4] - [.A166]) / ([$Photodiode.$D$4] - [$Photodiode.$B$4])); (([.A166] - [$Photodiode.$D$4]) / ([$Photodiode.$C$4] - [$Photodiode.$D$4])))" office:value-type="float" office:value="2.00833333333333" calcext:value-type="float">
            <text:p>2.01</text:p>
          </table:table-cell>
          <table:table-cell table:formula="of:=IF([.A166] &lt; [$Photodiode.$D$5]; (([$Photodiode.$D$5] - [.A166]) / ([$Photodiode.$D$5] - [$Photodiode.$B$5])); (([.A166] - [$Photodiode.$D$5]) / ([$Photodiode.$C$5] - [$Photodiode.$D$5])))" office:value-type="float" office:value="1.43846153846154" calcext:value-type="float">
            <text:p>1.44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IF([.A167] &lt; [$Photodiode.$D$2]; (([$Photodiode.$D$2] - [.A167]) / ([$Photodiode.$D$2] - [$Photodiode.$B$2])); (([.A167] - [$Photodiode.$D$2]) / ([$Photodiode.$C$2] - [$Photodiode.$D$2])))" office:value-type="float" office:value="0.676470588235294" calcext:value-type="float">
            <text:p>0.68</text:p>
          </table:table-cell>
          <table:table-cell table:formula="of:=IF([.A167] &lt; [$Photodiode.$D$3]; (([$Photodiode.$D$3] - [.A167]) / ([$Photodiode.$D$3] - [$Photodiode.$B$3])); (([.A167] - [$Photodiode.$D$3]) / ([$Photodiode.$C$3] - [$Photodiode.$D$3])))" office:value-type="float" office:value="18.25" calcext:value-type="float">
            <text:p>18.25</text:p>
          </table:table-cell>
          <table:table-cell table:formula="of:=IF([.A167] &lt; [$Photodiode.$D$4]; (([$Photodiode.$D$4] - [.A167]) / ([$Photodiode.$D$4] - [$Photodiode.$B$4])); (([.A167] - [$Photodiode.$D$4]) / ([$Photodiode.$C$4] - [$Photodiode.$D$4])))" office:value-type="float" office:value="2.02083333333333" calcext:value-type="float">
            <text:p>2.02</text:p>
          </table:table-cell>
          <table:table-cell table:formula="of:=IF([.A167] &lt; [$Photodiode.$D$5]; (([$Photodiode.$D$5] - [.A167]) / ([$Photodiode.$D$5] - [$Photodiode.$B$5])); (([.A167] - [$Photodiode.$D$5]) / ([$Photodiode.$C$5] - [$Photodiode.$D$5])))" office:value-type="float" office:value="1.44230769230769" calcext:value-type="float">
            <text:p>1.44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IF([.A168] &lt; [$Photodiode.$D$2]; (([$Photodiode.$D$2] - [.A168]) / ([$Photodiode.$D$2] - [$Photodiode.$B$2])); (([.A168] - [$Photodiode.$D$2]) / ([$Photodiode.$C$2] - [$Photodiode.$D$2])))" office:value-type="float" office:value="0.676470588235294" calcext:value-type="float">
            <text:p>0.68</text:p>
          </table:table-cell>
          <table:table-cell table:formula="of:=IF([.A168] &lt; [$Photodiode.$D$3]; (([$Photodiode.$D$3] - [.A168]) / ([$Photodiode.$D$3] - [$Photodiode.$B$3])); (([.A168] - [$Photodiode.$D$3]) / ([$Photodiode.$C$3] - [$Photodiode.$D$3])))" office:value-type="float" office:value="18.25" calcext:value-type="float">
            <text:p>18.25</text:p>
          </table:table-cell>
          <table:table-cell table:formula="of:=IF([.A168] &lt; [$Photodiode.$D$4]; (([$Photodiode.$D$4] - [.A168]) / ([$Photodiode.$D$4] - [$Photodiode.$B$4])); (([.A168] - [$Photodiode.$D$4]) / ([$Photodiode.$C$4] - [$Photodiode.$D$4])))" office:value-type="float" office:value="2.02083333333333" calcext:value-type="float">
            <text:p>2.02</text:p>
          </table:table-cell>
          <table:table-cell table:formula="of:=IF([.A168] &lt; [$Photodiode.$D$5]; (([$Photodiode.$D$5] - [.A168]) / ([$Photodiode.$D$5] - [$Photodiode.$B$5])); (([.A168] - [$Photodiode.$D$5]) / ([$Photodiode.$C$5] - [$Photodiode.$D$5])))" office:value-type="float" office:value="1.44230769230769" calcext:value-type="float">
            <text:p>1.44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IF([.A169] &lt; [$Photodiode.$D$2]; (([$Photodiode.$D$2] - [.A169]) / ([$Photodiode.$D$2] - [$Photodiode.$B$2])); (([.A169] - [$Photodiode.$D$2]) / ([$Photodiode.$C$2] - [$Photodiode.$D$2])))" office:value-type="float" office:value="0.694117647058823" calcext:value-type="float">
            <text:p>0.69</text:p>
          </table:table-cell>
          <table:table-cell table:formula="of:=IF([.A169] &lt; [$Photodiode.$D$3]; (([$Photodiode.$D$3] - [.A169]) / ([$Photodiode.$D$3] - [$Photodiode.$B$3])); (([.A169] - [$Photodiode.$D$3]) / ([$Photodiode.$C$3] - [$Photodiode.$D$3])))" office:value-type="float" office:value="18.4" calcext:value-type="float">
            <text:p>18.40</text:p>
          </table:table-cell>
          <table:table-cell table:formula="of:=IF([.A169] &lt; [$Photodiode.$D$4]; (([$Photodiode.$D$4] - [.A169]) / ([$Photodiode.$D$4] - [$Photodiode.$B$4])); (([.A169] - [$Photodiode.$D$4]) / ([$Photodiode.$C$4] - [$Photodiode.$D$4])))" office:value-type="float" office:value="2.03333333333333" calcext:value-type="float">
            <text:p>2.03</text:p>
          </table:table-cell>
          <table:table-cell table:formula="of:=IF([.A169] &lt; [$Photodiode.$D$5]; (([$Photodiode.$D$5] - [.A169]) / ([$Photodiode.$D$5] - [$Photodiode.$B$5])); (([.A169] - [$Photodiode.$D$5]) / ([$Photodiode.$C$5] - [$Photodiode.$D$5])))" office:value-type="float" office:value="1.44615384615385" calcext:value-type="float">
            <text:p>1.45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IF([.A170] &lt; [$Photodiode.$D$2]; (([$Photodiode.$D$2] - [.A170]) / ([$Photodiode.$D$2] - [$Photodiode.$B$2])); (([.A170] - [$Photodiode.$D$2]) / ([$Photodiode.$C$2] - [$Photodiode.$D$2])))" office:value-type="float" office:value="0.7" calcext:value-type="float">
            <text:p>0.70</text:p>
          </table:table-cell>
          <table:table-cell table:formula="of:=IF([.A170] &lt; [$Photodiode.$D$3]; (([$Photodiode.$D$3] - [.A170]) / ([$Photodiode.$D$3] - [$Photodiode.$B$3])); (([.A170] - [$Photodiode.$D$3]) / ([$Photodiode.$C$3] - [$Photodiode.$D$3])))" office:value-type="float" office:value="18.45" calcext:value-type="float">
            <text:p>18.45</text:p>
          </table:table-cell>
          <table:table-cell table:formula="of:=IF([.A170] &lt; [$Photodiode.$D$4]; (([$Photodiode.$D$4] - [.A170]) / ([$Photodiode.$D$4] - [$Photodiode.$B$4])); (([.A170] - [$Photodiode.$D$4]) / ([$Photodiode.$C$4] - [$Photodiode.$D$4])))" office:value-type="float" office:value="2.0375" calcext:value-type="float">
            <text:p>2.04</text:p>
          </table:table-cell>
          <table:table-cell table:formula="of:=IF([.A170] &lt; [$Photodiode.$D$5]; (([$Photodiode.$D$5] - [.A170]) / ([$Photodiode.$D$5] - [$Photodiode.$B$5])); (([.A170] - [$Photodiode.$D$5]) / ([$Photodiode.$C$5] - [$Photodiode.$D$5])))" office:value-type="float" office:value="1.4474358974359" calcext:value-type="float">
            <text:p>1.45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IF([.A171] &lt; [$Photodiode.$D$2]; (([$Photodiode.$D$2] - [.A171]) / ([$Photodiode.$D$2] - [$Photodiode.$B$2])); (([.A171] - [$Photodiode.$D$2]) / ([$Photodiode.$C$2] - [$Photodiode.$D$2])))" office:value-type="float" office:value="0.705882352941176" calcext:value-type="float">
            <text:p>0.71</text:p>
          </table:table-cell>
          <table:table-cell table:formula="of:=IF([.A171] &lt; [$Photodiode.$D$3]; (([$Photodiode.$D$3] - [.A171]) / ([$Photodiode.$D$3] - [$Photodiode.$B$3])); (([.A171] - [$Photodiode.$D$3]) / ([$Photodiode.$C$3] - [$Photodiode.$D$3])))" office:value-type="float" office:value="18.5" calcext:value-type="float">
            <text:p>18.50</text:p>
          </table:table-cell>
          <table:table-cell table:formula="of:=IF([.A171] &lt; [$Photodiode.$D$4]; (([$Photodiode.$D$4] - [.A171]) / ([$Photodiode.$D$4] - [$Photodiode.$B$4])); (([.A171] - [$Photodiode.$D$4]) / ([$Photodiode.$C$4] - [$Photodiode.$D$4])))" office:value-type="float" office:value="2.04166666666667" calcext:value-type="float">
            <text:p>2.04</text:p>
          </table:table-cell>
          <table:table-cell table:formula="of:=IF([.A171] &lt; [$Photodiode.$D$5]; (([$Photodiode.$D$5] - [.A171]) / ([$Photodiode.$D$5] - [$Photodiode.$B$5])); (([.A171] - [$Photodiode.$D$5]) / ([$Photodiode.$C$5] - [$Photodiode.$D$5])))" office:value-type="float" office:value="1.44871794871795" calcext:value-type="float">
            <text:p>1.45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IF([.A172] &lt; [$Photodiode.$D$2]; (([$Photodiode.$D$2] - [.A172]) / ([$Photodiode.$D$2] - [$Photodiode.$B$2])); (([.A172] - [$Photodiode.$D$2]) / ([$Photodiode.$C$2] - [$Photodiode.$D$2])))" office:value-type="float" office:value="0.705882352941176" calcext:value-type="float">
            <text:p>0.71</text:p>
          </table:table-cell>
          <table:table-cell table:formula="of:=IF([.A172] &lt; [$Photodiode.$D$3]; (([$Photodiode.$D$3] - [.A172]) / ([$Photodiode.$D$3] - [$Photodiode.$B$3])); (([.A172] - [$Photodiode.$D$3]) / ([$Photodiode.$C$3] - [$Photodiode.$D$3])))" office:value-type="float" office:value="18.5" calcext:value-type="float">
            <text:p>18.50</text:p>
          </table:table-cell>
          <table:table-cell table:formula="of:=IF([.A172] &lt; [$Photodiode.$D$4]; (([$Photodiode.$D$4] - [.A172]) / ([$Photodiode.$D$4] - [$Photodiode.$B$4])); (([.A172] - [$Photodiode.$D$4]) / ([$Photodiode.$C$4] - [$Photodiode.$D$4])))" office:value-type="float" office:value="2.04166666666667" calcext:value-type="float">
            <text:p>2.04</text:p>
          </table:table-cell>
          <table:table-cell table:formula="of:=IF([.A172] &lt; [$Photodiode.$D$5]; (([$Photodiode.$D$5] - [.A172]) / ([$Photodiode.$D$5] - [$Photodiode.$B$5])); (([.A172] - [$Photodiode.$D$5]) / ([$Photodiode.$C$5] - [$Photodiode.$D$5])))" office:value-type="float" office:value="1.44871794871795" calcext:value-type="float">
            <text:p>1.45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IF([.A173] &lt; [$Photodiode.$D$2]; (([$Photodiode.$D$2] - [.A173]) / ([$Photodiode.$D$2] - [$Photodiode.$B$2])); (([.A173] - [$Photodiode.$D$2]) / ([$Photodiode.$C$2] - [$Photodiode.$D$2])))" office:value-type="float" office:value="0.717647058823529" calcext:value-type="float">
            <text:p>0.72</text:p>
          </table:table-cell>
          <table:table-cell table:formula="of:=IF([.A173] &lt; [$Photodiode.$D$3]; (([$Photodiode.$D$3] - [.A173]) / ([$Photodiode.$D$3] - [$Photodiode.$B$3])); (([.A173] - [$Photodiode.$D$3]) / ([$Photodiode.$C$3] - [$Photodiode.$D$3])))" office:value-type="float" office:value="18.6" calcext:value-type="float">
            <text:p>18.60</text:p>
          </table:table-cell>
          <table:table-cell table:formula="of:=IF([.A173] &lt; [$Photodiode.$D$4]; (([$Photodiode.$D$4] - [.A173]) / ([$Photodiode.$D$4] - [$Photodiode.$B$4])); (([.A173] - [$Photodiode.$D$4]) / ([$Photodiode.$C$4] - [$Photodiode.$D$4])))" office:value-type="float" office:value="2.05" calcext:value-type="float">
            <text:p>2.05</text:p>
          </table:table-cell>
          <table:table-cell table:formula="of:=IF([.A173] &lt; [$Photodiode.$D$5]; (([$Photodiode.$D$5] - [.A173]) / ([$Photodiode.$D$5] - [$Photodiode.$B$5])); (([.A173] - [$Photodiode.$D$5]) / ([$Photodiode.$C$5] - [$Photodiode.$D$5])))" office:value-type="float" office:value="1.45128205128205" calcext:value-type="float">
            <text:p>1.45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IF([.A174] &lt; [$Photodiode.$D$2]; (([$Photodiode.$D$2] - [.A174]) / ([$Photodiode.$D$2] - [$Photodiode.$B$2])); (([.A174] - [$Photodiode.$D$2]) / ([$Photodiode.$C$2] - [$Photodiode.$D$2])))" office:value-type="float" office:value="0.735294117647059" calcext:value-type="float">
            <text:p>0.74</text:p>
          </table:table-cell>
          <table:table-cell table:formula="of:=IF([.A174] &lt; [$Photodiode.$D$3]; (([$Photodiode.$D$3] - [.A174]) / ([$Photodiode.$D$3] - [$Photodiode.$B$3])); (([.A174] - [$Photodiode.$D$3]) / ([$Photodiode.$C$3] - [$Photodiode.$D$3])))" office:value-type="float" office:value="18.75" calcext:value-type="float">
            <text:p>18.75</text:p>
          </table:table-cell>
          <table:table-cell table:formula="of:=IF([.A174] &lt; [$Photodiode.$D$4]; (([$Photodiode.$D$4] - [.A174]) / ([$Photodiode.$D$4] - [$Photodiode.$B$4])); (([.A174] - [$Photodiode.$D$4]) / ([$Photodiode.$C$4] - [$Photodiode.$D$4])))" office:value-type="float" office:value="2.0625" calcext:value-type="float">
            <text:p>2.06</text:p>
          </table:table-cell>
          <table:table-cell table:formula="of:=IF([.A174] &lt; [$Photodiode.$D$5]; (([$Photodiode.$D$5] - [.A174]) / ([$Photodiode.$D$5] - [$Photodiode.$B$5])); (([.A174] - [$Photodiode.$D$5]) / ([$Photodiode.$C$5] - [$Photodiode.$D$5])))" office:value-type="float" office:value="1.45512820512821" calcext:value-type="float">
            <text:p>1.46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IF([.A175] &lt; [$Photodiode.$D$2]; (([$Photodiode.$D$2] - [.A175]) / ([$Photodiode.$D$2] - [$Photodiode.$B$2])); (([.A175] - [$Photodiode.$D$2]) / ([$Photodiode.$C$2] - [$Photodiode.$D$2])))" office:value-type="float" office:value="0.823529411764706" calcext:value-type="float">
            <text:p>0.82</text:p>
          </table:table-cell>
          <table:table-cell table:formula="of:=IF([.A175] &lt; [$Photodiode.$D$3]; (([$Photodiode.$D$3] - [.A175]) / ([$Photodiode.$D$3] - [$Photodiode.$B$3])); (([.A175] - [$Photodiode.$D$3]) / ([$Photodiode.$C$3] - [$Photodiode.$D$3])))" office:value-type="float" office:value="19.5" calcext:value-type="float">
            <text:p>19.50</text:p>
          </table:table-cell>
          <table:table-cell table:formula="of:=IF([.A175] &lt; [$Photodiode.$D$4]; (([$Photodiode.$D$4] - [.A175]) / ([$Photodiode.$D$4] - [$Photodiode.$B$4])); (([.A175] - [$Photodiode.$D$4]) / ([$Photodiode.$C$4] - [$Photodiode.$D$4])))" office:value-type="float" office:value="2.125" calcext:value-type="float">
            <text:p>2.13</text:p>
          </table:table-cell>
          <table:table-cell table:formula="of:=IF([.A175] &lt; [$Photodiode.$D$5]; (([$Photodiode.$D$5] - [.A175]) / ([$Photodiode.$D$5] - [$Photodiode.$B$5])); (([.A175] - [$Photodiode.$D$5]) / ([$Photodiode.$C$5] - [$Photodiode.$D$5])))" office:value-type="float" office:value="1.47435897435897" calcext:value-type="float">
            <text:p>1.47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IF([.A176] &lt; [$Photodiode.$D$2]; (([$Photodiode.$D$2] - [.A176]) / ([$Photodiode.$D$2] - [$Photodiode.$B$2])); (([.A176] - [$Photodiode.$D$2]) / ([$Photodiode.$C$2] - [$Photodiode.$D$2])))" office:value-type="float" office:value="0.823529411764706" calcext:value-type="float">
            <text:p>0.82</text:p>
          </table:table-cell>
          <table:table-cell table:formula="of:=IF([.A176] &lt; [$Photodiode.$D$3]; (([$Photodiode.$D$3] - [.A176]) / ([$Photodiode.$D$3] - [$Photodiode.$B$3])); (([.A176] - [$Photodiode.$D$3]) / ([$Photodiode.$C$3] - [$Photodiode.$D$3])))" office:value-type="float" office:value="19.5" calcext:value-type="float">
            <text:p>19.50</text:p>
          </table:table-cell>
          <table:table-cell table:formula="of:=IF([.A176] &lt; [$Photodiode.$D$4]; (([$Photodiode.$D$4] - [.A176]) / ([$Photodiode.$D$4] - [$Photodiode.$B$4])); (([.A176] - [$Photodiode.$D$4]) / ([$Photodiode.$C$4] - [$Photodiode.$D$4])))" office:value-type="float" office:value="2.125" calcext:value-type="float">
            <text:p>2.13</text:p>
          </table:table-cell>
          <table:table-cell table:formula="of:=IF([.A176] &lt; [$Photodiode.$D$5]; (([$Photodiode.$D$5] - [.A176]) / ([$Photodiode.$D$5] - [$Photodiode.$B$5])); (([.A176] - [$Photodiode.$D$5]) / ([$Photodiode.$C$5] - [$Photodiode.$D$5])))" office:value-type="float" office:value="1.47435897435897" calcext:value-type="float">
            <text:p>1.47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IF([.A177] &lt; [$Photodiode.$D$2]; (([$Photodiode.$D$2] - [.A177]) / ([$Photodiode.$D$2] - [$Photodiode.$B$2])); (([.A177] - [$Photodiode.$D$2]) / ([$Photodiode.$C$2] - [$Photodiode.$D$2])))" office:value-type="float" office:value="0.835294117647059" calcext:value-type="float">
            <text:p>0.84</text:p>
          </table:table-cell>
          <table:table-cell table:formula="of:=IF([.A177] &lt; [$Photodiode.$D$3]; (([$Photodiode.$D$3] - [.A177]) / ([$Photodiode.$D$3] - [$Photodiode.$B$3])); (([.A177] - [$Photodiode.$D$3]) / ([$Photodiode.$C$3] - [$Photodiode.$D$3])))" office:value-type="float" office:value="19.6" calcext:value-type="float">
            <text:p>19.60</text:p>
          </table:table-cell>
          <table:table-cell table:formula="of:=IF([.A177] &lt; [$Photodiode.$D$4]; (([$Photodiode.$D$4] - [.A177]) / ([$Photodiode.$D$4] - [$Photodiode.$B$4])); (([.A177] - [$Photodiode.$D$4]) / ([$Photodiode.$C$4] - [$Photodiode.$D$4])))" office:value-type="float" office:value="2.13333333333333" calcext:value-type="float">
            <text:p>2.13</text:p>
          </table:table-cell>
          <table:table-cell table:formula="of:=IF([.A177] &lt; [$Photodiode.$D$5]; (([$Photodiode.$D$5] - [.A177]) / ([$Photodiode.$D$5] - [$Photodiode.$B$5])); (([.A177] - [$Photodiode.$D$5]) / ([$Photodiode.$C$5] - [$Photodiode.$D$5])))" office:value-type="float" office:value="1.47692307692308" calcext:value-type="float">
            <text:p>1.48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3:Components.N1048576">
            <calcext:condition calcext:apply-style-name="Good" calcext:value="&lt;0.5" calcext:base-cell-address="Components.K3"/>
            <calcext:condition calcext:apply-style-name="Error" calcext:value="&gt;1" calcext:base-cell-address="Components.K3"/>
            <calcext:condition calcext:apply-style-name="Warning" calcext:value="&gt;0.75" calcext:base-cell-address="Components.K3"/>
          </calcext:conditional-format>
        </calcext:conditional-formats>
      </table:table>
      <table:table table:name="Colors" table:style-name="ta1">
        <table:table-column table:style-name="co5" table:number-columns-repeated="2" table:default-cell-style-name="Default"/>
        <table:table-column table:style-name="co5" table:default-cell-style-name="ce19"/>
        <table:table-row table:style-name="ro1">
          <table:table-cell table:style-name="ce37" office:value-type="string" calcext:value-type="string" table:number-columns-spanned="2" table:number-rows-spanned="1">
            <text:p>Wavelength</text:p>
          </table:table-cell>
          <table:covered-table-cell/>
          <table:table-cell table:style-name="ce37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ce11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ce12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ce13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ce15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ce16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ce17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ce18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5" table:default-cell-style-name="ce3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7"/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ax</text:p>
          </table:table-cell>
          <table:table-cell table:style-name="ce48" office:value-type="string" calcext:value-type="string">
            <text:p>Peak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1580" calcext:value-type="float">
            <text:p>15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36:44.233829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29T15:04:14.196436268</dc:date>
    <meta:editing-duration>PT55M14S</meta:editing-duration>
    <meta:editing-cycles>4</meta:editing-cycles>
    <meta:generator>LibreOffice/6.3.5.2$Linux_X86_64 LibreOffice_project/30$Build-2</meta:generator>
    <meta:document-statistic meta:table-count="3" meta:cell-count="2878" meta:object-count="0"/>
  </office:meta>
</office:document-meta>
</file>